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loext="urn:org:documentfoundation:names:experimental:office:xmlns:loext:1.0" office:version="1.2">
  <office:scripts/>
  <office:automatic-styles>
    <style:style style:name="dp1" style:family="drawing-page"/>
    <style:style style:name="gr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2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2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7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7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7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74"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8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8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8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8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8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8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8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8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8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90"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91"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913cm" fo:min-width="1.455cm" fo:padding-top="0.095cm" fo:padding-bottom="0.095cm" fo:padding-left="0.22cm" fo:padding-right="0.22cm" fo:wrap-option="no-wrap" draw:shadow="hidden" draw:shadow-offset-x="0.2cm" draw:shadow-offset-y="0.2cm" draw:shadow-color="#808080"/>
    </style:style>
    <style:style style:name="gr9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9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9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0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0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0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0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0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0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0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08"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09" style:family="graphic" style:parent-style-name="standard">
      <style:graphic-properties svg:stroke-width="0.1cm" draw:marker-start-width="0.35cm" draw:marker-end-width="0.35cm" draw:textarea-vertical-align="middle" fo:padding-top="0.175cm" fo:padding-bottom="0.175cm" fo:padding-left="0.3cm" fo:padding-right="0.3cm"/>
    </style:style>
    <style:style style:name="gr110" style:family="graphic" style:parent-style-name="objectwithoutfill">
      <style:graphic-properties draw:fill="none" draw:textarea-vertical-align="middle"/>
    </style:style>
    <style:style style:name="gr111"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112" style:family="graphic" style:parent-style-name="objectwithoutfill">
      <style:graphic-properties svg:stroke-color="#000000" draw:fill="none" draw:textarea-vertical-align="middle"/>
    </style:style>
    <style:style style:name="gr11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2"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5" style:family="graphic" style:parent-style-name="objectwithoutfill">
      <style:graphic-properties draw:stroke="solid" draw:stroke-dash="Long_20_Dash" svg:stroke-width="0.1cm" svg:stroke-color="#ff4000" draw:marker-start-width="0.35cm" draw:marker-end-width="0.35cm" draw:fill="none" draw:textarea-vertical-align="middle" fo:padding-top="0.175cm" fo:padding-bottom="0.175cm" fo:padding-left="0.3cm" fo:padding-right="0.3cm"/>
    </style:style>
    <style:style style:name="gr126" style:family="graphic" style:parent-style-name="objectwithoutfill">
      <style:graphic-properties draw:stroke="dash" draw:stroke-dash="Long_20_Dash" svg:stroke-width="0.1cm" svg:stroke-color="#00a933" draw:marker-start-width="0.35cm" draw:marker-end-width="0.35cm" draw:fill="none" draw:textarea-vertical-align="middle" fo:padding-top="0.175cm" fo:padding-bottom="0.175cm" fo:padding-left="0.3cm" fo:padding-right="0.3cm"/>
    </style:style>
    <style:style style:name="gr12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1"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6"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9"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14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14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3" style:family="graphic" style:parent-style-name="standard">
      <style:graphic-properties draw:stroke="none" svg:stroke-color="#000000" draw:fill="none" draw:fill-color="#ffffff" fo:min-height="0.45cm"/>
    </style:style>
    <style:style style:name="gr204" style:family="graphic" style:parent-style-name="standard">
      <style:graphic-properties draw:stroke="none" svg:stroke-color="#000000" draw:fill="none" draw:fill-color="#ffffff" fo:min-height="0.395cm"/>
    </style:style>
    <style:style style:name="gr205" style:family="graphic" style:parent-style-name="standard">
      <style:graphic-properties draw:stroke="none" svg:stroke-color="#000000" draw:fill="solid" draw:fill-color="#ffff00" fo:min-height="0.395cm"/>
    </style:style>
    <style:style style:name="gr206" style:family="graphic" style:parent-style-name="standard">
      <style:graphic-properties draw:stroke="none" svg:stroke-color="#000000" draw:fill="solid" draw:fill-color="#ffff00" fo:min-height="0.495cm"/>
    </style:style>
    <style:style style:name="gr207" style:family="graphic" style:parent-style-name="standard">
      <style:graphic-properties draw:stroke="none" svg:stroke-color="#000000" draw:fill="none" draw:fill-color="#ffffff" fo:min-height="0.789cm"/>
    </style:style>
    <style:style style:name="gr20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9"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5"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226"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2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4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4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4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4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5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5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5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5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5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5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5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5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5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5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1" style:family="graphic" style:parent-style-name="standard">
      <style:graphic-properties svg:stroke-color="#000000" draw:textarea-vertical-align="middle"/>
    </style:style>
    <style:style style:name="gr27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9"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4" style:family="graphic" style:parent-style-name="standard">
      <style:graphic-properties draw:stroke="none" svg:stroke-color="#000000" draw:fill="none" draw:fill-color="#ffffff" fo:min-height="1.183cm"/>
    </style:style>
    <style:style style:name="gr285" style:family="graphic" style:parent-style-name="standard">
      <style:graphic-properties draw:stroke="none" svg:stroke-color="#bbe33d" draw:fill="solid" draw:fill-color="#ffff00" fo:min-height="0.395cm"/>
    </style:style>
    <style:style style:name="gr286" style:family="graphic" style:parent-style-name="objectwithoutfill">
      <style:graphic-properties svg:stroke-width="0.1cm" svg:stroke-color="#2a6099" draw:marker-start-width="0.35cm" draw:marker-end-width="0.35cm" draw:fill="none" draw:textarea-vertical-align="middle" fo:padding-top="0.175cm" fo:padding-bottom="0.175cm" fo:padding-left="0.3cm" fo:padding-right="0.3cm"/>
    </style:style>
    <style:style style:name="gr287" style:family="graphic" style:parent-style-name="standard">
      <style:graphic-properties draw:stroke="none" svg:stroke-color="#ffff00" draw:fill="solid" draw:fill-color="#ffff00" fo:min-height="0.395cm"/>
    </style:style>
    <style:style style:name="gr288" style:family="graphic" style:parent-style-name="standard">
      <style:graphic-properties draw:stroke="none" draw:fill="none" fo:min-height="0.396cm"/>
    </style:style>
    <style:style style:name="gr28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cccccc"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29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cccccc"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29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cccccc"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29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cccccc"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29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cccccc"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0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cccccc"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0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cccccc"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0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cccccc"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0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1"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6"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9"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32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32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4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4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4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6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6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6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6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6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6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6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7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7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7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7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7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7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7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7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7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7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80"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8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8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83"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8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8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8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8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8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8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39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39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9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9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9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9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9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9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9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9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0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0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0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0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0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0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0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0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0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0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1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1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1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1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3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3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3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3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3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3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3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4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cccccc"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4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cccccc"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4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cccccc"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4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cccccc"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44"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4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4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4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4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4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5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5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5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53"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5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5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56"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5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5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5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6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6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6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46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46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6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6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6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6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6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7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7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7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7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7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7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7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7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7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7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8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8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8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8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8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8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8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8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8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8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9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9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9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9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9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9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9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9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9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9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0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0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0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0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0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0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0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0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08" style:family="graphic" style:parent-style-name="standard">
      <style:graphic-properties draw:stroke="none" svg:stroke-color="#000000" draw:fill="none" draw:fill-color="#ffffff" fo:min-height="0.239cm"/>
    </style:style>
    <style:style style:name="gr509" style:family="graphic" style:parent-style-name="standard">
      <style:graphic-properties draw:stroke="none" svg:stroke-color="#000000" draw:fill="none" draw:fill-color="#ffffff" fo:min-height="0.477cm"/>
    </style:style>
    <style:style style:name="gr510" style:family="graphic" style:parent-style-name="standard" style:list-style-name="L2">
      <style:graphic-properties draw:stroke="none" svg:stroke-color="#000000" draw:fill="none" draw:fill-color="#ffffff" fo:min-height="0.477cm"/>
    </style:style>
    <style:style style:name="gr511" style:family="graphic" style:parent-style-name="Style_20_de_20_dessin_20_par_20_défaut_5f_1"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441cm" fo:min-width="6.925cm" fo:padding-top="0.095cm" fo:padding-bottom="0.095cm" fo:padding-left="0.22cm" fo:padding-right="0.22cm" fo:wrap-option="no-wrap" draw:shadow="hidden" draw:shadow-offset-x="0.2cm" draw:shadow-offset-y="0.2cm" draw:shadow-color="#808080"/>
    </style:style>
    <style:style style:name="gr512" style:family="graphic" style:parent-style-name="Style_20_de_20_dessin_20_par_20_défaut_5f_1"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13" style:family="graphic" style:parent-style-name="Style_20_de_20_dessin_20_par_20_défaut_5f_1"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14" style:family="graphic" style:parent-style-name="Style_20_de_20_dessin_20_par_20_défaut_5f_1"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15" style:family="graphic" style:parent-style-name="Style_20_de_20_dessin_20_par_20_défaut_5f_1"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16" style:family="graphic" style:parent-style-name="Style_20_de_20_dessin_20_par_20_défaut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17" style:family="graphic" style:parent-style-name="Style_20_de_20_dessin_20_par_20_défaut_5f_1"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18" style:family="graphic" style:parent-style-name="Style_20_de_20_dessin_20_par_20_défaut_5f_1"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19" style:family="graphic" style:parent-style-name="Style_20_de_20_dessin_20_par_20_défaut_5f_1"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20" style:family="graphic" style:parent-style-name="Style_20_de_20_dessin_20_par_20_défaut_5f_1"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21" style:family="graphic" style:parent-style-name="Style_20_de_20_dessin_20_par_20_défaut_5f_1"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22" style:family="graphic" style:parent-style-name="Style_20_de_20_dessin_20_par_20_défaut_5f_1"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23" style:family="graphic" style:parent-style-name="Style_20_de_20_dessin_20_par_20_défaut_5f_1"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24" style:family="graphic" style:parent-style-name="Style_20_de_20_dessin_20_par_20_défaut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25" style:family="graphic" style:parent-style-name="Style_20_de_20_dessin_20_par_20_défaut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26" style:family="graphic" style:parent-style-name="Style_20_de_20_dessin_20_par_20_défaut_5f_1"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27" style:family="graphic" style:parent-style-name="Style_20_de_20_dessin_20_par_20_défaut_5f_1"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528" style:family="graphic" style:parent-style-name="Style_20_de_20_dessin_20_par_20_défaut_5f_1"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529" style:family="graphic" style:parent-style-name="Style_20_de_20_dessin_20_par_20_défaut_5f_1"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530" style:family="graphic" style:parent-style-name="Style_20_de_20_dessin_20_par_20_défaut_5f_1"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531" style:family="graphic" style:parent-style-name="Style_20_de_20_dessin_20_par_20_défaut_5f_1"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532" style:family="graphic" style:parent-style-name="Style_20_de_20_dessin_20_par_20_défaut_5f_1"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533" style:family="graphic" style:parent-style-name="Style_20_de_20_dessin_20_par_20_défaut_5f_1"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534" style:family="graphic" style:parent-style-name="Style_20_de_20_dessin_20_par_20_défaut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35" style:family="graphic" style:parent-style-name="Style_20_de_20_dessin_20_par_20_défaut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36" style:family="graphic" style:parent-style-name="Style_20_de_20_dessin_20_par_20_défaut_5f_1"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37" style:family="graphic" style:parent-style-name="Style_20_de_20_dessin_20_par_20_défaut_5f_1"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38" style:family="graphic" style:parent-style-name="Style_20_de_20_dessin_20_par_20_défaut_5f_1"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39" style:family="graphic" style:parent-style-name="Style_20_de_20_dessin_20_par_20_défaut_5f_1"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40" style:family="graphic" style:parent-style-name="Style_20_de_20_dessin_20_par_20_défaut_5f_1"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41" style:family="graphic" style:parent-style-name="Style_20_de_20_dessin_20_par_20_défaut_5f_1"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42" style:family="graphic" style:parent-style-name="Style_20_de_20_dessin_20_par_20_défaut_5f_1"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43" style:family="graphic" style:parent-style-name="Style_20_de_20_dessin_20_par_20_défaut_5f_1"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44" style:family="graphic" style:parent-style-name="Style_20_de_20_dessin_20_par_20_défaut_5f_1"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45" style:family="graphic" style:parent-style-name="Style_20_de_20_dessin_20_par_20_défaut_5f_1"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46" style:family="graphic" style:parent-style-name="Style_20_de_20_dessin_20_par_20_défaut_5f_1"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47" style:family="graphic" style:parent-style-name="Style_20_de_20_dessin_20_par_20_défaut_5f_1"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48" style:family="graphic" style:parent-style-name="Style_20_de_20_dessin_20_par_20_défaut_5f_1"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49" style:family="graphic" style:parent-style-name="Style_20_de_20_dessin_20_par_20_défaut_5f_1"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50" style:family="graphic" style:parent-style-name="Style_20_de_20_dessin_20_par_20_défaut_5f_1"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51" style:family="graphic" style:parent-style-name="Style_20_de_20_dessin_20_par_20_défaut_5f_1"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52" style:family="graphic" style:parent-style-name="Style_20_de_20_dessin_20_par_20_défaut_5f_1"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53" style:family="graphic" style:parent-style-name="Style_20_de_20_dessin_20_par_20_défaut_5f_1"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54" style:family="graphic" style:parent-style-name="Style_20_de_20_dessin_20_par_20_défaut_5f_1"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555" style:family="graphic" style:parent-style-name="Style_20_de_20_dessin_20_par_20_défaut_5f_1"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556" style:family="graphic" style:parent-style-name="Style_20_de_20_dessin_20_par_20_défaut_5f_1"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57"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58"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59"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60"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61"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62"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63"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64"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65"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66"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67"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68"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69"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70"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71"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72"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73"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74"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75"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76"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77"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78"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79"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80"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81"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82"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83"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84"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85"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86"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87"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88"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89"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90"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91"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92"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93"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94"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95"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96"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97"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98" style:family="graphic" style:parent-style-name="Style_20_de_20_dessin_20_par_20_défaut_5f_1"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99" style:family="graphic" style:parent-style-name="Style_20_de_20_dessin_20_par_20_défaut_5f_1"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00" style:family="graphic" style:parent-style-name="Style_20_de_20_dessin_20_par_20_défaut_5f_1"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01" style:family="graphic" style:parent-style-name="Style_20_de_20_dessin_20_par_20_défaut_5f_1"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02" style:family="graphic" style:parent-style-name="Style_20_de_20_dessin_20_par_20_défaut_5f_1"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03" style:family="graphic" style:parent-style-name="Style_20_de_20_dessin_20_par_20_défaut_5f_1"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04" style:family="graphic" style:parent-style-name="Style_20_de_20_dessin_20_par_20_défaut_5f_1"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05" style:family="graphic" style:parent-style-name="Style_20_de_20_dessin_20_par_20_défaut_5f_1"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06" style:family="graphic" style:parent-style-name="Style_20_de_20_dessin_20_par_20_défaut_5f_1"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07" style:family="graphic" style:parent-style-name="Style_20_de_20_dessin_20_par_20_défaut_5f_1"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08" style:family="graphic" style:parent-style-name="Style_20_de_20_dessin_20_par_20_défaut_5f_1"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09" style:family="graphic" style:parent-style-name="Style_20_de_20_dessin_20_par_20_défaut_5f_1"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10" style:family="graphic" style:parent-style-name="Style_20_de_20_dessin_20_par_20_défaut_5f_1"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11" style:family="graphic" style:parent-style-name="Style_20_de_20_dessin_20_par_20_défaut_5f_1"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12" style:family="graphic" style:parent-style-name="Style_20_de_20_dessin_20_par_20_défaut_5f_1"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13" style:family="graphic" style:parent-style-name="Style_20_de_20_dessin_20_par_20_défaut_5f_1"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14" style:family="graphic" style:parent-style-name="Style_20_de_20_dessin_20_par_20_défaut_5f_1"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15" style:family="graphic" style:parent-style-name="Style_20_de_20_dessin_20_par_20_défaut_5f_1"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16" style:family="graphic" style:parent-style-name="Style_20_de_20_dessin_20_par_20_défaut_5f_1"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17" style:family="graphic" style:parent-style-name="Style_20_de_20_dessin_20_par_20_défaut_5f_1"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18" style:family="graphic" style:parent-style-name="Style_20_de_20_dessin_20_par_20_défaut_5f_1"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619" style:family="graphic" style:parent-style-name="Style_20_de_20_dessin_20_par_20_défaut_5f_1"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620" style:family="graphic" style:parent-style-name="Style_20_de_20_dessin_20_par_20_défaut_5f_1"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21"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22"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23"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24"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25"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26"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27"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28"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29"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30"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31"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32"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33"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34"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35"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36"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37"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38"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39"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40"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41"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42"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43"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44"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45"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46"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47"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48"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49"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50"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51"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52"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53"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54"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55"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56"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57"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58"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59"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60"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61" style:family="graphic" style:parent-style-name="Style_20_de_20_dessin_20_par_20_défaut_5f_1"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62" style:family="graphic" style:parent-style-name="Style_20_de_20_dessin_20_par_20_défaut_5f_1"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63" style:family="graphic" style:parent-style-name="Style_20_de_20_dessin_20_par_20_défaut_5f_1"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64" style:family="graphic" style:parent-style-name="Style_20_de_20_dessin_20_par_20_défaut_5f_1"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65"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66"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67"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68" style:family="graphic" style:parent-style-name="Style_20_de_20_dessin_20_par_20_défaut_5f_1"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69" style:family="graphic" style:parent-style-name="Style_20_de_20_dessin_20_par_20_défaut_5f_1"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70"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71"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72"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73"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74"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75" style:family="graphic" style:parent-style-name="Style_20_de_20_dessin_20_par_20_défaut_5f_1"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76"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77"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78" style:family="graphic" style:parent-style-name="Style_20_de_20_dessin_20_par_20_défaut_5f_1"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79" style:family="graphic" style:parent-style-name="Style_20_de_20_dessin_20_par_20_défaut_5f_1"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80"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81" style:family="graphic" style:parent-style-name="Style_20_de_20_dessin_20_par_20_défaut_5f_1"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682" style:family="graphic" style:parent-style-name="Style_20_de_20_dessin_20_par_20_défaut_5f_1"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683"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84"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85"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86"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87"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88"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89"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90"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91"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92"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93"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94"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95"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96"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97"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98"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99"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00"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01"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02"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03"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04"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05"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06"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07"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08"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09"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10"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11"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12"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13"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14"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15"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16"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17"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18"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19"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20"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21"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22"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23"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24"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25" style:family="graphic" style:parent-style-name="Style_20_de_20_dessin_20_par_20_défaut_5f_1"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26" style:family="graphic" style:parent-style-name="Style_20_de_20_dessin_20_par_20_défaut_5f_1"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27" style:family="graphic" style:parent-style-name="Style_20_de_20_dessin_20_par_20_défaut_5f_1"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28" style:family="graphic" style:parent-style-name="Style_20_de_20_dessin_20_par_20_défaut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29" style:family="graphic" style:parent-style-name="Style_20_de_20_dessin_20_par_20_défaut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30" style:family="graphic" style:parent-style-name="Style_20_de_20_dessin_20_par_20_défaut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31" style:family="graphic" style:parent-style-name="Style_20_de_20_dessin_20_par_20_défaut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32" style:family="graphic" style:parent-style-name="Style_20_de_20_dessin_20_par_20_défaut_5f_1"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33" style:family="graphic" style:parent-style-name="Style_20_de_20_dessin_20_par_20_défaut_5f_1"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34" style:family="graphic" style:parent-style-name="Style_20_de_20_dessin_20_par_20_défaut_5f_1"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35" style:family="graphic" style:parent-style-name="Style_20_de_20_dessin_20_par_20_défaut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36" style:family="graphic" style:parent-style-name="Style_20_de_20_dessin_20_par_20_défaut_5f_1"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37" style:family="graphic" style:parent-style-name="Style_20_de_20_dessin_20_par_20_défaut_5f_1"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38" style:family="graphic" style:parent-style-name="Style_20_de_20_dessin_20_par_20_défaut_5f_1"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39" style:family="graphic" style:parent-style-name="Style_20_de_20_dessin_20_par_20_défaut_5f_1"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40" style:family="graphic" style:parent-style-name="Style_20_de_20_dessin_20_par_20_défaut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41" style:family="graphic" style:parent-style-name="Style_20_de_20_dessin_20_par_20_défaut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42" style:family="graphic" style:parent-style-name="Style_20_de_20_dessin_20_par_20_défaut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43" style:family="graphic" style:parent-style-name="Style_20_de_20_dessin_20_par_20_défaut_5f_1"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44" style:family="graphic" style:parent-style-name="Style_20_de_20_dessin_20_par_20_défaut_5f_1"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45" style:family="graphic" style:parent-style-name="Style_20_de_20_dessin_20_par_20_défaut_5f_1"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46" style:family="graphic" style:parent-style-name="Style_20_de_20_dessin_20_par_20_défaut_5f_1"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47" style:family="graphic" style:parent-style-name="Style_20_de_20_dessin_20_par_20_défaut_5f_1"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48" style:family="graphic" style:parent-style-name="Style_20_de_20_dessin_20_par_20_défaut_5f_1"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49" style:family="graphic" style:parent-style-name="Style_20_de_20_dessin_20_par_20_défaut_5f_1"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50" style:family="graphic" style:parent-style-name="Style_20_de_20_dessin_20_par_20_défaut_5f_1"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51" style:family="graphic" style:parent-style-name="Style_20_de_20_dessin_20_par_20_défaut_5f_1">
      <style:graphic-properties draw:stroke="none" svg:stroke-color="#000000" draw:fill="none" draw:fill-color="#ffffff" fo:min-height="0.871cm"/>
    </style:style>
    <style:style style:name="gr752" style:family="graphic" style:parent-style-name="Style_20_de_20_dessin_20_par_20_défaut_5f_1">
      <style:graphic-properties draw:stroke="none" draw:fill="none" fo:min-height="0.395cm"/>
    </style:style>
    <style:style style:name="gr753" style:family="graphic" style:parent-style-name="Style_20_de_20_dessin_20_par_20_défaut_5f_1">
      <style:graphic-properties draw:stroke="none" draw:fill="none" fo:min-height="0.566cm"/>
    </style:style>
    <style:style style:name="gr754" style:family="graphic" style:parent-style-name="Style_20_de_20_dessin_20_par_20_défaut_5f_1">
      <style:graphic-properties draw:stroke="none" draw:fill="none" fo:min-height="0.59cm"/>
    </style:style>
    <style:style style:name="gr755" style:family="graphic" style:parent-style-name="Style_20_de_20_dessin_20_par_20_défaut_5f_1"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56" style:family="graphic" style:parent-style-name="Style_20_de_20_dessin_20_par_20_défaut_5f_1"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757" style:family="graphic" style:parent-style-name="Style_20_de_20_dessin_20_par_20_défaut_5f_1"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758" style:family="graphic" style:parent-style-name="Style_20_de_20_dessin_20_par_20_défaut_5f_1"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759" style:family="graphic" style:parent-style-name="Style_20_de_20_dessin_20_par_20_défaut_5f_1"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760" style:family="graphic" style:parent-style-name="Style_20_de_20_dessin_20_par_20_défaut_5f_1"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761" style:family="graphic" style:parent-style-name="Style_20_de_20_dessin_20_par_20_défaut_5f_1"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762" style:family="graphic" style:parent-style-name="Style_20_de_20_dessin_20_par_20_défaut_5f_1"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763" style:family="graphic" style:parent-style-name="Style_20_de_20_dessin_20_par_20_défaut_5f_1">
      <style:graphic-properties draw:stroke="none" svg:stroke-color="#000000" draw:fill="none" draw:fill-color="#ffffff" fo:min-height="0.071cm"/>
    </style:style>
    <style:style style:name="gr764" style:family="graphic" style:parent-style-name="standard">
      <style:graphic-properties draw:stroke="none" draw:fill="none" fo:min-height="1.135cm"/>
    </style:style>
    <style:style style:name="P1" style:family="paragraph">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AU"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AU" fo:font-style="normal" fo:text-shadow="none" style:text-underline-style="none" fo:font-weight="normal" style:text-underline-mode="continuous" style:text-overline-mode="continuous" style:text-line-through-mode="continuous" style:letter-kerning="true" style:font-family-asian="微软雅黑"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writing-mode="lr-tb"/>
      <style:text-properties fo:color="#ffffff" style:text-outline="false" style:text-line-through-style="none" fo:font-family="'Arial Narrow'" style:font-style-name="Bold Italic" style:font-family-generic="swiss" style:font-pitch="variable" fo:font-size="10pt" fo:font-style="italic" fo:text-shadow="none" style:text-underline-style="none" fo:font-weight="bold" style:letter-kerning="true" style:font-family-asian="'DejaVu Sans'" style:font-family-generic-asian="system" style:font-pitch-asian="variable" style:font-size-asian="13pt" style:font-style-asian="italic" style:font-weight-asian="bold" style:font-family-complex="'Lohit Hindi'" style:font-family-generic-complex="system" style:font-pitch-complex="variable" style:font-size-complex="13pt" style:font-style-complex="italic" style:font-weight-complex="bold" style:text-emphasize="none" style:font-relief="none" style:text-overline-style="none" style:text-overline-color="font-color"/>
    </style:style>
    <style:style style:name="P5" style:family="paragraph">
      <style:paragraph-properties fo:text-align="center"/>
    </style:style>
    <style:style style:name="P6" style:family="paragraph">
      <style:paragraph-properties style:writing-mode="lr-tb"/>
      <style:text-properties fo:font-size="10pt"/>
    </style:style>
    <style:style style:name="P7" style:family="paragraph">
      <style:paragraph-properties style:writing-mode="lr-tb"/>
      <style:text-properties fo:font-size="10pt" fo:font-weight="bold" style:font-weight-asian="bold" style:font-weight-complex="bold"/>
    </style:style>
    <style:style style:name="P8" style:family="paragraph">
      <style:paragraph-properties style:writing-mode="lr-tb"/>
      <style:text-properties style:use-window-font-color="true" fo:font-size="10pt" fo:font-weight="bold" style:font-weight-asian="bold" style:font-weight-complex="bold"/>
    </style:style>
    <style:style style:name="P9" style:family="paragraph">
      <style:paragraph-properties style:writing-mode="lr-tb"/>
      <style:text-properties fo:font-size="6pt" fo:font-weight="bold"/>
    </style:style>
    <style:style style:name="P10" style:family="paragraph">
      <style:paragraph-properties style:writing-mode="lr-tb"/>
    </style:style>
    <style:style style:name="P11" style:family="paragraph">
      <style:paragraph-properties style:writing-mode="lr-tb"/>
      <style:text-properties fo:font-size="6pt" fo:font-weight="bold" style:font-weight-asian="bold" style:font-weight-complex="bold"/>
    </style:style>
    <style:style style:name="P12" style:family="paragraph">
      <style:paragraph-properties fo:margin-left="0cm" fo:margin-right="0cm" fo:margin-top="0cm" fo:margin-bottom="0cm" fo:line-height="100%" fo:text-align="center" fo:text-indent="0cm">
        <style:tab-stops/>
      </style:paragraph-properties>
    </style:style>
    <style:style style:name="P13" style:family="paragraph">
      <style:paragraph-properties fo:margin-left="0cm" fo:margin-right="0cm" fo:margin-top="0cm" fo:margin-bottom="0cm" fo:line-height="100%" fo:text-align="center" fo:text-indent="0cm" style:writing-mode="lr-tb">
        <style:tab-stops/>
      </style:paragraph-properties>
      <style:text-properties fo:font-size="6pt" fo:font-weight="bold" style:font-weight-asian="bold" style:font-weight-complex="bold"/>
    </style:style>
    <style:style style:name="P14" style:family="paragraph">
      <style:paragraph-properties style:writing-mode="lr-tb"/>
      <style:text-properties fo:font-size="6pt"/>
    </style:style>
    <style:style style:name="P15" style:family="paragraph">
      <style:paragraph-properties fo:margin-left="0cm" fo:margin-right="0cm" fo:margin-top="0cm" fo:margin-bottom="0cm" fo:line-height="100%" fo:text-align="center" fo:text-indent="0cm" style:writing-mode="lr-tb"/>
      <style:text-properties fo:color="#ffffff" style:text-outline="false" style:text-line-through-style="none" fo:font-family="'Arial Narrow'" style:font-style-name="Bold Italic" style:font-family-generic="swiss" style:font-pitch="variable" fo:font-size="6.90000009536743pt" fo:font-style="italic" fo:text-shadow="none" style:text-underline-style="none" fo:font-weight="bold" style:letter-kerning="true" style:font-family-asian="'DejaVu Sans'" style:font-family-generic-asian="system" style:font-pitch-asian="variable" style:font-size-asian="13pt" style:font-style-asian="italic" style:font-weight-asian="bold" style:font-family-complex="'Lohit Hindi'" style:font-family-generic-complex="system" style:font-pitch-complex="variable" style:font-size-complex="13pt" style:font-style-complex="italic" style:font-weight-complex="bold" style:text-emphasize="none" style:font-relief="none" style:text-overline-style="none" style:text-overline-color="font-color"/>
    </style:style>
    <style:style style:name="P1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1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position="0% 100%" fo:font-family="'Arial Narrow'" style:font-style-name="Bold Italic" style:font-family-generic="swiss" style:font-pitch="variable" fo:font-size="10pt" fo:letter-spacing="normal" fo:language="en" fo:country="AU" fo:font-style="italic" fo:text-shadow="none" style:text-underline-style="none" fo:font-weight="bold" style:text-underline-mode="continuous" style:text-overline-mode="continuous" style:text-line-through-mode="continuous" style:letter-kerning="true" style:font-family-asian="微软雅黑" style:font-family-generic-asian="system" style:font-pitch-asian="variable" style:font-size-asian="13pt" style:language-asian="zh" style:country-asian="CN" style:font-style-asian="italic" style:font-weight-asian="bold" style:font-family-complex="'Lohit Hindi'" style:font-family-generic-complex="system" style:font-pitch-complex="variable" style:font-size-complex="13pt" style:language-complex="hi" style:country-complex="IN" style:font-style-complex="italic" style:font-weight-complex="bold" style:text-emphasize="none" style:text-scale="100%" style:font-relief="none" style:text-overline-style="none" style:text-overline-color="font-color" fo:hyphenate="false"/>
    </style:style>
    <style:style style:name="P1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position="0% 100%" fo:font-family="'Arial Narrow'" style:font-style-name="Bold Italic" style:font-family-generic="swiss" style:font-pitch="variable" fo:font-size="10pt" fo:letter-spacing="normal" fo:language="en" fo:country="AU" fo:font-style="italic" fo:text-shadow="none" style:text-underline-style="none" fo:font-weight="bold" style:text-underline-mode="continuous" style:text-overline-mode="continuous" style:text-line-through-mode="continuous" style:letter-kerning="true" style:font-family-asian="微软雅黑"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AU"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AU" fo:font-style="normal" fo:text-shadow="none" style:text-underline-style="none" fo:font-weight="normal" style:text-underline-mode="continuous" style:text-overline-mode="continuous" style:text-line-through-mode="continuous" style:letter-kerning="true" style:font-family-asian="微软雅黑"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style:writing-mode="lr-tb"/>
      <style:text-properties fo:font-size="10.3000001907349pt" fo:font-weight="bold" style:font-size-asian="15pt" style:font-weight-asian="bold" style:font-size-complex="15pt" style:font-weight-complex="bold"/>
    </style:style>
    <style:style style:name="P22" style:family="paragraph">
      <style:paragraph-properties style:writing-mode="lr-tb"/>
      <style:text-properties fo:font-size="5.5pt"/>
    </style:style>
    <style:style style:name="P23" style:family="paragraph">
      <style:text-properties fo:font-size="14pt" fo:font-weight="bold" style:font-size-asian="14pt" style:font-weight-asian="bold" style:font-size-complex="14pt" style:font-weight-complex="bold"/>
    </style:style>
    <style:style style:name="T1" style:family="text">
      <style:text-properties fo:color="#ffffff" style:text-outline="false" style:text-line-through-style="none" fo:font-family="'Arial Narrow'" style:font-style-name="Bold Italic" style:font-family-generic="swiss" style:font-pitch="variable" fo:font-size="10pt" fo:font-style="italic" fo:text-shadow="none" style:text-underline-style="none" fo:font-weight="bold" style:letter-kerning="true" style:font-family-asian="'DejaVu Sans'" style:font-family-generic-asian="system" style:font-pitch-asian="variable" style:font-size-asian="13pt" style:font-style-asian="italic" style:font-weight-asian="bold" style:font-family-complex="'Lohit Hindi'" style:font-family-generic-complex="system" style:font-pitch-complex="variable" style:font-size-complex="13pt" style:font-style-complex="italic" style:font-weight-complex="bold" style:text-emphasize="none" style:font-relief="none" style:text-overline-style="none" style:text-overline-color="font-color" loext:opacity="100%"/>
    </style:style>
    <style:style style:name="T2" style:family="text">
      <style:text-properties fo:font-size="10pt"/>
    </style:style>
    <style:style style:name="T3" style:family="text">
      <style:text-properties fo:font-size="10pt" fo:font-weight="bold" style:font-weight-asian="bold" style:font-weight-complex="bold"/>
    </style:style>
    <style:style style:name="T4" style:family="text">
      <style:text-properties style:use-window-font-color="true" fo:font-size="10pt" fo:font-weight="bold" style:font-weight-asian="bold" style:font-weight-complex="bold" loext:opacity="0%"/>
    </style:style>
    <style:style style:name="T5" style:family="text">
      <style:text-properties fo:font-size="6pt" fo:font-weight="bold"/>
    </style:style>
    <style:style style:name="T6" style:family="text">
      <style:text-properties fo:font-size="6pt" fo:font-weight="bold" style:font-weight-asian="bold" style:font-weight-complex="bold"/>
    </style:style>
    <style:style style:name="T7" style:family="text">
      <style:text-properties fo:font-size="6pt"/>
    </style:style>
    <style:style style:name="T8" style:family="text">
      <style:text-properties fo:color="#ffffff" style:text-outline="false" style:text-line-through-style="none" style:text-position="0% 100%" fo:font-family="'Arial Narrow'" style:font-style-name="Bold Italic" style:font-family-generic="swiss" style:font-pitch="variable" fo:font-size="10pt" fo:letter-spacing="normal" fo:language="en" fo:country="AU" fo:font-style="italic" fo:text-shadow="none" style:text-underline-style="none" fo:font-weight="bold" style:text-underline-mode="continuous" style:text-overline-mode="continuous" style:text-line-through-mode="continuous" style:letter-kerning="true" style:font-family-asian="微软雅黑" style:font-family-generic-asian="system" style:font-pitch-asian="variable" style:font-size-asian="13pt" style:language-asian="zh" style:country-asian="CN" style:font-style-asian="italic" style:font-weight-asian="bold" style:font-family-complex="'Lohit Hindi'" style:font-family-generic-complex="system" style:font-pitch-complex="variable" style:font-size-complex="13pt" style:language-complex="hi" style:country-complex="IN" style:font-style-complex="italic" style:font-weight-complex="bold" style:text-emphasize="none" style:text-scale="100%" style:font-relief="none" style:text-overline-style="none" style:text-overline-color="font-color" loext:opacity="100%"/>
    </style:style>
    <style:style style:name="T9" style:family="text">
      <style:text-properties fo:font-size="15pt" fo:font-weight="bold" style:font-size-asian="15pt" style:font-weight-asian="bold" style:font-size-complex="15pt" style:font-weight-complex="bold"/>
    </style:style>
    <style:style style:name="T10"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g xml:id="id7" draw:id="id7">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 draw:text-style-name="P1" draw:layer="layout" svg:width="0.19cm" svg:height="0.121cm" svg:x="7.386cm" svg:y="8.378cm" svg:viewBox="0 0 191 122" svg:d="M0 122c48 0 191-41 191-71 0-31-4-51-52-51 0 30-140 30-139 122z">
              <text:p/>
            </draw:path>
            <draw:g>
              <draw:polygon draw:style-name="gr2" draw:text-style-name="P2" draw:layer="layout" svg:width="0.086cm" svg:height="0.101cm" svg:x="7.315cm" svg:y="8.398cm" svg:viewBox="0 0 87 102" draw:points="0,61 17,0 87,41 70,102">
                <text:p/>
              </draw:polygon>
              <draw:polygon draw:style-name="gr3" draw:text-style-name="P2" draw:layer="layout" svg:width="0.191cm" svg:height="0.111cm" svg:x="7.333cm" svg:y="8.327cm" svg:viewBox="0 0 192 112" draw:points="0,71 35,41 87,10 122,0 192,41 157,51 105,81 70,112">
                <text:p/>
              </draw:polygon>
              <draw:path draw:style-name="gr4" draw:text-style-name="P2" draw:layer="layout" svg:width="0.156cm" svg:height="0.131cm" svg:x="7.385cm" svg:y="8.368cm" svg:viewBox="0 0 157 132" svg:d="M157 41c0-61-35-41-70-21-35 21-70 21-87 112 0 0 70-41 157-91z">
                <text:p/>
              </draw:path>
              <draw:path draw:style-name="gr5" draw:text-style-name="P2" draw:layer="layout" svg:width="0.226cm" svg:height="0.172cm" svg:x="7.315cm" svg:y="8.327cm" svg:viewBox="0 0 227 173" svg:d="M140 0c-35 10-35 10-70 30-18 11-53 21-70 102 35 20 35 20 70 41 20-10 122-71 157-92 0-51-35-51-87-81z">
                <text:p/>
              </draw:path>
            </draw:g>
          </draw:g>
          <draw:g>
            <draw:path draw:style-name="gr6" draw:text-style-name="P1" draw:layer="layout" svg:width="0.313cm" svg:height="0.243cm" svg:x="7.228cm" svg:y="7.891cm" svg:viewBox="0 0 314 244" svg:d="M1 244c48 0 313-11 313-102s-91-142-139-142c0 30-191 20-174 244z">
              <text:p/>
            </draw:path>
            <draw:g>
              <draw:polygon draw:style-name="gr7" draw:text-style-name="P2" draw:layer="layout" svg:width="0.173cm" svg:height="0.141cm" svg:x="7.054cm" svg:y="7.992cm" svg:viewBox="0 0 174 142" draw:points="0,41 0,0 174,102 174,142">
                <text:p/>
              </draw:polygon>
              <draw:polygon draw:style-name="gr8" draw:text-style-name="P2" draw:layer="layout" svg:width="0.173cm" svg:height="0.172cm" svg:x="7.193cm" svg:y="7.84cm" svg:viewBox="0 0 174 173" draw:points="0,71 0,0 174,102 174,173">
                <text:p/>
              </draw:polygon>
              <draw:polygon draw:style-name="gr9" draw:text-style-name="P2" draw:layer="layout" svg:width="0.313cm" svg:height="0.182cm" svg:x="7.054cm" svg:y="7.911cm" svg:viewBox="0 0 314 183" draw:points="0,81 140,0 314,102 174,183">
                <text:p/>
              </draw:polygon>
              <draw:line draw:style-name="gr10" draw:text-style-name="P2" draw:layer="layout" svg:x1="7.193cm" svg:y1="7.911cm" svg:x2="7.367cm" svg:y2="8.013cm">
                <text:p/>
              </draw:line>
              <draw:polygon draw:style-name="gr11" draw:text-style-name="P2" draw:layer="layout" svg:width="0.173cm" svg:height="0.172cm" svg:x="7.228cm" svg:y="7.962cm" svg:viewBox="0 0 174 173" draw:points="0,173 0,132 140,51 140,0 174,20 174,71">
                <text:p/>
              </draw:polygon>
              <draw:polygon draw:style-name="gr12" draw:text-style-name="P2" draw:layer="layout" svg:width="0.557cm" svg:height="0.771cm" svg:x="6.862cm" svg:y="7.22cm" svg:viewBox="0 0 558 772" draw:points="0,447 0,0 558,325 558,772">
                <text:p/>
              </draw:polygon>
              <draw:polygon draw:style-name="gr13" draw:text-style-name="P2" draw:layer="layout" svg:width="0.522cm" svg:height="0.71cm" svg:x="6.879cm" svg:y="7.251cm" svg:viewBox="0 0 523 711" draw:points="0,406 0,0 523,305 523,711">
                <text:p/>
              </draw:polygon>
              <draw:polygon draw:style-name="gr14" draw:text-style-name="P2" draw:layer="layout" svg:width="0.592cm" svg:height="0.344cm" svg:x="6.862cm" svg:y="7.2cm" svg:viewBox="0 0 593 345" draw:points="558,345 0,20 35,0 593,325">
                <text:p/>
              </draw:polygon>
              <draw:polygon draw:style-name="gr15" draw:text-style-name="P2" draw:layer="layout" svg:width="0.034cm" svg:height="0.466cm" svg:x="7.42cm" svg:y="7.525cm" svg:viewBox="0 0 35 467" draw:points="0,467 0,20 35,0 35,447">
                <text:p/>
              </draw:polygon>
              <draw:polygon draw:style-name="gr16" draw:text-style-name="P2" draw:layer="layout" svg:width="0.592cm" svg:height="0.933cm" svg:x="6.862cm" svg:y="7.2cm" svg:viewBox="0 0 593 934" draw:points="35,0 593,325 593,772 558,792 541,782 541,833 366,934 192,833 192,792 331,711 331,660 0,467 0,20">
                <text:p/>
              </draw:polygon>
            </draw:g>
          </draw:g>
          <draw:g>
            <draw:path draw:style-name="gr17" draw:text-style-name="P1" draw:layer="layout" svg:width="0.226cm" svg:height="0.121cm" svg:x="7.158cm" svg:y="8.266cm" svg:viewBox="0 0 227 122" svg:d="M1 122c48 0 226-51 226-81 0-31-4-41-52-41 0 30-192 20-174 122z">
              <text:p/>
            </draw:path>
            <draw:g>
              <draw:polygon draw:style-name="gr18" draw:text-style-name="P2" draw:layer="layout" svg:width="0.749cm" svg:height="0.436cm" svg:x="6.6cm" svg:y="7.921cm" svg:viewBox="0 0 750 437" draw:points="558,437 0,112 192,0 750,325">
                <text:p/>
              </draw:polygon>
              <draw:polygon draw:style-name="gr19" draw:text-style-name="P3" draw:layer="layout" svg:width="0.505cm" svg:height="0.293cm" svg:x="6.652cm" svg:y="7.952cm" svg:viewBox="0 0 506 294" draw:points="0,81 140,0 506,213 366,294">
                <text:p/>
              </draw:polygon>
              <draw:polygon draw:style-name="gr20" draw:text-style-name="P3" draw:layer="layout" svg:width="0.243cm" svg:height="0.141cm" svg:x="7.054cm" svg:y="8.185cm" svg:viewBox="0 0 244 142" draw:points="0,81 140,0 244,61 105,142">
                <text:p/>
              </draw:polygon>
              <draw:polygon draw:style-name="gr21" draw:text-style-name="P2" draw:layer="layout" svg:width="0.191cm" svg:height="0.151cm" svg:x="7.158cm" svg:y="8.246cm" svg:viewBox="0 0 192 152" draw:points="0,152 0,112 192,0 192,41">
                <text:p/>
              </draw:polygon>
              <draw:line draw:style-name="gr22" draw:text-style-name="P2" draw:layer="layout" svg:x1="6.687cm" svg:y1="8.012cm" svg:x2="7.053cm" svg:y2="8.225cm">
                <text:p/>
              </draw:line>
              <draw:line draw:style-name="gr23" draw:text-style-name="P2" draw:layer="layout" svg:x1="6.722cm" svg:y1="7.992cm" svg:x2="7.088cm" svg:y2="8.205cm">
                <text:p/>
              </draw:line>
              <draw:line draw:style-name="gr24" draw:text-style-name="P2" draw:layer="layout" svg:x1="6.757cm" svg:y1="7.972cm" svg:x2="7.123cm" svg:y2="8.185cm">
                <text:p/>
              </draw:line>
              <draw:line draw:style-name="gr25" draw:text-style-name="P2" draw:layer="layout" svg:x1="7.089cm" svg:y1="8.164cm" svg:x2="7.124cm" svg:y2="8.144cm">
                <text:p/>
              </draw:line>
              <draw:line draw:style-name="gr26" draw:text-style-name="P2" draw:layer="layout" svg:x1="7.054cm" svg:y1="8.144cm" svg:x2="7.089cm" svg:y2="8.124cm">
                <text:p/>
              </draw:line>
              <draw:line draw:style-name="gr27" draw:text-style-name="P2" draw:layer="layout" svg:x1="7.019cm" svg:y1="8.124cm" svg:x2="7.054cm" svg:y2="8.104cm">
                <text:p/>
              </draw:line>
              <draw:line draw:style-name="gr28" draw:text-style-name="P2" draw:layer="layout" svg:x1="7.036cm" svg:y1="8.175cm" svg:x2="7.071cm" svg:y2="8.155cm">
                <text:p/>
              </draw:line>
              <draw:line draw:style-name="gr29" draw:text-style-name="P2" draw:layer="layout" svg:x1="7.001cm" svg:y1="8.154cm" svg:x2="7.036cm" svg:y2="8.134cm">
                <text:p/>
              </draw:line>
              <draw:line draw:style-name="gr30" draw:text-style-name="P2" draw:layer="layout" svg:x1="6.966cm" svg:y1="8.134cm" svg:x2="7.001cm" svg:y2="8.114cm">
                <text:p/>
              </draw:line>
              <draw:line draw:style-name="gr31" draw:text-style-name="P2" draw:layer="layout" svg:x1="6.984cm" svg:y1="8.104cm" svg:x2="7.019cm" svg:y2="8.084cm">
                <text:p/>
              </draw:line>
              <draw:line draw:style-name="gr32" draw:text-style-name="P2" draw:layer="layout" svg:x1="6.931cm" svg:y1="8.114cm" svg:x2="6.966cm" svg:y2="8.094cm">
                <text:p/>
              </draw:line>
              <draw:line draw:style-name="gr33" draw:text-style-name="P2" draw:layer="layout" svg:x1="6.949cm" svg:y1="8.083cm" svg:x2="6.984cm" svg:y2="8.063cm">
                <text:p/>
              </draw:line>
              <draw:line draw:style-name="gr34" draw:text-style-name="P2" draw:layer="layout" svg:x1="6.914cm" svg:y1="8.063cm" svg:x2="6.949cm" svg:y2="8.043cm">
                <text:p/>
              </draw:line>
              <draw:line draw:style-name="gr35" draw:text-style-name="P2" draw:layer="layout" svg:x1="6.879cm" svg:y1="8.043cm" svg:x2="6.914cm" svg:y2="8.023cm">
                <text:p/>
              </draw:line>
              <draw:line draw:style-name="gr36" draw:text-style-name="P2" draw:layer="layout" svg:x1="6.897cm" svg:y1="8.093cm" svg:x2="6.932cm" svg:y2="8.073cm">
                <text:p/>
              </draw:line>
              <draw:line draw:style-name="gr37" draw:text-style-name="P2" draw:layer="layout" svg:x1="6.862cm" svg:y1="8.073cm" svg:x2="6.897cm" svg:y2="8.053cm">
                <text:p/>
              </draw:line>
              <draw:line draw:style-name="gr38" draw:text-style-name="P2" draw:layer="layout" svg:x1="6.827cm" svg:y1="8.053cm" svg:x2="6.862cm" svg:y2="8.033cm">
                <text:p/>
              </draw:line>
              <draw:line draw:style-name="gr39" draw:text-style-name="P2" draw:layer="layout" svg:x1="6.844cm" svg:y1="8.022cm" svg:x2="6.879cm" svg:y2="8.002cm">
                <text:p/>
              </draw:line>
              <draw:line draw:style-name="gr40" draw:text-style-name="P2" draw:layer="layout" svg:x1="6.792cm" svg:y1="8.032cm" svg:x2="6.827cm" svg:y2="8.012cm">
                <text:p/>
              </draw:line>
              <draw:line draw:style-name="gr41" draw:text-style-name="P2" draw:layer="layout" svg:x1="6.809cm" svg:y1="8.002cm" svg:x2="6.844cm" svg:y2="7.982cm">
                <text:p/>
              </draw:line>
              <draw:line draw:style-name="gr42" draw:text-style-name="P2" draw:layer="layout" svg:x1="6.774cm" svg:y1="7.982cm" svg:x2="6.809cm" svg:y2="7.962cm">
                <text:p/>
              </draw:line>
              <draw:line draw:style-name="gr43" draw:text-style-name="P2" draw:layer="layout" svg:x1="6.757cm" svg:y1="8.012cm" svg:x2="6.792cm" svg:y2="7.992cm">
                <text:p/>
              </draw:line>
              <draw:line draw:style-name="gr44" draw:text-style-name="P2" draw:layer="layout" svg:x1="6.984cm" svg:y1="8.185cm" svg:x2="7.019cm" svg:y2="8.165cm">
                <text:p/>
              </draw:line>
              <draw:line draw:style-name="gr45" draw:text-style-name="P2" draw:layer="layout" svg:x1="6.949cm" svg:y1="8.164cm" svg:x2="6.984cm" svg:y2="8.144cm">
                <text:p/>
              </draw:line>
              <draw:line draw:style-name="gr46" draw:text-style-name="P2" draw:layer="layout" svg:x1="6.914cm" svg:y1="8.144cm" svg:x2="6.949cm" svg:y2="8.124cm">
                <text:p/>
              </draw:line>
              <draw:line draw:style-name="gr47" draw:text-style-name="P2" draw:layer="layout" svg:x1="6.897cm" svg:y1="8.175cm" svg:x2="6.932cm" svg:y2="8.155cm">
                <text:p/>
              </draw:line>
              <draw:line draw:style-name="gr48" draw:text-style-name="P2" draw:layer="layout" svg:x1="6.862cm" svg:y1="8.154cm" svg:x2="6.897cm" svg:y2="8.134cm">
                <text:p/>
              </draw:line>
              <draw:line draw:style-name="gr49" draw:text-style-name="P2" draw:layer="layout" svg:x1="6.879cm" svg:y1="8.124cm" svg:x2="6.914cm" svg:y2="8.104cm">
                <text:p/>
              </draw:line>
              <draw:line draw:style-name="gr50" draw:text-style-name="P2" draw:layer="layout" svg:x1="6.844cm" svg:y1="8.104cm" svg:x2="6.879cm" svg:y2="8.084cm">
                <text:p/>
              </draw:line>
              <draw:line draw:style-name="gr51" draw:text-style-name="P2" draw:layer="layout" svg:x1="6.809cm" svg:y1="8.083cm" svg:x2="6.844cm" svg:y2="8.063cm">
                <text:p/>
              </draw:line>
              <draw:line draw:style-name="gr52" draw:text-style-name="P2" draw:layer="layout" svg:x1="6.774cm" svg:y1="8.063cm" svg:x2="6.809cm" svg:y2="8.043cm">
                <text:p/>
              </draw:line>
              <draw:line draw:style-name="gr53" draw:text-style-name="P2" draw:layer="layout" svg:x1="6.722cm" svg:y1="8.073cm" svg:x2="6.757cm" svg:y2="8.053cm">
                <text:p/>
              </draw:line>
              <draw:line draw:style-name="gr54" draw:text-style-name="P2" draw:layer="layout" svg:x1="6.74cm" svg:y1="8.043cm" svg:x2="6.775cm" svg:y2="8.023cm">
                <text:p/>
              </draw:line>
              <draw:line draw:style-name="gr55" draw:text-style-name="P2" draw:layer="layout" svg:x1="6.687cm" svg:y1="8.053cm" svg:x2="6.722cm" svg:y2="8.033cm">
                <text:p/>
              </draw:line>
              <draw:line draw:style-name="gr56" draw:text-style-name="P2" draw:layer="layout" svg:x1="6.966cm" svg:y1="8.215cm" svg:x2="7.001cm" svg:y2="8.195cm">
                <text:p/>
              </draw:line>
              <draw:line draw:style-name="gr57" draw:text-style-name="P2" draw:layer="layout" svg:x1="6.931cm" svg:y1="8.195cm" svg:x2="6.966cm" svg:y2="8.175cm">
                <text:p/>
              </draw:line>
              <draw:line draw:style-name="gr58" draw:text-style-name="P2" draw:layer="layout" svg:x1="7.089cm" svg:y1="8.286cm" svg:x2="7.229cm" svg:y2="8.205cm">
                <text:p/>
              </draw:line>
              <draw:line draw:style-name="gr59" draw:text-style-name="P2" draw:layer="layout" svg:x1="7.123cm" svg:y1="8.307cm" svg:x2="7.263cm" svg:y2="8.226cm">
                <text:p/>
              </draw:line>
              <draw:line draw:style-name="gr60" draw:text-style-name="P2" draw:layer="layout" svg:x1="7.158cm" svg:y1="8.205cm" svg:x2="7.263cm" svg:y2="8.266cm">
                <text:p/>
              </draw:line>
              <draw:line draw:style-name="gr61" draw:text-style-name="P2" draw:layer="layout" svg:x1="7.123cm" svg:y1="8.226cm" svg:x2="7.228cm" svg:y2="8.287cm">
                <text:p/>
              </draw:line>
              <draw:line draw:style-name="gr62" draw:text-style-name="P2" draw:layer="layout" svg:x1="7.089cm" svg:y1="8.246cm" svg:x2="7.159cm" svg:y2="8.287cm">
                <text:p/>
              </draw:line>
              <draw:polygon draw:style-name="gr63" draw:text-style-name="P2" draw:layer="layout" svg:width="0.557cm" svg:height="0.365cm" svg:x="6.6cm" svg:y="8.033cm" svg:viewBox="0 0 558 366" draw:points="0,41 0,0 558,325 558,366">
                <text:p/>
              </draw:polygon>
              <draw:polygon draw:style-name="gr64" draw:text-style-name="P2" draw:layer="layout" svg:width="0.749cm" svg:height="0.476cm" svg:x="6.6cm" svg:y="7.921cm" svg:viewBox="0 0 750 477" draw:points="192,0 750,325 750,366 558,477 0,152 0,112">
                <text:p/>
              </draw:polygon>
            </draw:g>
          </draw:g>
        </draw:g>
        <draw:g xml:id="id6" draw:id="id6">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glue-point draw:id="14" svg:x="3.01cm" svg:y="2.672cm"/>
          <draw:path draw:style-name="gr65" draw:text-style-name="P1" draw:layer="layout" svg:width="1.068cm" svg:height="0.548cm" svg:x="10.311cm" svg:y="9.518cm" svg:viewBox="0 0 1069 549" svg:d="M0 549c274 0 980-259 1050-355 69-97-70-194-140-194 0 138-910 318-910 549z">
            <text:p/>
          </draw:path>
          <draw:g>
            <draw:polygon draw:style-name="gr66" draw:text-style-name="P2" draw:layer="layout" svg:width="0.979cm" svg:height="0.838cm" svg:x="9.281cm" svg:y="9.26cm" svg:viewBox="0 0 980 839" draw:points="0,387 0,0 980,452 980,839">
              <text:p/>
            </draw:polygon>
            <draw:polygon draw:style-name="gr67" draw:text-style-name="P2" draw:layer="layout" svg:width="0.978cm" svg:height="0.838cm" svg:x="10.261cm" svg:y="9.26cm" svg:viewBox="0 0 979 839" draw:points="0,839 0,452 979,0 979,387">
              <text:p/>
            </draw:polygon>
            <draw:polygon draw:style-name="gr68" draw:text-style-name="P2" draw:layer="layout" svg:width="1.958cm" svg:height="0.903cm" svg:x="9.281cm" svg:y="8.808cm" svg:viewBox="0 0 1959 904" draw:points="980,904 0,452 980,0 1959,452">
              <text:p/>
            </draw:polygon>
            <draw:polygon draw:style-name="gr69" draw:text-style-name="P2" draw:layer="layout" svg:width="1.958cm" svg:height="1.29cm" svg:x="9.281cm" svg:y="8.808cm" svg:viewBox="0 0 1959 1291" draw:points="0,839 0,452 980,0 1959,452 1959,839 980,1291">
              <text:p/>
            </draw:polygon>
            <draw:polygon draw:style-name="gr70" draw:text-style-name="P3" draw:layer="layout" svg:width="0.489cm" svg:height="0.225cm" svg:x="9.561cm" svg:y="9.228cm" svg:viewBox="0 0 490 226" draw:points="70,65 420,226 490,194 140,32 209,0 0,0 0,97">
              <text:p/>
            </draw:polygon>
            <draw:polygon draw:style-name="gr71" draw:text-style-name="P3" draw:layer="layout" svg:width="0.488cm" svg:height="0.225cm" svg:x="10.051cm" svg:y="9.26cm" svg:viewBox="0 0 489 226" draw:points="349,194 279,226 489,226 489,129 419,161 70,0 0,32">
              <text:p/>
            </draw:polygon>
            <draw:polygon draw:style-name="gr72" draw:text-style-name="P3" draw:layer="layout" svg:width="0.488cm" svg:height="0.225cm" svg:x="9.981cm" svg:y="9.034cm" svg:viewBox="0 0 489 226" draw:points="70,65 419,226 489,194 140,32 209,0 0,0 0,97">
              <text:p/>
            </draw:polygon>
            <draw:polygon draw:style-name="gr73" draw:text-style-name="P3" draw:layer="layout" svg:width="0.488cm" svg:height="0.225cm" svg:x="10.471cm" svg:y="9.066cm" svg:viewBox="0 0 489 226" draw:points="349,194 279,226 489,226 489,129 419,161 70,0 0,32">
              <text:p/>
            </draw:polygon>
          </draw:g>
        </draw:g>
        <draw:g xml:id="id4" draw:id="id4">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74" draw:text-style-name="P1" draw:layer="layout" svg:width="1.22cm" svg:height="0.589cm" svg:x="13.26cm" svg:y="13.574cm" svg:viewBox="0 0 1221 590" svg:d="M0 590c313 0 1120-278 1200-382 79-104-80-208-160-208 0 149-1040 342-1040 590z">
            <text:p/>
          </draw:path>
          <draw:g>
            <draw:polygon draw:style-name="gr75" draw:text-style-name="P2" draw:layer="layout" svg:width="1.119cm" svg:height="0.901cm" svg:x="12.082cm" svg:y="13.297cm" svg:viewBox="0 0 1120 902" draw:points="0,416 0,0 1120,486 1120,902">
              <text:p/>
            </draw:polygon>
            <draw:polygon draw:style-name="gr76" draw:text-style-name="P2" draw:layer="layout" svg:width="1.118cm" svg:height="0.901cm" svg:x="13.202cm" svg:y="13.297cm" svg:viewBox="0 0 1119 902" draw:points="0,902 0,486 1119,0 1119,416">
              <text:p/>
            </draw:polygon>
            <draw:polygon draw:style-name="gr77" draw:text-style-name="P2" draw:layer="layout" svg:width="2.238cm" svg:height="0.971cm" svg:x="12.082cm" svg:y="12.811cm" svg:viewBox="0 0 2239 972" draw:points="1120,972 0,486 1120,0 2239,486">
              <text:p/>
            </draw:polygon>
            <draw:polygon draw:style-name="gr78" draw:text-style-name="P2" draw:layer="layout" svg:width="2.238cm" svg:height="1.387cm" svg:x="12.082cm" svg:y="12.811cm" svg:viewBox="0 0 2239 1388" draw:points="0,902 0,486 1120,0 2239,486 2239,902 1120,1388">
              <text:p/>
            </draw:polygon>
            <draw:polygon draw:style-name="gr79" draw:text-style-name="P3" draw:layer="layout" svg:width="0.559cm" svg:height="0.242cm" svg:x="13.44cm" svg:y="13.262cm" svg:viewBox="0 0 560 243" draw:points="480,69 80,243 0,208 400,35 320,0 560,0 560,104">
              <text:p/>
            </draw:polygon>
            <draw:polygon draw:style-name="gr80" draw:text-style-name="P3" draw:layer="layout" svg:width="0.558cm" svg:height="0.242cm" svg:x="12.881cm" svg:y="13.297cm" svg:viewBox="0 0 559 243" draw:points="160,208 240,243 0,243 0,139 80,174 479,0 559,35">
              <text:p/>
            </draw:polygon>
            <draw:polygon draw:style-name="gr81" draw:text-style-name="P3" draw:layer="layout" svg:width="0.558cm" svg:height="0.242cm" svg:x="12.961cm" svg:y="13.054cm" svg:viewBox="0 0 559 243" draw:points="479,69 80,243 0,208 400,35 320,0 559,0 559,104">
              <text:p/>
            </draw:polygon>
            <draw:polygon draw:style-name="gr82" draw:text-style-name="P3" draw:layer="layout" svg:width="0.558cm" svg:height="0.242cm" svg:x="12.401cm" svg:y="13.089cm" svg:viewBox="0 0 559 243" draw:points="160,208 240,243 0,243 0,139 80,174 479,0 559,35">
              <text:p/>
            </draw:polygon>
          </draw:g>
        </draw:g>
        <draw:g xml:id="id2" draw:id="id2">
          <draw:path draw:style-name="gr83" draw:text-style-name="P1" draw:layer="layout" svg:width="0.625cm" svg:height="0.449cm" svg:x="7.674cm" svg:y="18.217cm" svg:viewBox="0 0 626 450" svg:d="M0 450c273 0 626-128 626-257s-10-193-209-193c0 138-417 266-417 450z">
            <text:p/>
          </draw:path>
          <draw:path draw:style-name="gr84" draw:text-style-name="P3" draw:layer="layout" svg:width="1.529cm" svg:height="0.771cm" svg:x="6.562cm" svg:y="17.928cm" svg:viewBox="0 0 1530 772" svg:d="M1530 0c0 0 0 515 0 386 1 225-330 386-764 386s-765-161-766-386c1 0 0-161 0-386 0 225 348 386 765 386 418 0 765-161 765-386z">
            <text:p/>
          </draw:path>
          <draw:path draw:style-name="gr85" draw:text-style-name="P3" draw:layer="layout" svg:width="1.529cm" svg:height="0.77cm" svg:x="6.561cm" svg:y="17.542cm" svg:viewBox="0 0 1530 771" svg:d="M765 0c434 0 765 167 765 385 0 219-331 386-765 386s-765-167-765-386c0-218 331-385 765-385z">
            <text:p/>
          </draw:path>
          <draw:polygon draw:style-name="gr86" draw:text-style-name="P3" draw:layer="layout" svg:width="0.417cm" svg:height="0.192cm" svg:x="7.396cm" svg:y="17.96cm" svg:viewBox="0 0 418 193" draw:points="209,0 139,32 418,161 348,193 69,64 0,96 0,0">
            <text:p/>
          </draw:polygon>
          <draw:polygon draw:style-name="gr87" draw:text-style-name="P3" draw:layer="layout" svg:width="0.416cm" svg:height="0.192cm" svg:x="6.839cm" svg:y="17.703cm" svg:viewBox="0 0 417 193" draw:points="348,129 417,96 417,193 208,193 278,161 0,32 69,0">
            <text:p/>
          </draw:polygon>
          <draw:polygon draw:style-name="gr88" draw:text-style-name="P3" draw:layer="layout" svg:width="0.417cm" svg:height="0.192cm" svg:x="6.839cm" svg:y="17.96cm" svg:viewBox="0 0 418 193" draw:points="69,129 348,0 418,32 139,161 208,193 0,193 0,96">
            <text:p/>
          </draw:polygon>
          <draw:polygon draw:style-name="gr89" draw:text-style-name="P3" draw:layer="layout" svg:width="0.416cm" svg:height="0.192cm" svg:x="7.396cm" svg:y="17.703cm" svg:viewBox="0 0 417 193" draw:points="278,32 208,0 417,0 417,96 348,64 69,193 0,161">
            <text:p/>
          </draw:polygon>
          <draw:path draw:style-name="gr90" draw:text-style-name="P3" draw:layer="layout" svg:width="1.53cm" svg:height="1.157cm" svg:x="6.561cm" svg:y="17.542cm" svg:viewBox="0 0 1531 1158" svg:d="M765 0c434 0 766 167 766 386l-1 386c0 225-348 386-765 386s-765-161-765-386c0 0 1-386 0-387 0-218 331-385 765-385z">
            <text:p/>
          </draw:path>
        </draw:g>
        <draw:custom-shape draw:style-name="gr91" draw:text-style-name="P4" xml:id="id3" draw:id="id3" draw:layer="layout" svg:width="2.9cm" svg:height="1.7cm" svg:x="1.6cm" svg:y="17.4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4"><text:span text:style-name="T1">Internet (SIO)</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1" draw:id="id1">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glue-point draw:id="14" svg:x="2.143cm" svg:y="3.454cm"/>
          <draw:path draw:style-name="gr92" draw:text-style-name="P1" draw:layer="layout" svg:width="1.068cm" svg:height="0.548cm" svg:x="10.331cm" svg:y="15.919cm" svg:viewBox="0 0 1069 549" svg:d="M0 549c274 0 980-259 1050-355 69-97-70-194-140-194 0 138-910 318-910 549z">
            <text:p/>
          </draw:path>
          <draw:g>
            <draw:polygon draw:style-name="gr93" draw:text-style-name="P2" draw:layer="layout" svg:width="0.979cm" svg:height="0.838cm" svg:x="9.301cm" svg:y="15.661cm" svg:viewBox="0 0 980 839" draw:points="0,387 0,0 980,452 980,839">
              <text:p/>
            </draw:polygon>
            <draw:polygon draw:style-name="gr94" draw:text-style-name="P2" draw:layer="layout" svg:width="0.978cm" svg:height="0.838cm" svg:x="10.281cm" svg:y="15.661cm" svg:viewBox="0 0 979 839" draw:points="0,839 0,452 979,0 979,387">
              <text:p/>
            </draw:polygon>
            <draw:polygon draw:style-name="gr95" draw:text-style-name="P2" draw:layer="layout" svg:width="1.958cm" svg:height="0.903cm" svg:x="9.301cm" svg:y="15.209cm" svg:viewBox="0 0 1959 904" draw:points="980,904 0,452 980,0 1959,452">
              <text:p/>
            </draw:polygon>
            <draw:polygon draw:style-name="gr96" draw:text-style-name="P2" draw:layer="layout" svg:width="1.958cm" svg:height="1.29cm" svg:x="9.301cm" svg:y="15.209cm" svg:viewBox="0 0 1959 1291" draw:points="0,839 0,452 980,0 1959,452 1959,839 980,1291">
              <text:p/>
            </draw:polygon>
            <draw:polygon draw:style-name="gr97" draw:text-style-name="P3" draw:layer="layout" svg:width="0.489cm" svg:height="0.225cm" svg:x="9.581cm" svg:y="15.629cm" svg:viewBox="0 0 490 226" draw:points="70,65 420,226 490,194 140,32 209,0 0,0 0,97">
              <text:p/>
            </draw:polygon>
            <draw:polygon draw:style-name="gr98" draw:text-style-name="P3" draw:layer="layout" svg:width="0.488cm" svg:height="0.225cm" svg:x="10.071cm" svg:y="15.661cm" svg:viewBox="0 0 489 226" draw:points="349,194 279,226 489,226 489,129 419,161 70,0 0,32">
              <text:p/>
            </draw:polygon>
            <draw:polygon draw:style-name="gr99" draw:text-style-name="P3" draw:layer="layout" svg:width="0.488cm" svg:height="0.225cm" svg:x="10.001cm" svg:y="15.435cm" svg:viewBox="0 0 489 226" draw:points="70,65 419,226 489,194 140,32 209,0 0,0 0,97">
              <text:p/>
            </draw:polygon>
            <draw:polygon draw:style-name="gr100" draw:text-style-name="P3" draw:layer="layout" svg:width="0.488cm" svg:height="0.225cm" svg:x="10.491cm" svg:y="15.467cm" svg:viewBox="0 0 489 226" draw:points="349,194 279,226 489,226 489,129 419,161 70,0 0,32">
              <text:p/>
            </draw:polygon>
          </draw:g>
        </draw:g>
        <draw:g xml:id="id5" draw:id="id5">
          <draw:glue-point draw:id="4" svg:x="-0.747cm" svg:y="-2.772cm"/>
          <draw:glue-point draw:id="5" svg:x="-0.747cm" svg:y="-1.908cm"/>
          <draw:glue-point draw:id="6" svg:x="-2.472cm" svg:y="-4.499cm"/>
          <draw:glue-point draw:id="7" svg:x="-2.472cm" svg:y="-5.172cm"/>
          <draw:path draw:style-name="gr101" draw:text-style-name="P1" draw:layer="layout" svg:width="0.625cm" svg:height="0.449cm" svg:x="13.894cm" svg:y="10.916cm" svg:viewBox="0 0 626 450" svg:d="M0 450c273 0 626-128 626-257s-10-193-209-193c0 138-417 266-417 450z">
            <text:p/>
          </draw:path>
          <draw:path draw:style-name="gr102" draw:text-style-name="P3" draw:layer="layout" svg:width="1.529cm" svg:height="0.771cm" svg:x="12.782cm" svg:y="10.627cm" svg:viewBox="0 0 1530 772" svg:d="M1530 0c0 0 0 515 0 386 1 225-330 386-764 386s-765-161-766-386c1 0 0-161 0-386 0 225 348 386 765 386 418 0 765-161 765-386z">
            <text:p/>
          </draw:path>
          <draw:path draw:style-name="gr103" draw:text-style-name="P3" draw:layer="layout" svg:width="1.529cm" svg:height="0.77cm" svg:x="12.781cm" svg:y="10.241cm" svg:viewBox="0 0 1530 771" svg:d="M765 0c434 0 765 167 765 385 0 219-331 386-765 386s-765-167-765-386c0-218 331-385 765-385z">
            <text:p/>
          </draw:path>
          <draw:polygon draw:style-name="gr104" draw:text-style-name="P3" draw:layer="layout" svg:width="0.417cm" svg:height="0.192cm" svg:x="13.616cm" svg:y="10.659cm" svg:viewBox="0 0 418 193" draw:points="209,0 139,32 418,161 348,193 69,64 0,96 0,0">
            <text:p/>
          </draw:polygon>
          <draw:polygon draw:style-name="gr105" draw:text-style-name="P3" draw:layer="layout" svg:width="0.416cm" svg:height="0.192cm" svg:x="13.059cm" svg:y="10.402cm" svg:viewBox="0 0 417 193" draw:points="348,129 417,96 417,193 208,193 278,161 0,32 69,0">
            <text:p/>
          </draw:polygon>
          <draw:polygon draw:style-name="gr106" draw:text-style-name="P3" draw:layer="layout" svg:width="0.417cm" svg:height="0.192cm" svg:x="13.059cm" svg:y="10.659cm" svg:viewBox="0 0 418 193" draw:points="69,129 348,0 418,32 139,161 208,193 0,193 0,96">
            <text:p/>
          </draw:polygon>
          <draw:polygon draw:style-name="gr107" draw:text-style-name="P3" draw:layer="layout" svg:width="0.416cm" svg:height="0.192cm" svg:x="13.616cm" svg:y="10.402cm" svg:viewBox="0 0 417 193" draw:points="278,32 208,0 417,0 417,96 348,64 69,193 0,161">
            <text:p/>
          </draw:polygon>
          <draw:path draw:style-name="gr108" draw:text-style-name="P3" draw:layer="layout" svg:width="1.53cm" svg:height="1.157cm" svg:x="12.781cm" svg:y="10.241cm" svg:viewBox="0 0 1531 1158" svg:d="M765 0c434 0 766 167 766 386l-1 386c0 225-348 386-765 386s-765-161-765-386c0 0 1-386 0-387 0-218 331-385 765-385z">
            <text:p/>
          </draw:path>
        </draw:g>
        <draw:connector draw:style-name="gr109" draw:text-style-name="P5" draw:layer="layout" svg:x1="10.227cm" svg:y1="16.499cm" svg:x2="8.3cm" svg:y2="18.121cm" draw:start-shape="id1" draw:start-glue-point="9" draw:end-shape="id2" draw:end-glue-point="1" svg:d="M10227 16499v1622h-1927">
          <text:p/>
        </draw:connector>
        <draw:connector draw:style-name="gr110" draw:text-style-name="P5" draw:layer="layout" draw:type="line" svg:x1="6.561cm" svg:y1="18.121cm" svg:x2="4.5cm" svg:y2="18.08cm" draw:start-shape="id2" draw:start-glue-point="3" draw:end-shape="id3" draw:end-glue-point="15" svg:d="M6561 18121l-2061-41">
          <text:p/>
        </draw:connector>
        <draw:connector draw:style-name="gr111" draw:text-style-name="P5" draw:layer="layout" draw:type="line" svg:x1="11.152cm" svg:y1="15.621cm" svg:x2="13.14cm" svg:y2="14.199cm" draw:start-shape="id1" draw:start-glue-point="6" draw:end-shape="id4" draw:end-glue-point="9" svg:d="M11152 15621l1988-1422">
          <text:p/>
        </draw:connector>
        <draw:connector draw:style-name="gr112" draw:text-style-name="P5" draw:layer="layout" draw:type="line" svg:x1="13.14cm" svg:y1="12.811cm" svg:x2="13.65cm" svg:y2="11.399cm" draw:start-shape="id4" draw:start-glue-point="4" draw:end-shape="id5" draw:end-glue-point="2" svg:d="M13140 12811l510-1412">
          <text:p/>
        </draw:connector>
        <draw:g xml:id="id12" draw:id="id12">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13" draw:text-style-name="P1" draw:layer="layout" svg:width="0.758cm" svg:height="0.486cm" svg:x="7.441cm" svg:y="16.013cm" svg:viewBox="0 0 759 487" svg:d="M0 487c215 0 552-154 697-255 146-101 0-232-73-232z">
            <text:p/>
          </draw:path>
          <draw:g>
            <draw:polygon draw:style-name="gr114" draw:text-style-name="P2" draw:layer="layout" svg:width="0.44cm" svg:height="1.205cm" svg:x="7cm" svg:y="15.294cm" svg:viewBox="0 0 441 1206" draw:points="0,928 0,0 441,278 441,1206">
              <text:p/>
            </draw:polygon>
            <draw:polygon draw:style-name="gr115" draw:text-style-name="P2" draw:layer="layout" svg:width="0.623cm" svg:height="1.321cm" svg:x="7.441cm" svg:y="15.178cm" svg:viewBox="0 0 624 1322" draw:points="0,1322 0,394 624,0 624,928">
              <text:p/>
            </draw:polygon>
            <draw:polygon draw:style-name="gr116" draw:text-style-name="P2" draw:layer="layout" svg:width="1.064cm" svg:height="0.671cm" svg:x="7cm" svg:y="14.9cm" svg:viewBox="0 0 1065 672" draw:points="441,672 0,394 624,0 1065,278">
              <text:p/>
            </draw:polygon>
            <draw:polygon draw:style-name="gr117" draw:text-style-name="P2" draw:layer="layout" svg:width="1.064cm" svg:height="1.599cm" svg:x="7cm" svg:y="14.9cm" svg:viewBox="0 0 1065 1600" draw:points="0,1322 0,394 624,0 1065,278 1065,1206 441,1600">
              <text:p/>
            </draw:polygon>
            <draw:line draw:style-name="gr118" draw:text-style-name="P2" draw:layer="layout" svg:x1="7.367cm" svg:y1="16.269cm" svg:x2="7.073cm" svg:y2="16.083cm">
              <text:p/>
            </draw:line>
            <draw:line draw:style-name="gr119" draw:text-style-name="P2" draw:layer="layout" svg:x1="7.367cm" svg:y1="16.361cm" svg:x2="7.073cm" svg:y2="16.175cm">
              <text:p/>
            </draw:line>
            <draw:line draw:style-name="gr120" draw:text-style-name="P2" draw:layer="layout" svg:x1="7.367cm" svg:y1="16.315cm" svg:x2="7.073cm" svg:y2="16.129cm">
              <text:p/>
            </draw:line>
            <draw:polyline draw:style-name="gr121" draw:text-style-name="P2" draw:layer="layout" svg:width="0.366cm" svg:height="0.277cm" svg:x="7.037cm" svg:y="15.433cm" svg:viewBox="0 0 367 278" draw:points="367,278 0,46 0,0">
              <text:p/>
            </draw:polyline>
            <draw:polyline draw:style-name="gr122" draw:text-style-name="P2" draw:layer="layout" svg:width="0.36cm" svg:height="0.278cm" svg:x="7.043cm" svg:y="15.432cm" svg:viewBox="0 0 361 279" draw:points="361,279 361,233 0,0">
              <text:p/>
            </draw:polyline>
            <draw:polygon draw:style-name="gr123" draw:text-style-name="P2" draw:layer="layout" svg:width="0.042cm" svg:height="0.081cm" svg:x="7.173cm" svg:y="15.896cm" svg:viewBox="0 0 43 82" draw:points="0,55 0,0 43,27 43,82">
              <text:p/>
            </draw:polygon>
            <draw:line draw:style-name="gr124" draw:text-style-name="P2" draw:layer="layout" svg:x1="7.367cm" svg:y1="16.222cm" svg:x2="7.073cm" svg:y2="16.036cm">
              <text:p/>
            </draw:line>
          </draw:g>
        </draw:g>
        <draw:connector draw:style-name="gr125" draw:text-style-name="P5" draw:layer="layout" draw:type="line" svg:x1="10.961cm" svg:y1="9.797cm" svg:x2="12.781cm" svg:y2="10.82cm" draw:start-shape="id6" draw:start-glue-point="14" draw:end-shape="id5" svg:d="M10961 9797l1820 1023">
          <text:p/>
        </draw:connector>
        <draw:connector draw:style-name="gr126" draw:text-style-name="P5" draw:layer="layout" draw:type="line" svg:x1="11.132cm" svg:y1="9.22cm" svg:x2="13.65cm" svg:y2="10.241cm" draw:start-shape="id6" draw:start-glue-point="6" draw:end-shape="id5" draw:end-glue-point="0" svg:d="M11132 9220l2518 1021">
          <text:p/>
        </draw:connector>
        <draw:g xml:id="id8" draw:id="id8">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27" draw:text-style-name="P1" draw:layer="layout" svg:width="0.19cm" svg:height="0.121cm" svg:x="7.29cm" svg:y="9.677cm" svg:viewBox="0 0 191 122" svg:d="M0 122c48 0 191-41 191-71 0-31-4-51-52-51 0 30-140 30-139 122z">
              <text:p/>
            </draw:path>
            <draw:g>
              <draw:polygon draw:style-name="gr128" draw:text-style-name="P2" draw:layer="layout" svg:width="0.086cm" svg:height="0.101cm" svg:x="7.219cm" svg:y="9.697cm" svg:viewBox="0 0 87 102" draw:points="0,61 17,0 87,41 70,102">
                <text:p/>
              </draw:polygon>
              <draw:polygon draw:style-name="gr129" draw:text-style-name="P2" draw:layer="layout" svg:width="0.191cm" svg:height="0.111cm" svg:x="7.237cm" svg:y="9.626cm" svg:viewBox="0 0 192 112" draw:points="0,71 35,41 87,10 122,0 192,41 157,51 105,81 70,112">
                <text:p/>
              </draw:polygon>
              <draw:path draw:style-name="gr130" draw:text-style-name="P2" draw:layer="layout" svg:width="0.156cm" svg:height="0.131cm" svg:x="7.289cm" svg:y="9.667cm" svg:viewBox="0 0 157 132" svg:d="M157 41c0-61-35-41-70-21-35 21-70 21-87 112 0 0 70-41 157-91z">
                <text:p/>
              </draw:path>
              <draw:path draw:style-name="gr131" draw:text-style-name="P2" draw:layer="layout" svg:width="0.226cm" svg:height="0.172cm" svg:x="7.219cm" svg:y="9.626cm" svg:viewBox="0 0 227 173" svg:d="M140 0c-35 10-35 10-70 30-18 11-53 21-70 102 35 20 35 20 70 41 20-10 122-71 157-92 0-51-35-51-87-81z">
                <text:p/>
              </draw:path>
            </draw:g>
          </draw:g>
          <draw:g>
            <draw:path draw:style-name="gr132" draw:text-style-name="P1" draw:layer="layout" svg:width="0.313cm" svg:height="0.243cm" svg:x="7.132cm" svg:y="9.19cm" svg:viewBox="0 0 314 244" svg:d="M1 244c48 0 313-11 313-102s-91-142-139-142c0 30-191 20-174 244z">
              <text:p/>
            </draw:path>
            <draw:g>
              <draw:polygon draw:style-name="gr133" draw:text-style-name="P2" draw:layer="layout" svg:width="0.173cm" svg:height="0.141cm" svg:x="6.958cm" svg:y="9.291cm" svg:viewBox="0 0 174 142" draw:points="0,41 0,0 174,102 174,142">
                <text:p/>
              </draw:polygon>
              <draw:polygon draw:style-name="gr134" draw:text-style-name="P2" draw:layer="layout" svg:width="0.173cm" svg:height="0.172cm" svg:x="7.097cm" svg:y="9.139cm" svg:viewBox="0 0 174 173" draw:points="0,71 0,0 174,102 174,173">
                <text:p/>
              </draw:polygon>
              <draw:polygon draw:style-name="gr135" draw:text-style-name="P2" draw:layer="layout" svg:width="0.313cm" svg:height="0.182cm" svg:x="6.958cm" svg:y="9.21cm" svg:viewBox="0 0 314 183" draw:points="0,81 140,0 314,102 174,183">
                <text:p/>
              </draw:polygon>
              <draw:line draw:style-name="gr136" draw:text-style-name="P2" draw:layer="layout" svg:x1="7.097cm" svg:y1="9.21cm" svg:x2="7.271cm" svg:y2="9.312cm">
                <text:p/>
              </draw:line>
              <draw:polygon draw:style-name="gr137" draw:text-style-name="P2" draw:layer="layout" svg:width="0.173cm" svg:height="0.172cm" svg:x="7.132cm" svg:y="9.261cm" svg:viewBox="0 0 174 173" draw:points="0,173 0,132 140,51 140,0 174,20 174,71">
                <text:p/>
              </draw:polygon>
              <draw:polygon draw:style-name="gr138" draw:text-style-name="P2" draw:layer="layout" svg:width="0.557cm" svg:height="0.771cm" svg:x="6.766cm" svg:y="8.519cm" svg:viewBox="0 0 558 772" draw:points="0,447 0,0 558,325 558,772">
                <text:p/>
              </draw:polygon>
              <draw:polygon draw:style-name="gr139" draw:text-style-name="P2" draw:layer="layout" svg:width="0.522cm" svg:height="0.71cm" svg:x="6.783cm" svg:y="8.55cm" svg:viewBox="0 0 523 711" draw:points="0,406 0,0 523,305 523,711">
                <text:p/>
              </draw:polygon>
              <draw:polygon draw:style-name="gr140" draw:text-style-name="P2" draw:layer="layout" svg:width="0.592cm" svg:height="0.344cm" svg:x="6.766cm" svg:y="8.499cm" svg:viewBox="0 0 593 345" draw:points="558,345 0,20 35,0 593,325">
                <text:p/>
              </draw:polygon>
              <draw:polygon draw:style-name="gr141" draw:text-style-name="P2" draw:layer="layout" svg:width="0.034cm" svg:height="0.466cm" svg:x="7.324cm" svg:y="8.824cm" svg:viewBox="0 0 35 467" draw:points="0,467 0,20 35,0 35,447">
                <text:p/>
              </draw:polygon>
              <draw:polygon draw:style-name="gr142" draw:text-style-name="P2" draw:layer="layout" svg:width="0.592cm" svg:height="0.933cm" svg:x="6.766cm" svg:y="8.499cm" svg:viewBox="0 0 593 934" draw:points="35,0 593,325 593,772 558,792 541,782 541,833 366,934 192,833 192,792 331,711 331,660 0,467 0,20">
                <text:p/>
              </draw:polygon>
            </draw:g>
          </draw:g>
          <draw:g>
            <draw:path draw:style-name="gr143" draw:text-style-name="P1" draw:layer="layout" svg:width="0.226cm" svg:height="0.121cm" svg:x="7.062cm" svg:y="9.565cm" svg:viewBox="0 0 227 122" svg:d="M1 122c48 0 226-51 226-81 0-31-4-41-52-41 0 30-192 20-174 122z">
              <text:p/>
            </draw:path>
            <draw:g>
              <draw:polygon draw:style-name="gr144" draw:text-style-name="P2" draw:layer="layout" svg:width="0.749cm" svg:height="0.436cm" svg:x="6.504cm" svg:y="9.22cm" svg:viewBox="0 0 750 437" draw:points="558,437 0,112 192,0 750,325">
                <text:p/>
              </draw:polygon>
              <draw:polygon draw:style-name="gr145" draw:text-style-name="P3" draw:layer="layout" svg:width="0.505cm" svg:height="0.293cm" svg:x="6.556cm" svg:y="9.251cm" svg:viewBox="0 0 506 294" draw:points="0,81 140,0 506,213 366,294">
                <text:p/>
              </draw:polygon>
              <draw:polygon draw:style-name="gr146" draw:text-style-name="P3" draw:layer="layout" svg:width="0.243cm" svg:height="0.141cm" svg:x="6.958cm" svg:y="9.484cm" svg:viewBox="0 0 244 142" draw:points="0,81 140,0 244,61 105,142">
                <text:p/>
              </draw:polygon>
              <draw:polygon draw:style-name="gr147" draw:text-style-name="P2" draw:layer="layout" svg:width="0.191cm" svg:height="0.151cm" svg:x="7.062cm" svg:y="9.545cm" svg:viewBox="0 0 192 152" draw:points="0,152 0,112 192,0 192,41">
                <text:p/>
              </draw:polygon>
              <draw:line draw:style-name="gr148" draw:text-style-name="P2" draw:layer="layout" svg:x1="6.591cm" svg:y1="9.311cm" svg:x2="6.957cm" svg:y2="9.524cm">
                <text:p/>
              </draw:line>
              <draw:line draw:style-name="gr149" draw:text-style-name="P2" draw:layer="layout" svg:x1="6.626cm" svg:y1="9.291cm" svg:x2="6.992cm" svg:y2="9.504cm">
                <text:p/>
              </draw:line>
              <draw:line draw:style-name="gr150" draw:text-style-name="P2" draw:layer="layout" svg:x1="6.661cm" svg:y1="9.271cm" svg:x2="7.027cm" svg:y2="9.484cm">
                <text:p/>
              </draw:line>
              <draw:line draw:style-name="gr151" draw:text-style-name="P2" draw:layer="layout" svg:x1="6.993cm" svg:y1="9.463cm" svg:x2="7.028cm" svg:y2="9.443cm">
                <text:p/>
              </draw:line>
              <draw:line draw:style-name="gr152" draw:text-style-name="P2" draw:layer="layout" svg:x1="6.958cm" svg:y1="9.443cm" svg:x2="6.993cm" svg:y2="9.423cm">
                <text:p/>
              </draw:line>
              <draw:line draw:style-name="gr153" draw:text-style-name="P2" draw:layer="layout" svg:x1="6.923cm" svg:y1="9.423cm" svg:x2="6.958cm" svg:y2="9.403cm">
                <text:p/>
              </draw:line>
              <draw:line draw:style-name="gr154" draw:text-style-name="P2" draw:layer="layout" svg:x1="6.94cm" svg:y1="9.474cm" svg:x2="6.975cm" svg:y2="9.454cm">
                <text:p/>
              </draw:line>
              <draw:line draw:style-name="gr155" draw:text-style-name="P2" draw:layer="layout" svg:x1="6.905cm" svg:y1="9.453cm" svg:x2="6.94cm" svg:y2="9.433cm">
                <text:p/>
              </draw:line>
              <draw:line draw:style-name="gr156" draw:text-style-name="P2" draw:layer="layout" svg:x1="6.87cm" svg:y1="9.433cm" svg:x2="6.905cm" svg:y2="9.413cm">
                <text:p/>
              </draw:line>
              <draw:line draw:style-name="gr157" draw:text-style-name="P2" draw:layer="layout" svg:x1="6.888cm" svg:y1="9.403cm" svg:x2="6.923cm" svg:y2="9.383cm">
                <text:p/>
              </draw:line>
              <draw:line draw:style-name="gr158" draw:text-style-name="P2" draw:layer="layout" svg:x1="6.835cm" svg:y1="9.413cm" svg:x2="6.87cm" svg:y2="9.393cm">
                <text:p/>
              </draw:line>
              <draw:line draw:style-name="gr159" draw:text-style-name="P2" draw:layer="layout" svg:x1="6.853cm" svg:y1="9.382cm" svg:x2="6.888cm" svg:y2="9.362cm">
                <text:p/>
              </draw:line>
              <draw:line draw:style-name="gr160" draw:text-style-name="P2" draw:layer="layout" svg:x1="6.818cm" svg:y1="9.362cm" svg:x2="6.853cm" svg:y2="9.342cm">
                <text:p/>
              </draw:line>
              <draw:line draw:style-name="gr161" draw:text-style-name="P2" draw:layer="layout" svg:x1="6.783cm" svg:y1="9.342cm" svg:x2="6.818cm" svg:y2="9.322cm">
                <text:p/>
              </draw:line>
              <draw:line draw:style-name="gr162" draw:text-style-name="P2" draw:layer="layout" svg:x1="6.801cm" svg:y1="9.392cm" svg:x2="6.836cm" svg:y2="9.372cm">
                <text:p/>
              </draw:line>
              <draw:line draw:style-name="gr163" draw:text-style-name="P2" draw:layer="layout" svg:x1="6.766cm" svg:y1="9.372cm" svg:x2="6.801cm" svg:y2="9.352cm">
                <text:p/>
              </draw:line>
              <draw:line draw:style-name="gr164" draw:text-style-name="P2" draw:layer="layout" svg:x1="6.731cm" svg:y1="9.352cm" svg:x2="6.766cm" svg:y2="9.332cm">
                <text:p/>
              </draw:line>
              <draw:line draw:style-name="gr165" draw:text-style-name="P2" draw:layer="layout" svg:x1="6.748cm" svg:y1="9.321cm" svg:x2="6.783cm" svg:y2="9.301cm">
                <text:p/>
              </draw:line>
              <draw:line draw:style-name="gr166" draw:text-style-name="P2" draw:layer="layout" svg:x1="6.696cm" svg:y1="9.331cm" svg:x2="6.731cm" svg:y2="9.311cm">
                <text:p/>
              </draw:line>
              <draw:line draw:style-name="gr167" draw:text-style-name="P2" draw:layer="layout" svg:x1="6.713cm" svg:y1="9.301cm" svg:x2="6.748cm" svg:y2="9.281cm">
                <text:p/>
              </draw:line>
              <draw:line draw:style-name="gr168" draw:text-style-name="P2" draw:layer="layout" svg:x1="6.678cm" svg:y1="9.281cm" svg:x2="6.713cm" svg:y2="9.261cm">
                <text:p/>
              </draw:line>
              <draw:line draw:style-name="gr169" draw:text-style-name="P2" draw:layer="layout" svg:x1="6.661cm" svg:y1="9.311cm" svg:x2="6.696cm" svg:y2="9.291cm">
                <text:p/>
              </draw:line>
              <draw:line draw:style-name="gr170" draw:text-style-name="P2" draw:layer="layout" svg:x1="6.888cm" svg:y1="9.484cm" svg:x2="6.923cm" svg:y2="9.464cm">
                <text:p/>
              </draw:line>
              <draw:line draw:style-name="gr171" draw:text-style-name="P2" draw:layer="layout" svg:x1="6.853cm" svg:y1="9.463cm" svg:x2="6.888cm" svg:y2="9.443cm">
                <text:p/>
              </draw:line>
              <draw:line draw:style-name="gr172" draw:text-style-name="P2" draw:layer="layout" svg:x1="6.818cm" svg:y1="9.443cm" svg:x2="6.853cm" svg:y2="9.423cm">
                <text:p/>
              </draw:line>
              <draw:line draw:style-name="gr173" draw:text-style-name="P2" draw:layer="layout" svg:x1="6.801cm" svg:y1="9.474cm" svg:x2="6.836cm" svg:y2="9.454cm">
                <text:p/>
              </draw:line>
              <draw:line draw:style-name="gr174" draw:text-style-name="P2" draw:layer="layout" svg:x1="6.766cm" svg:y1="9.453cm" svg:x2="6.801cm" svg:y2="9.433cm">
                <text:p/>
              </draw:line>
              <draw:line draw:style-name="gr175" draw:text-style-name="P2" draw:layer="layout" svg:x1="6.783cm" svg:y1="9.423cm" svg:x2="6.818cm" svg:y2="9.403cm">
                <text:p/>
              </draw:line>
              <draw:line draw:style-name="gr176" draw:text-style-name="P2" draw:layer="layout" svg:x1="6.748cm" svg:y1="9.403cm" svg:x2="6.783cm" svg:y2="9.383cm">
                <text:p/>
              </draw:line>
              <draw:line draw:style-name="gr177" draw:text-style-name="P2" draw:layer="layout" svg:x1="6.713cm" svg:y1="9.382cm" svg:x2="6.748cm" svg:y2="9.362cm">
                <text:p/>
              </draw:line>
              <draw:line draw:style-name="gr178" draw:text-style-name="P2" draw:layer="layout" svg:x1="6.678cm" svg:y1="9.362cm" svg:x2="6.713cm" svg:y2="9.342cm">
                <text:p/>
              </draw:line>
              <draw:line draw:style-name="gr179" draw:text-style-name="P2" draw:layer="layout" svg:x1="6.626cm" svg:y1="9.372cm" svg:x2="6.661cm" svg:y2="9.352cm">
                <text:p/>
              </draw:line>
              <draw:line draw:style-name="gr180" draw:text-style-name="P2" draw:layer="layout" svg:x1="6.644cm" svg:y1="9.342cm" svg:x2="6.679cm" svg:y2="9.322cm">
                <text:p/>
              </draw:line>
              <draw:line draw:style-name="gr181" draw:text-style-name="P2" draw:layer="layout" svg:x1="6.591cm" svg:y1="9.352cm" svg:x2="6.626cm" svg:y2="9.332cm">
                <text:p/>
              </draw:line>
              <draw:line draw:style-name="gr182" draw:text-style-name="P2" draw:layer="layout" svg:x1="6.87cm" svg:y1="9.514cm" svg:x2="6.905cm" svg:y2="9.494cm">
                <text:p/>
              </draw:line>
              <draw:line draw:style-name="gr183" draw:text-style-name="P2" draw:layer="layout" svg:x1="6.835cm" svg:y1="9.494cm" svg:x2="6.87cm" svg:y2="9.474cm">
                <text:p/>
              </draw:line>
              <draw:line draw:style-name="gr184" draw:text-style-name="P2" draw:layer="layout" svg:x1="6.993cm" svg:y1="9.585cm" svg:x2="7.133cm" svg:y2="9.504cm">
                <text:p/>
              </draw:line>
              <draw:line draw:style-name="gr185" draw:text-style-name="P2" draw:layer="layout" svg:x1="7.027cm" svg:y1="9.606cm" svg:x2="7.167cm" svg:y2="9.525cm">
                <text:p/>
              </draw:line>
              <draw:line draw:style-name="gr186" draw:text-style-name="P2" draw:layer="layout" svg:x1="7.062cm" svg:y1="9.504cm" svg:x2="7.167cm" svg:y2="9.565cm">
                <text:p/>
              </draw:line>
              <draw:line draw:style-name="gr187" draw:text-style-name="P2" draw:layer="layout" svg:x1="7.027cm" svg:y1="9.525cm" svg:x2="7.132cm" svg:y2="9.586cm">
                <text:p/>
              </draw:line>
              <draw:line draw:style-name="gr188" draw:text-style-name="P2" draw:layer="layout" svg:x1="6.993cm" svg:y1="9.545cm" svg:x2="7.063cm" svg:y2="9.586cm">
                <text:p/>
              </draw:line>
              <draw:polygon draw:style-name="gr189" draw:text-style-name="P2" draw:layer="layout" svg:width="0.557cm" svg:height="0.365cm" svg:x="6.504cm" svg:y="9.332cm" svg:viewBox="0 0 558 366" draw:points="0,41 0,0 558,325 558,366">
                <text:p/>
              </draw:polygon>
              <draw:polygon draw:style-name="gr190" draw:text-style-name="P2" draw:layer="layout" svg:width="0.749cm" svg:height="0.476cm" svg:x="6.504cm" svg:y="9.22cm" svg:viewBox="0 0 750 477" draw:points="192,0 750,325 750,366 558,477 0,152 0,112">
                <text:p/>
              </draw:polygon>
            </draw:g>
          </draw:g>
        </draw:g>
        <draw:connector draw:style-name="gr126" draw:text-style-name="P5" draw:layer="layout" draw:type="line" svg:x1="10.207cm" svg:y1="8.808cm" svg:x2="7.454cm" svg:y2="7.79cm" draw:start-shape="id6" draw:start-glue-point="4" draw:end-shape="id7" draw:end-glue-point="5" svg:d="M10207 8808l-2753-1018">
          <text:p/>
        </draw:connector>
        <draw:connector draw:style-name="gr125" draw:text-style-name="P5" draw:layer="layout" draw:type="line" svg:x1="9.281cm" svg:y1="9.453cm" svg:x2="7.481cm" svg:y2="9.149cm" draw:start-shape="id6" draw:start-glue-point="3" draw:end-shape="id8" svg:d="M9281 9453l-1800-304">
          <text:p/>
        </draw:connector>
        <draw:connector draw:style-name="gr111" draw:text-style-name="P5" draw:layer="layout" draw:type="line" svg:x1="13.73cm" svg:y1="15.8cm" svg:x2="11.152cm" svg:y2="15.841cm" draw:start-shape="id9" draw:start-glue-point="4" draw:end-shape="id1" draw:end-glue-point="7" svg:d="M13730 15800l-2578 41">
          <text:p/>
        </draw:connector>
        <draw:g xml:id="id10" draw:id="id10">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91" draw:text-style-name="P1" draw:layer="layout" svg:width="0.758cm" svg:height="0.486cm" svg:x="12.222cm" svg:y="18.212cm" svg:viewBox="0 0 759 487" svg:d="M0 487c215 0 552-154 697-255 146-101 0-232-73-232z">
            <text:p/>
          </draw:path>
          <draw:g>
            <draw:polygon draw:style-name="gr192" draw:text-style-name="P2" draw:layer="layout" svg:width="0.44cm" svg:height="1.205cm" svg:x="11.781cm" svg:y="17.493cm" svg:viewBox="0 0 441 1206" draw:points="0,928 0,0 441,278 441,1206">
              <text:p/>
            </draw:polygon>
            <draw:polygon draw:style-name="gr193" draw:text-style-name="P2" draw:layer="layout" svg:width="0.623cm" svg:height="1.321cm" svg:x="12.222cm" svg:y="17.377cm" svg:viewBox="0 0 624 1322" draw:points="0,1322 0,394 624,0 624,928">
              <text:p/>
            </draw:polygon>
            <draw:polygon draw:style-name="gr194" draw:text-style-name="P2" draw:layer="layout" svg:width="1.064cm" svg:height="0.671cm" svg:x="11.781cm" svg:y="17.099cm" svg:viewBox="0 0 1065 672" draw:points="441,672 0,394 624,0 1065,278">
              <text:p/>
            </draw:polygon>
            <draw:polygon draw:style-name="gr195" draw:text-style-name="P2" draw:layer="layout" svg:width="1.064cm" svg:height="1.599cm" svg:x="11.781cm" svg:y="17.099cm" svg:viewBox="0 0 1065 1600" draw:points="0,1322 0,394 624,0 1065,278 1065,1206 441,1600">
              <text:p/>
            </draw:polygon>
            <draw:line draw:style-name="gr196" draw:text-style-name="P2" draw:layer="layout" svg:x1="12.148cm" svg:y1="18.468cm" svg:x2="11.854cm" svg:y2="18.282cm">
              <text:p/>
            </draw:line>
            <draw:line draw:style-name="gr197" draw:text-style-name="P2" draw:layer="layout" svg:x1="12.148cm" svg:y1="18.56cm" svg:x2="11.854cm" svg:y2="18.374cm">
              <text:p/>
            </draw:line>
            <draw:line draw:style-name="gr198" draw:text-style-name="P2" draw:layer="layout" svg:x1="12.148cm" svg:y1="18.514cm" svg:x2="11.854cm" svg:y2="18.328cm">
              <text:p/>
            </draw:line>
            <draw:polyline draw:style-name="gr199" draw:text-style-name="P2" draw:layer="layout" svg:width="0.366cm" svg:height="0.277cm" svg:x="11.818cm" svg:y="17.632cm" svg:viewBox="0 0 367 278" draw:points="367,278 0,46 0,0">
              <text:p/>
            </draw:polyline>
            <draw:polyline draw:style-name="gr200" draw:text-style-name="P2" draw:layer="layout" svg:width="0.36cm" svg:height="0.278cm" svg:x="11.824cm" svg:y="17.631cm" svg:viewBox="0 0 361 279" draw:points="361,279 361,233 0,0">
              <text:p/>
            </draw:polyline>
            <draw:polygon draw:style-name="gr201" draw:text-style-name="P2" draw:layer="layout" svg:width="0.042cm" svg:height="0.081cm" svg:x="11.954cm" svg:y="18.095cm" svg:viewBox="0 0 43 82" draw:points="0,55 0,0 43,27 43,82">
              <text:p/>
            </draw:polygon>
            <draw:line draw:style-name="gr202" draw:text-style-name="P2" draw:layer="layout" svg:x1="12.148cm" svg:y1="18.421cm" svg:x2="11.854cm" svg:y2="18.235cm">
              <text:p/>
            </draw:line>
          </draw:g>
        </draw:g>
        <draw:connector draw:style-name="gr111" draw:text-style-name="P5" draw:layer="layout" draw:type="line" svg:x1="11.781cm" svg:y1="17.899cm" svg:x2="10.799cm" svg:y2="16.299cm" draw:start-shape="id10" draw:start-glue-point="3" draw:end-shape="id1" draw:end-glue-point="14" svg:d="M11781 17899l-982-1600">
          <text:p/>
        </draw:connector>
        <draw:frame draw:style-name="gr203" draw:text-style-name="P6" draw:layer="layout" svg:width="1.481cm" svg:height="0.7cm" svg:x="6.681cm" svg:y="18.099cm">
          <draw:text-box>
            <text:p><text:span text:style-name="T2">Linux</text:span></text:p>
          </draw:text-box>
        </draw:frame>
        <draw:frame draw:style-name="gr203" draw:text-style-name="P6" draw:layer="layout" svg:width="2.5cm" svg:height="0.7cm" svg:x="8.981cm" svg:y="14.599cm">
          <draw:text-box>
            <text:p><text:span text:style-name="T2">NG SW 011</text:span></text:p>
          </draw:text-box>
        </draw:frame>
        <draw:frame draw:style-name="gr204" draw:text-style-name="P6" draw:layer="layout" svg:width="2.8cm" svg:height="0.645cm" svg:x="9.381cm" svg:y="8.154cm">
          <draw:text-box>
            <text:p><text:span text:style-name="T2">NG SW 012</text:span></text:p>
          </draw:text-box>
        </draw:frame>
        <draw:connector draw:style-name="gr126" draw:text-style-name="P5" draw:layer="layout" draw:type="line" svg:x1="1.3cm" svg:y1="3cm" svg:x2="3.543cm" svg:y2="3.025cm" svg:d="M1300 3000l2243 25">
          <text:p/>
        </draw:connector>
        <draw:connector draw:style-name="gr125" draw:text-style-name="P5" draw:layer="layout" draw:type="line" svg:x1="1.357cm" svg:y1="2.275cm" svg:x2="3.6cm" svg:y2="2.3cm" svg:d="M1357 2275l2243 25">
          <text:p/>
        </draw:connector>
        <draw:frame draw:style-name="gr203" draw:text-style-name="P6" draw:layer="layout" svg:width="2.8cm" svg:height="0.7cm" svg:x="4.181cm" svg:y="1.9cm">
          <draw:text-box>
            <text:p><text:span text:style-name="T2">Ligue x</text:span></text:p>
          </draw:text-box>
        </draw:frame>
        <draw:frame draw:style-name="gr203" draw:text-style-name="P6" draw:layer="layout" svg:width="2.8cm" svg:height="0.7cm" svg:x="4.2cm" svg:y="2.68cm">
          <draw:text-box>
            <text:p><text:span text:style-name="T2">(Ligue y)</text:span></text:p>
          </draw:text-box>
        </draw:frame>
        <draw:frame draw:style-name="gr204" draw:text-style-name="P6" draw:layer="layout" svg:width="1.6cm" svg:height="0.645cm" svg:x="8.557cm" svg:y="8.555cm">
          <draw:text-box>
            <text:p><text:span text:style-name="T2">Port 1</text:span></text:p>
          </draw:text-box>
        </draw:frame>
        <draw:frame draw:style-name="gr204" draw:text-style-name="P7" draw:layer="layout" svg:width="0.8cm" svg:height="0.657cm" svg:x="10.4cm" svg:y="16.3cm">
          <draw:text-box>
            <text:p><text:span text:style-name="T3">3</text:span></text:p>
          </draw:text-box>
        </draw:frame>
        <draw:frame draw:style-name="gr204" draw:text-style-name="P7" draw:layer="layout" svg:width="0.8cm" svg:height="0.657cm" svg:x="11.2cm" svg:y="15.9cm">
          <draw:text-box>
            <text:p><text:span text:style-name="T3">4</text:span></text:p>
          </draw:text-box>
        </draw:frame>
        <draw:frame draw:style-name="gr204" draw:text-style-name="P6" draw:layer="layout" svg:width="0.8cm" svg:height="0.645cm" svg:x="8.8cm" svg:y="9.5cm">
          <draw:text-box>
            <text:p><text:span text:style-name="T2">2</text:span></text:p>
          </draw:text-box>
        </draw:frame>
        <draw:frame draw:style-name="gr205" draw:text-style-name="P8" draw:layer="layout" svg:width="0.8cm" svg:height="0.657cm" svg:x="10.481cm" svg:y="10.054cm">
          <draw:text-box>
            <text:p><text:span text:style-name="T4">8</text:span></text:p>
          </draw:text-box>
        </draw:frame>
        <draw:frame draw:style-name="gr206" draw:text-style-name="P7" draw:layer="layout" svg:width="0.8cm" svg:height="0.745cm" svg:x="11.281cm" svg:y="8.754cm">
          <draw:text-box>
            <text:p><text:span text:style-name="T3">5</text:span></text:p>
          </draw:text-box>
        </draw:frame>
        <draw:frame draw:style-name="gr207" draw:text-style-name="P8" draw:layer="layout" svg:width="1.1cm" svg:height="1.039cm" svg:x="12.381cm" svg:y="12.099cm">
          <draw:text-box>
            <text:p><text:span text:style-name="T4">9T</text:span></text:p>
          </draw:text-box>
        </draw:frame>
        <draw:frame draw:style-name="gr204" draw:text-style-name="P7" draw:layer="layout" svg:width="0.8cm" svg:height="0.657cm" svg:x="12.181cm" svg:y="14.054cm">
          <draw:text-box>
            <text:p><text:span text:style-name="T3">1</text:span></text:p>
          </draw:text-box>
        </draw:frame>
        <draw:frame draw:style-name="gr204" draw:text-style-name="P7" draw:layer="layout" svg:width="0.8cm" svg:height="0.657cm" svg:x="10.8cm" svg:y="14.955cm">
          <draw:text-box>
            <text:p><text:span text:style-name="T3">8</text:span></text:p>
          </draw:text-box>
        </draw:frame>
        <draw:frame draw:style-name="gr204" draw:text-style-name="P9" draw:layer="layout" svg:width="1.2cm" svg:height="0.645cm" svg:x="5.481cm" svg:y="17.554cm">
          <draw:text-box>
            <text:p><text:span text:style-name="T5">2</text:span></text:p>
          </draw:text-box>
        </draw:frame>
        <draw:g xml:id="id11" draw:id="id11">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208" draw:text-style-name="P1" draw:layer="layout" svg:width="0.246cm" svg:height="0.14cm" svg:x="8.753cm" svg:y="12.559cm" svg:viewBox="0 0 247 141" svg:d="M0 141c62 0 247-47 247-82s-6-59-68-59c0 35-180 35-179 141z">
              <text:p/>
            </draw:path>
            <draw:g>
              <draw:polygon draw:style-name="gr209" draw:text-style-name="P2" draw:layer="layout" svg:width="0.112cm" svg:height="0.116cm" svg:x="8.662cm" svg:y="12.583cm" svg:viewBox="0 0 113 117" draw:points="0,70 23,0 113,47 90,117">
                <text:p/>
              </draw:polygon>
              <draw:polygon draw:style-name="gr210" draw:text-style-name="P2" draw:layer="layout" svg:width="0.247cm" svg:height="0.128cm" svg:x="8.684cm" svg:y="12.501cm" svg:viewBox="0 0 248 129" draw:points="0,82 45,47 113,12 158,0 248,47 203,59 135,94 90,129">
                <text:p/>
              </draw:polygon>
              <draw:path draw:style-name="gr211" draw:text-style-name="P2" draw:layer="layout" svg:width="0.202cm" svg:height="0.151cm" svg:x="8.752cm" svg:y="12.547cm" svg:viewBox="0 0 203 152" svg:d="M203 47c0-70-45-47-90-23-45 23-90 23-113 128 0 0 90-46 203-105z">
                <text:p/>
              </draw:path>
              <draw:path draw:style-name="gr212" draw:text-style-name="P2" draw:layer="layout" svg:width="0.292cm" svg:height="0.198cm" svg:x="8.662cm" svg:y="12.501cm" svg:viewBox="0 0 293 199" svg:d="M180 0c-45 12-45 12-90 35-22 12-67 24-90 117 45 24 45 24 90 47 26-11 158-82 203-105 0-59-45-59-113-94z">
                <text:p/>
              </draw:path>
            </draw:g>
          </draw:g>
          <draw:g>
            <draw:path draw:style-name="gr213" draw:text-style-name="P1" draw:layer="layout" svg:width="0.405cm" svg:height="0.28cm" svg:x="8.549cm" svg:y="11.997cm" svg:viewBox="0 0 406 281" svg:d="M1 281c62 0 405-11 405-117 0-105-118-164-180-164 0 35-247 24-225 281z">
              <text:p/>
            </draw:path>
            <draw:g>
              <draw:polygon draw:style-name="gr214" draw:text-style-name="P2" draw:layer="layout" svg:width="0.224cm" svg:height="0.163cm" svg:x="8.324cm" svg:y="12.114cm" svg:viewBox="0 0 225 164" draw:points="0,47 0,0 225,117 225,164">
                <text:p/>
              </draw:polygon>
              <draw:polygon draw:style-name="gr215" draw:text-style-name="P2" draw:layer="layout" svg:width="0.224cm" svg:height="0.198cm" svg:x="8.504cm" svg:y="11.938cm" svg:viewBox="0 0 225 199" draw:points="0,82 0,0 225,117 225,199">
                <text:p/>
              </draw:polygon>
              <draw:polygon draw:style-name="gr216" draw:text-style-name="P2" draw:layer="layout" svg:width="0.405cm" svg:height="0.21cm" svg:x="8.324cm" svg:y="12.02cm" svg:viewBox="0 0 406 211" draw:points="0,94 180,0 406,117 225,211">
                <text:p/>
              </draw:polygon>
              <draw:polygon draw:style-name="gr217" draw:text-style-name="P2" draw:layer="layout" svg:width="0.224cm" svg:height="0.198cm" svg:x="8.549cm" svg:y="12.079cm" svg:viewBox="0 0 225 199" draw:points="0,199 0,152 180,59 180,0 225,24 225,82">
                <text:p/>
              </draw:polygon>
              <draw:polygon draw:style-name="gr218" draw:text-style-name="P2" draw:layer="layout" svg:width="0.72cm" svg:height="0.89cm" svg:x="8.076cm" svg:y="11.224cm" svg:viewBox="0 0 721 891" draw:points="0,516 0,0 721,375 721,891">
                <text:p/>
              </draw:polygon>
              <draw:polygon draw:style-name="gr219" draw:text-style-name="P2" draw:layer="layout" svg:width="0.675cm" svg:height="0.819cm" svg:x="8.099cm" svg:y="11.259cm" svg:viewBox="0 0 676 820" draw:points="0,469 0,0 676,352 676,820">
                <text:p/>
              </draw:polygon>
              <draw:polygon draw:style-name="gr220" draw:text-style-name="P2" draw:layer="layout" svg:width="0.765cm" svg:height="0.397cm" svg:x="8.076cm" svg:y="11.2cm" svg:viewBox="0 0 766 398" draw:points="721,398 0,24 45,0 766,375">
                <text:p/>
              </draw:polygon>
              <draw:polygon draw:style-name="gr221" draw:text-style-name="P2" draw:layer="layout" svg:width="0.044cm" svg:height="0.538cm" svg:x="8.797cm" svg:y="11.575cm" svg:viewBox="0 0 45 539" draw:points="0,539 0,24 45,0 45,516">
                <text:p/>
              </draw:polygon>
              <draw:polygon draw:style-name="gr222" draw:text-style-name="P2" draw:layer="layout" svg:width="0.765cm" svg:height="1.077cm" svg:x="8.076cm" svg:y="11.2cm" svg:viewBox="0 0 766 1078" draw:points="45,0 766,375 766,891 721,914 698,902 698,961 473,1078 248,961 248,914 428,820 428,762 0,539 0,24">
                <text:p/>
              </draw:polygon>
            </draw:g>
          </draw:g>
          <draw:g>
            <draw:path draw:style-name="gr223" draw:text-style-name="P1" draw:layer="layout" svg:width="0.293cm" svg:height="0.14cm" svg:x="8.459cm" svg:y="12.43cm" svg:viewBox="0 0 294 141" svg:d="M2 141c62 0 292-59 292-94s-6-47-68-47c0 35-248 24-224 141z">
              <text:p/>
            </draw:path>
            <draw:g>
              <draw:polygon draw:style-name="gr224" draw:text-style-name="P2" draw:layer="layout" svg:width="0.968cm" svg:height="0.503cm" svg:x="7.738cm" svg:y="12.032cm" svg:viewBox="0 0 969 504" draw:points="721,504 0,129 248,0 969,375">
                <text:p/>
              </draw:polygon>
              <draw:polygon draw:style-name="gr225" draw:text-style-name="P3" draw:layer="layout" svg:width="0.652cm" svg:height="0.339cm" svg:x="7.806cm" svg:y="12.067cm" svg:viewBox="0 0 653 340" draw:points="0,94 180,0 653,246 473,340">
                <text:p/>
              </draw:polygon>
              <draw:polygon draw:style-name="gr226" draw:text-style-name="P3" draw:layer="layout" svg:width="0.315cm" svg:height="0.163cm" svg:x="8.324cm" svg:y="12.337cm" svg:viewBox="0 0 316 164" draw:points="0,94 180,0 316,70 135,164">
                <text:p/>
              </draw:polygon>
              <draw:polygon draw:style-name="gr227" draw:text-style-name="P2" draw:layer="layout" svg:width="0.247cm" svg:height="0.175cm" svg:x="8.459cm" svg:y="12.407cm" svg:viewBox="0 0 248 176" draw:points="0,176 0,129 248,0 248,47">
                <text:p/>
              </draw:polygon>
              <draw:line draw:style-name="gr228" draw:text-style-name="P2" draw:layer="layout" svg:x1="7.851cm" svg:y1="12.137cm" svg:x2="8.324cm" svg:y2="12.383cm">
                <text:p/>
              </draw:line>
              <draw:line draw:style-name="gr229" draw:text-style-name="P2" draw:layer="layout" svg:x1="7.896cm" svg:y1="12.114cm" svg:x2="8.369cm" svg:y2="12.36cm">
                <text:p/>
              </draw:line>
              <draw:line draw:style-name="gr230" draw:text-style-name="P2" draw:layer="layout" svg:x1="7.941cm" svg:y1="12.091cm" svg:x2="8.414cm" svg:y2="12.337cm">
                <text:p/>
              </draw:line>
              <draw:line draw:style-name="gr231" draw:text-style-name="P2" draw:layer="layout" svg:x1="8.369cm" svg:y1="12.314cm" svg:x2="8.414cm" svg:y2="12.29cm">
                <text:p/>
              </draw:line>
              <draw:line draw:style-name="gr232" draw:text-style-name="P2" draw:layer="layout" svg:x1="8.324cm" svg:y1="12.29cm" svg:x2="8.369cm" svg:y2="12.266cm">
                <text:p/>
              </draw:line>
              <draw:line draw:style-name="gr233" draw:text-style-name="P2" draw:layer="layout" svg:x1="8.279cm" svg:y1="12.267cm" svg:x2="8.324cm" svg:y2="12.243cm">
                <text:p/>
              </draw:line>
              <draw:line draw:style-name="gr234" draw:text-style-name="P2" draw:layer="layout" svg:x1="8.301cm" svg:y1="12.325cm" svg:x2="8.346cm" svg:y2="12.301cm">
                <text:p/>
              </draw:line>
              <draw:line draw:style-name="gr235" draw:text-style-name="P2" draw:layer="layout" svg:x1="8.256cm" svg:y1="12.302cm" svg:x2="8.301cm" svg:y2="12.278cm">
                <text:p/>
              </draw:line>
              <draw:line draw:style-name="gr236" draw:text-style-name="P2" draw:layer="layout" svg:x1="8.211cm" svg:y1="12.279cm" svg:x2="8.256cm" svg:y2="12.255cm">
                <text:p/>
              </draw:line>
              <draw:line draw:style-name="gr237" draw:text-style-name="P2" draw:layer="layout" svg:x1="8.234cm" svg:y1="12.243cm" svg:x2="8.279cm" svg:y2="12.219cm">
                <text:p/>
              </draw:line>
              <draw:line draw:style-name="gr238" draw:text-style-name="P2" draw:layer="layout" svg:x1="8.166cm" svg:y1="12.255cm" svg:x2="8.211cm" svg:y2="12.231cm">
                <text:p/>
              </draw:line>
              <draw:line draw:style-name="gr239" draw:text-style-name="P2" draw:layer="layout" svg:x1="8.189cm" svg:y1="12.22cm" svg:x2="8.234cm" svg:y2="12.196cm">
                <text:p/>
              </draw:line>
              <draw:line draw:style-name="gr240" draw:text-style-name="P2" draw:layer="layout" svg:x1="8.144cm" svg:y1="12.197cm" svg:x2="8.189cm" svg:y2="12.173cm">
                <text:p/>
              </draw:line>
              <draw:line draw:style-name="gr241" draw:text-style-name="P2" draw:layer="layout" svg:x1="8.099cm" svg:y1="12.173cm" svg:x2="8.144cm" svg:y2="12.149cm">
                <text:p/>
              </draw:line>
              <draw:line draw:style-name="gr242" draw:text-style-name="P2" draw:layer="layout" svg:x1="8.121cm" svg:y1="12.232cm" svg:x2="8.166cm" svg:y2="12.208cm">
                <text:p/>
              </draw:line>
              <draw:line draw:style-name="gr243" draw:text-style-name="P2" draw:layer="layout" svg:x1="8.076cm" svg:y1="12.208cm" svg:x2="8.121cm" svg:y2="12.184cm">
                <text:p/>
              </draw:line>
              <draw:line draw:style-name="gr244" draw:text-style-name="P2" draw:layer="layout" svg:x1="8.031cm" svg:y1="12.185cm" svg:x2="8.076cm" svg:y2="12.161cm">
                <text:p/>
              </draw:line>
              <draw:line draw:style-name="gr245" draw:text-style-name="P2" draw:layer="layout" svg:x1="8.054cm" svg:y1="12.15cm" svg:x2="8.099cm" svg:y2="12.126cm">
                <text:p/>
              </draw:line>
              <draw:line draw:style-name="gr246" draw:text-style-name="P2" draw:layer="layout" svg:x1="7.986cm" svg:y1="12.161cm" svg:x2="8.031cm" svg:y2="12.137cm">
                <text:p/>
              </draw:line>
              <draw:line draw:style-name="gr247" draw:text-style-name="P2" draw:layer="layout" svg:x1="8.008cm" svg:y1="12.126cm" svg:x2="8.053cm" svg:y2="12.102cm">
                <text:p/>
              </draw:line>
              <draw:line draw:style-name="gr248" draw:text-style-name="P2" draw:layer="layout" svg:x1="7.963cm" svg:y1="12.103cm" svg:x2="8.008cm" svg:y2="12.079cm">
                <text:p/>
              </draw:line>
              <draw:line draw:style-name="gr249" draw:text-style-name="P2" draw:layer="layout" svg:x1="7.941cm" svg:y1="12.138cm" svg:x2="7.986cm" svg:y2="12.114cm">
                <text:p/>
              </draw:line>
              <draw:line draw:style-name="gr250" draw:text-style-name="P2" draw:layer="layout" svg:x1="8.234cm" svg:y1="12.337cm" svg:x2="8.279cm" svg:y2="12.313cm">
                <text:p/>
              </draw:line>
              <draw:line draw:style-name="gr251" draw:text-style-name="P2" draw:layer="layout" svg:x1="8.189cm" svg:y1="12.314cm" svg:x2="8.234cm" svg:y2="12.29cm">
                <text:p/>
              </draw:line>
              <draw:line draw:style-name="gr252" draw:text-style-name="P2" draw:layer="layout" svg:x1="8.144cm" svg:y1="12.29cm" svg:x2="8.189cm" svg:y2="12.266cm">
                <text:p/>
              </draw:line>
              <draw:line draw:style-name="gr253" draw:text-style-name="P2" draw:layer="layout" svg:x1="8.121cm" svg:y1="12.325cm" svg:x2="8.166cm" svg:y2="12.301cm">
                <text:p/>
              </draw:line>
              <draw:line draw:style-name="gr254" draw:text-style-name="P2" draw:layer="layout" svg:x1="8.076cm" svg:y1="12.302cm" svg:x2="8.121cm" svg:y2="12.278cm">
                <text:p/>
              </draw:line>
              <draw:line draw:style-name="gr255" draw:text-style-name="P2" draw:layer="layout" svg:x1="8.099cm" svg:y1="12.267cm" svg:x2="8.144cm" svg:y2="12.243cm">
                <text:p/>
              </draw:line>
              <draw:line draw:style-name="gr256" draw:text-style-name="P2" draw:layer="layout" svg:x1="8.054cm" svg:y1="12.243cm" svg:x2="8.099cm" svg:y2="12.219cm">
                <text:p/>
              </draw:line>
              <draw:line draw:style-name="gr257" draw:text-style-name="P2" draw:layer="layout" svg:x1="8.008cm" svg:y1="12.22cm" svg:x2="8.053cm" svg:y2="12.196cm">
                <text:p/>
              </draw:line>
              <draw:line draw:style-name="gr258" draw:text-style-name="P2" draw:layer="layout" svg:x1="7.963cm" svg:y1="12.197cm" svg:x2="8.008cm" svg:y2="12.173cm">
                <text:p/>
              </draw:line>
              <draw:line draw:style-name="gr259" draw:text-style-name="P2" draw:layer="layout" svg:x1="7.896cm" svg:y1="12.208cm" svg:x2="7.941cm" svg:y2="12.184cm">
                <text:p/>
              </draw:line>
              <draw:line draw:style-name="gr260" draw:text-style-name="P2" draw:layer="layout" svg:x1="7.918cm" svg:y1="12.173cm" svg:x2="7.963cm" svg:y2="12.149cm">
                <text:p/>
              </draw:line>
              <draw:line draw:style-name="gr261" draw:text-style-name="P2" draw:layer="layout" svg:x1="7.851cm" svg:y1="12.185cm" svg:x2="7.896cm" svg:y2="12.161cm">
                <text:p/>
              </draw:line>
              <draw:line draw:style-name="gr262" draw:text-style-name="P2" draw:layer="layout" svg:x1="8.211cm" svg:y1="12.372cm" svg:x2="8.256cm" svg:y2="12.348cm">
                <text:p/>
              </draw:line>
              <draw:line draw:style-name="gr263" draw:text-style-name="P2" draw:layer="layout" svg:x1="8.166cm" svg:y1="12.349cm" svg:x2="8.211cm" svg:y2="12.325cm">
                <text:p/>
              </draw:line>
              <draw:line draw:style-name="gr264" draw:text-style-name="P2" draw:layer="layout" svg:x1="8.369cm" svg:y1="12.454cm" svg:x2="8.549cm" svg:y2="12.36cm">
                <text:p/>
              </draw:line>
              <draw:line draw:style-name="gr265" draw:text-style-name="P2" draw:layer="layout" svg:x1="8.414cm" svg:y1="12.477cm" svg:x2="8.594cm" svg:y2="12.383cm">
                <text:p/>
              </draw:line>
              <draw:line draw:style-name="gr266" draw:text-style-name="P2" draw:layer="layout" svg:x1="8.459cm" svg:y1="12.36cm" svg:x2="8.594cm" svg:y2="12.43cm">
                <text:p/>
              </draw:line>
              <draw:line draw:style-name="gr267" draw:text-style-name="P2" draw:layer="layout" svg:x1="8.414cm" svg:y1="12.383cm" svg:x2="8.549cm" svg:y2="12.453cm">
                <text:p/>
              </draw:line>
              <draw:line draw:style-name="gr268" draw:text-style-name="P2" draw:layer="layout" svg:x1="8.369cm" svg:y1="12.407cm" svg:x2="8.459cm" svg:y2="12.454cm">
                <text:p/>
              </draw:line>
              <draw:polygon draw:style-name="gr269" draw:text-style-name="P2" draw:layer="layout" svg:width="0.72cm" svg:height="0.421cm" svg:x="7.738cm" svg:y="12.161cm" svg:viewBox="0 0 721 422" draw:points="0,47 0,0 721,375 721,422">
                <text:p/>
              </draw:polygon>
              <draw:polygon draw:style-name="gr270" draw:text-style-name="P2" draw:layer="layout" svg:width="0.968cm" svg:height="0.55cm" svg:x="7.738cm" svg:y="12.032cm" svg:viewBox="0 0 969 551" draw:points="248,0 969,375 969,422 721,551 0,176 0,129">
                <text:p/>
              </draw:polygon>
            </draw:g>
          </draw:g>
        </draw:g>
        <draw:connector draw:style-name="gr271" draw:text-style-name="P5" draw:layer="layout" svg:x1="8.824cm" svg:y1="11.814cm" svg:x2="9.713cm" svg:y2="9.823cm" draw:start-shape="id11" draw:start-glue-point="5" draw:end-shape="id6" draw:end-glue-point="10" svg:d="M8824 11814h889v-1991">
          <text:p/>
        </draw:connector>
        <draw:frame draw:style-name="gr203" draw:text-style-name="P6" draw:layer="layout" svg:width="2cm" svg:height="0.7cm" svg:x="7.281cm" svg:y="12.699cm">
          <draw:text-box>
            <text:p><text:span text:style-name="T2">STA adm</text:span></text:p>
          </draw:text-box>
        </draw:frame>
        <draw:frame draw:style-name="gr204" draw:text-style-name="P6" draw:layer="layout" svg:width="0.8cm" svg:height="0.645cm" svg:x="9.6cm" svg:y="10cm">
          <draw:text-box draw:corner-radius="1.1cm">
            <text:p><text:span text:style-name="T2">3</text:span></text:p>
          </draw:text-box>
        </draw:frame>
        <draw:frame draw:style-name="gr204" draw:text-style-name="P6" draw:layer="layout" svg:width="1.4cm" svg:height="0.645cm" svg:x="12.481cm" svg:y="11.354cm">
          <draw:text-box>
            <text:p><text:span text:style-name="T2">eth 0</text:span></text:p>
          </draw:text-box>
        </draw:frame>
        <draw:frame draw:style-name="gr205" draw:text-style-name="P6" draw:layer="layout" svg:width="1.381cm" svg:height="0.645cm" svg:x="12.881cm" svg:y="9.699cm">
          <draw:text-box>
            <text:p><text:span text:style-name="T2">eth 2</text:span></text:p>
          </draw:text-box>
        </draw:frame>
        <draw:frame draw:style-name="gr204" draw:text-style-name="P6" draw:layer="layout" svg:width="1.5cm" svg:height="0.645cm" svg:x="11.681cm" svg:y="16.499cm">
          <draw:text-box>
            <text:p><text:span text:style-name="T2">GLPI</text:span></text:p>
          </draw:text-box>
        </draw:frame>
        <draw:g xml:id="id9" draw:id="id9">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272" draw:text-style-name="P1" draw:layer="layout" svg:width="0.758cm" svg:height="0.486cm" svg:x="13.541cm" svg:y="16.913cm" svg:viewBox="0 0 759 487" svg:d="M0 487c215 0 552-154 697-255 146-101 0-232-73-232z">
            <text:p/>
          </draw:path>
          <draw:g>
            <draw:polygon draw:style-name="gr273" draw:text-style-name="P2" draw:layer="layout" svg:width="0.44cm" svg:height="1.205cm" svg:x="13.1cm" svg:y="16.194cm" svg:viewBox="0 0 441 1206" draw:points="0,928 0,0 441,278 441,1206">
              <text:p/>
            </draw:polygon>
            <draw:polygon draw:style-name="gr274" draw:text-style-name="P2" draw:layer="layout" svg:width="0.623cm" svg:height="1.321cm" svg:x="13.541cm" svg:y="16.078cm" svg:viewBox="0 0 624 1322" draw:points="0,1322 0,394 624,0 624,928">
              <text:p/>
            </draw:polygon>
            <draw:polygon draw:style-name="gr275" draw:text-style-name="P2" draw:layer="layout" svg:width="1.064cm" svg:height="0.671cm" svg:x="13.1cm" svg:y="15.8cm" svg:viewBox="0 0 1065 672" draw:points="441,672 0,394 624,0 1065,278">
              <text:p/>
            </draw:polygon>
            <draw:polygon draw:style-name="gr276" draw:text-style-name="P2" draw:layer="layout" svg:width="1.064cm" svg:height="1.599cm" svg:x="13.1cm" svg:y="15.8cm" svg:viewBox="0 0 1065 1600" draw:points="0,1322 0,394 624,0 1065,278 1065,1206 441,1600">
              <text:p/>
            </draw:polygon>
            <draw:line draw:style-name="gr277" draw:text-style-name="P2" draw:layer="layout" svg:x1="13.467cm" svg:y1="17.169cm" svg:x2="13.173cm" svg:y2="16.983cm">
              <text:p/>
            </draw:line>
            <draw:line draw:style-name="gr278" draw:text-style-name="P2" draw:layer="layout" svg:x1="13.467cm" svg:y1="17.261cm" svg:x2="13.173cm" svg:y2="17.075cm">
              <text:p/>
            </draw:line>
            <draw:line draw:style-name="gr279" draw:text-style-name="P2" draw:layer="layout" svg:x1="13.467cm" svg:y1="17.215cm" svg:x2="13.173cm" svg:y2="17.029cm">
              <text:p/>
            </draw:line>
            <draw:polyline draw:style-name="gr280" draw:text-style-name="P2" draw:layer="layout" svg:width="0.366cm" svg:height="0.277cm" svg:x="13.137cm" svg:y="16.333cm" svg:viewBox="0 0 367 278" draw:points="367,278 0,46 0,0">
              <text:p/>
            </draw:polyline>
            <draw:polyline draw:style-name="gr281" draw:text-style-name="P2" draw:layer="layout" svg:width="0.36cm" svg:height="0.278cm" svg:x="13.143cm" svg:y="16.332cm" svg:viewBox="0 0 361 279" draw:points="361,279 361,233 0,0">
              <text:p/>
            </draw:polyline>
            <draw:polygon draw:style-name="gr282" draw:text-style-name="P2" draw:layer="layout" svg:width="0.042cm" svg:height="0.081cm" svg:x="13.273cm" svg:y="16.796cm" svg:viewBox="0 0 43 82" draw:points="0,55 0,0 43,27 43,82">
              <text:p/>
            </draw:polygon>
            <draw:line draw:style-name="gr283" draw:text-style-name="P2" draw:layer="layout" svg:x1="13.467cm" svg:y1="17.122cm" svg:x2="13.173cm" svg:y2="16.936cm">
              <text:p/>
            </draw:line>
          </draw:g>
        </draw:g>
        <draw:connector draw:style-name="gr111" draw:text-style-name="P5" draw:layer="layout" draw:type="line" svg:x1="8.051cm" svg:y1="15.628cm" svg:x2="9.301cm" svg:y2="15.621cm" draw:start-shape="id12" draw:start-glue-point="7" draw:end-shape="id1" draw:end-glue-point="12" svg:d="M8051 15628l1250-7">
          <text:p/>
        </draw:connector>
        <draw:frame draw:style-name="gr284" draw:text-style-name="P6" draw:layer="layout" svg:width="1.8cm" svg:height="1.433cm" svg:x="6.481cm" svg:y="16.499cm">
          <draw:text-box>
            <text:p><text:span text:style-name="T2">DNS </text:span></text:p>
          </draw:text-box>
        </draw:frame>
        <draw:frame draw:style-name="gr204" draw:text-style-name="P7" draw:layer="layout" svg:width="0.8cm" svg:height="0.657cm" svg:x="8.9cm" svg:y="15.1cm">
          <draw:text-box>
            <text:p><text:span text:style-name="T3">1</text:span></text:p>
          </draw:text-box>
        </draw:frame>
        <draw:frame draw:style-name="gr204" draw:text-style-name="P7" draw:layer="layout" svg:width="1.6cm" svg:height="0.657cm" svg:x="8.957cm" svg:y="16.355cm">
          <draw:text-box>
            <text:p><text:span text:style-name="T3">Port 2</text:span></text:p>
          </draw:text-box>
        </draw:frame>
        <draw:frame draw:style-name="gr203" draw:text-style-name="P6" draw:layer="layout" svg:width="2.1cm" svg:height="0.7cm" svg:x="12.981cm" svg:y="15.199cm">
          <draw:text-box>
            <text:p><text:span text:style-name="T2">Nextcloud</text:span></text:p>
          </draw:text-box>
        </draw:frame>
        <draw:frame draw:style-name="gr203" draw:text-style-name="P6" draw:layer="layout" svg:width="2.5cm" svg:height="0.7cm" svg:x="14.281cm" svg:y="13.199cm">
          <draw:text-box>
            <text:p><text:span text:style-name="T2">HP SW 013</text:span></text:p>
          </draw:text-box>
        </draw:frame>
        <draw:frame draw:style-name="gr205" draw:text-style-name="P7" draw:layer="layout" svg:width="0.8cm" svg:height="0.657cm" svg:x="11.081cm" svg:y="9.499cm">
          <draw:text-box>
            <text:p><text:span text:style-name="T3">6</text:span></text:p>
          </draw:text-box>
        </draw:frame>
        <draw:connector draw:style-name="gr112" draw:text-style-name="P5" draw:layer="layout" draw:type="line" svg:x1="10.207cm" svg:y1="10.098cm" svg:x2="12.646cm" svg:y2="13.048cm" draw:start-shape="id6" draw:start-glue-point="9" draw:end-shape="id4" draw:end-glue-point="13" svg:d="M10207 10098l2439 2950">
          <text:p/>
        </draw:connector>
        <draw:frame draw:style-name="gr204" draw:text-style-name="P7" draw:layer="layout" svg:width="0.8cm" svg:height="0.657cm" svg:x="11.881cm" svg:y="12.554cm">
          <draw:text-box>
            <text:p><text:span text:style-name="T3">2</text:span></text:p>
          </draw:text-box>
        </draw:frame>
        <draw:connector draw:style-name="gr109" draw:text-style-name="P5" draw:layer="layout" svg:x1="13.633cm" svg:y1="13.018cm" svg:x2="14.52cm" svg:y2="10.82cm" draw:start-shape="id4" draw:start-glue-point="5" draw:end-shape="id5" draw:end-glue-point="1" svg:d="M13633 13018v-913h1407v-1285h-520">
          <text:p/>
        </draw:connector>
        <draw:frame draw:style-name="gr205" draw:text-style-name="P8" draw:layer="layout" svg:width="1.3cm" svg:height="0.657cm" svg:x="13.581cm" svg:y="12.454cm">
          <draw:text-box>
            <text:p><text:span text:style-name="T4">3</text:span></text:p>
          </draw:text-box>
        </draw:frame>
        <draw:frame draw:style-name="gr285" draw:text-style-name="P6" draw:layer="layout" svg:width="1.4cm" svg:height="0.645cm" svg:x="14.181cm" svg:y="10.254cm">
          <draw:text-box>
            <text:p><text:span text:style-name="T2">eth 3</text:span></text:p>
          </draw:text-box>
        </draw:frame>
        <draw:connector draw:style-name="gr286" draw:text-style-name="P5" draw:layer="layout" draw:type="line" svg:x1="1.257cm" svg:y1="3.875cm" svg:x2="3.5cm" svg:y2="3.9cm" svg:d="M1257 3875l2243 25">
          <text:p/>
        </draw:connector>
        <draw:frame draw:style-name="gr203" draw:text-style-name="P6" draw:layer="layout" svg:width="2.8cm" svg:height="0.7cm" svg:x="4.181cm" svg:y="3.5cm">
          <draw:text-box>
            <text:p><text:span text:style-name="T2">DMZ</text:span></text:p>
          </draw:text-box>
        </draw:frame>
        <draw:frame draw:style-name="gr287" draw:text-style-name="P6" draw:layer="layout" svg:width="1.4cm" svg:height="0.645cm" svg:x="11.681cm" svg:y="10.454cm">
          <draw:text-box>
            <text:p><text:span text:style-name="T2">eth 1</text:span></text:p>
          </draw:text-box>
        </draw:frame>
        <draw:frame draw:style-name="gr288" draw:text-style-name="P10" draw:layer="layout" svg:width="1.264cm" svg:height="0.646cm" svg:x="12.917cm" svg:y="10.853cm">
          <draw:text-box>
            <text:p><text:span text:style-name="T2">UBQ</text:span></text:p>
          </draw:text-box>
        </draw:frame>
        <draw:g xml:id="id13" draw:id="id13">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289" draw:text-style-name="P1" draw:layer="layout" svg:width="0.661cm" svg:height="0.382cm" svg:x="14.419cm" svg:y="17.994cm" svg:viewBox="0 0 662 383" svg:d="M0 383c170 0 607-180 650-248 43-67-43-135-86-135 0 96-564 222-564 383z">
            <text:p/>
          </draw:path>
          <draw:g>
            <draw:polygon draw:style-name="gr290" draw:text-style-name="P2" draw:layer="layout" svg:width="0.606cm" svg:height="0.584cm" svg:x="13.781cm" svg:y="17.814cm" svg:viewBox="0 0 607 585" draw:points="0,270 0,0 607,315 607,585">
              <text:p/>
            </draw:polygon>
            <draw:polygon draw:style-name="gr291" draw:text-style-name="P2" draw:layer="layout" svg:width="0.605cm" svg:height="0.584cm" svg:x="14.388cm" svg:y="17.814cm" svg:viewBox="0 0 606 585" draw:points="0,585 0,315 606,0 606,270">
              <text:p/>
            </draw:polygon>
            <draw:polygon draw:style-name="gr292" draw:text-style-name="P2" draw:layer="layout" svg:width="1.212cm" svg:height="0.629cm" svg:x="13.781cm" svg:y="17.499cm" svg:viewBox="0 0 1213 630" draw:points="607,630 0,315 607,0 1213,315">
              <text:p/>
            </draw:polygon>
            <draw:polygon draw:style-name="gr293" draw:text-style-name="P2" draw:layer="layout" svg:width="1.212cm" svg:height="0.899cm" svg:x="13.781cm" svg:y="17.499cm" svg:viewBox="0 0 1213 900" draw:points="0,585 0,315 607,0 1213,315 1213,585 607,900">
              <text:p/>
            </draw:polygon>
            <draw:polygon draw:style-name="gr294" draw:text-style-name="P3" draw:layer="layout" svg:width="0.302cm" svg:height="0.157cm" svg:x="13.954cm" svg:y="17.792cm" svg:viewBox="0 0 303 158" draw:points="43,45 260,158 303,135 86,23 130,0 0,0 0,68">
              <text:p/>
            </draw:polygon>
            <draw:polygon draw:style-name="gr295" draw:text-style-name="P3" draw:layer="layout" svg:width="0.302cm" svg:height="0.157cm" svg:x="14.258cm" svg:y="17.814cm" svg:viewBox="0 0 303 158" draw:points="216,135 173,158 303,158 303,90 260,113 43,0 0,23">
              <text:p/>
            </draw:polygon>
            <draw:polygon draw:style-name="gr296" draw:text-style-name="P3" draw:layer="layout" svg:width="0.302cm" svg:height="0.157cm" svg:x="14.214cm" svg:y="17.657cm" svg:viewBox="0 0 303 158" draw:points="43,45 260,158 303,135 86,23 130,0 0,0 0,68">
              <text:p/>
            </draw:polygon>
            <draw:polygon draw:style-name="gr297" draw:text-style-name="P3" draw:layer="layout" svg:width="0.302cm" svg:height="0.157cm" svg:x="14.518cm" svg:y="17.679cm" svg:viewBox="0 0 303 158" draw:points="216,135 173,158 303,158 303,90 260,113 43,0 0,23">
              <text:p/>
            </draw:polygon>
          </draw:g>
        </draw:g>
        <draw:g xml:id="id15" draw:id="id15">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298" draw:text-style-name="P1" draw:layer="layout" svg:width="0.661cm" svg:height="0.382cm" svg:x="15.719cm" svg:y="16.394cm" svg:viewBox="0 0 662 383" svg:d="M0 383c170 0 607-180 650-248 43-67-43-135-86-135 0 96-564 222-564 383z">
            <text:p/>
          </draw:path>
          <draw:g>
            <draw:polygon draw:style-name="gr299" draw:text-style-name="P2" draw:layer="layout" svg:width="0.606cm" svg:height="0.584cm" svg:x="15.081cm" svg:y="16.214cm" svg:viewBox="0 0 607 585" draw:points="0,270 0,0 607,315 607,585">
              <text:p/>
            </draw:polygon>
            <draw:polygon draw:style-name="gr300" draw:text-style-name="P2" draw:layer="layout" svg:width="0.605cm" svg:height="0.584cm" svg:x="15.688cm" svg:y="16.214cm" svg:viewBox="0 0 606 585" draw:points="0,585 0,315 606,0 606,270">
              <text:p/>
            </draw:polygon>
            <draw:polygon draw:style-name="gr301" draw:text-style-name="P2" draw:layer="layout" svg:width="1.212cm" svg:height="0.629cm" svg:x="15.081cm" svg:y="15.899cm" svg:viewBox="0 0 1213 630" draw:points="607,630 0,315 607,0 1213,315">
              <text:p/>
            </draw:polygon>
            <draw:polygon draw:style-name="gr302" draw:text-style-name="P2" draw:layer="layout" svg:width="1.212cm" svg:height="0.899cm" svg:x="15.081cm" svg:y="15.899cm" svg:viewBox="0 0 1213 900" draw:points="0,585 0,315 607,0 1213,315 1213,585 607,900">
              <text:p/>
            </draw:polygon>
            <draw:polygon draw:style-name="gr303" draw:text-style-name="P3" draw:layer="layout" svg:width="0.302cm" svg:height="0.157cm" svg:x="15.254cm" svg:y="16.192cm" svg:viewBox="0 0 303 158" draw:points="43,45 260,158 303,135 86,23 130,0 0,0 0,68">
              <text:p/>
            </draw:polygon>
            <draw:polygon draw:style-name="gr304" draw:text-style-name="P3" draw:layer="layout" svg:width="0.302cm" svg:height="0.157cm" svg:x="15.558cm" svg:y="16.214cm" svg:viewBox="0 0 303 158" draw:points="216,135 173,158 303,158 303,90 260,113 43,0 0,23">
              <text:p/>
            </draw:polygon>
            <draw:polygon draw:style-name="gr305" draw:text-style-name="P3" draw:layer="layout" svg:width="0.302cm" svg:height="0.157cm" svg:x="15.514cm" svg:y="16.057cm" svg:viewBox="0 0 303 158" draw:points="43,45 260,158 303,135 86,23 130,0 0,0 0,68">
              <text:p/>
            </draw:polygon>
            <draw:polygon draw:style-name="gr306" draw:text-style-name="P3" draw:layer="layout" svg:width="0.302cm" svg:height="0.157cm" svg:x="15.818cm" svg:y="16.079cm" svg:viewBox="0 0 303 158" draw:points="216,135 173,158 303,158 303,90 260,113 43,0 0,23">
              <text:p/>
            </draw:polygon>
          </draw:g>
        </draw:g>
        <draw:g xml:id="id16" draw:id="id16">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307" draw:text-style-name="P1" draw:layer="layout" svg:width="0.19cm" svg:height="0.121cm" svg:x="17.667cm" svg:y="16.877cm" svg:viewBox="0 0 191 122" svg:d="M0 122c48 0 191-41 191-71 0-31-4-51-52-51 0 30-140 30-139 122z">
              <text:p/>
            </draw:path>
            <draw:g>
              <draw:polygon draw:style-name="gr308" draw:text-style-name="P2" draw:layer="layout" svg:width="0.086cm" svg:height="0.101cm" svg:x="17.596cm" svg:y="16.897cm" svg:viewBox="0 0 87 102" draw:points="0,61 17,0 87,41 70,102">
                <text:p/>
              </draw:polygon>
              <draw:polygon draw:style-name="gr309" draw:text-style-name="P2" draw:layer="layout" svg:width="0.191cm" svg:height="0.111cm" svg:x="17.614cm" svg:y="16.826cm" svg:viewBox="0 0 192 112" draw:points="0,71 35,41 87,10 122,0 192,41 157,51 105,81 70,112">
                <text:p/>
              </draw:polygon>
              <draw:path draw:style-name="gr310" draw:text-style-name="P2" draw:layer="layout" svg:width="0.156cm" svg:height="0.131cm" svg:x="17.666cm" svg:y="16.867cm" svg:viewBox="0 0 157 132" svg:d="M157 41c0-61-35-41-70-21-35 21-70 21-87 112 0 0 70-41 157-91z">
                <text:p/>
              </draw:path>
              <draw:path draw:style-name="gr311" draw:text-style-name="P2" draw:layer="layout" svg:width="0.226cm" svg:height="0.172cm" svg:x="17.596cm" svg:y="16.826cm" svg:viewBox="0 0 227 173" svg:d="M140 0c-35 10-35 10-70 30-18 11-53 21-70 102 35 20 35 20 70 41 20-10 122-71 157-92 0-51-35-51-87-81z">
                <text:p/>
              </draw:path>
            </draw:g>
          </draw:g>
          <draw:g>
            <draw:path draw:style-name="gr312" draw:text-style-name="P1" draw:layer="layout" svg:width="0.313cm" svg:height="0.243cm" svg:x="17.509cm" svg:y="16.39cm" svg:viewBox="0 0 314 244" svg:d="M1 244c48 0 313-11 313-102s-91-142-139-142c0 30-191 20-174 244z">
              <text:p/>
            </draw:path>
            <draw:g>
              <draw:polygon draw:style-name="gr313" draw:text-style-name="P2" draw:layer="layout" svg:width="0.173cm" svg:height="0.141cm" svg:x="17.335cm" svg:y="16.491cm" svg:viewBox="0 0 174 142" draw:points="0,41 0,0 174,102 174,142">
                <text:p/>
              </draw:polygon>
              <draw:polygon draw:style-name="gr314" draw:text-style-name="P2" draw:layer="layout" svg:width="0.173cm" svg:height="0.172cm" svg:x="17.474cm" svg:y="16.339cm" svg:viewBox="0 0 174 173" draw:points="0,71 0,0 174,102 174,173">
                <text:p/>
              </draw:polygon>
              <draw:polygon draw:style-name="gr315" draw:text-style-name="P2" draw:layer="layout" svg:width="0.313cm" svg:height="0.182cm" svg:x="17.335cm" svg:y="16.41cm" svg:viewBox="0 0 314 183" draw:points="0,81 140,0 314,102 174,183">
                <text:p/>
              </draw:polygon>
              <draw:line draw:style-name="gr316" draw:text-style-name="P2" draw:layer="layout" svg:x1="17.474cm" svg:y1="16.41cm" svg:x2="17.648cm" svg:y2="16.512cm">
                <text:p/>
              </draw:line>
              <draw:polygon draw:style-name="gr317" draw:text-style-name="P2" draw:layer="layout" svg:width="0.173cm" svg:height="0.172cm" svg:x="17.509cm" svg:y="16.461cm" svg:viewBox="0 0 174 173" draw:points="0,173 0,132 140,51 140,0 174,20 174,71">
                <text:p/>
              </draw:polygon>
              <draw:polygon draw:style-name="gr318" draw:text-style-name="P2" draw:layer="layout" svg:width="0.557cm" svg:height="0.771cm" svg:x="17.143cm" svg:y="15.719cm" svg:viewBox="0 0 558 772" draw:points="0,447 0,0 558,325 558,772">
                <text:p/>
              </draw:polygon>
              <draw:polygon draw:style-name="gr319" draw:text-style-name="P2" draw:layer="layout" svg:width="0.522cm" svg:height="0.71cm" svg:x="17.16cm" svg:y="15.75cm" svg:viewBox="0 0 523 711" draw:points="0,406 0,0 523,305 523,711">
                <text:p/>
              </draw:polygon>
              <draw:polygon draw:style-name="gr320" draw:text-style-name="P2" draw:layer="layout" svg:width="0.592cm" svg:height="0.344cm" svg:x="17.143cm" svg:y="15.699cm" svg:viewBox="0 0 593 345" draw:points="558,345 0,20 35,0 593,325">
                <text:p/>
              </draw:polygon>
              <draw:polygon draw:style-name="gr321" draw:text-style-name="P2" draw:layer="layout" svg:width="0.034cm" svg:height="0.466cm" svg:x="17.701cm" svg:y="16.024cm" svg:viewBox="0 0 35 467" draw:points="0,467 0,20 35,0 35,447">
                <text:p/>
              </draw:polygon>
              <draw:polygon draw:style-name="gr322" draw:text-style-name="P2" draw:layer="layout" svg:width="0.592cm" svg:height="0.933cm" svg:x="17.143cm" svg:y="15.699cm" svg:viewBox="0 0 593 934" draw:points="35,0 593,325 593,772 558,792 541,782 541,833 366,934 192,833 192,792 331,711 331,660 0,467 0,20">
                <text:p/>
              </draw:polygon>
            </draw:g>
          </draw:g>
          <draw:g>
            <draw:path draw:style-name="gr323" draw:text-style-name="P1" draw:layer="layout" svg:width="0.226cm" svg:height="0.121cm" svg:x="17.439cm" svg:y="16.765cm" svg:viewBox="0 0 227 122" svg:d="M1 122c48 0 226-51 226-81 0-31-4-41-52-41 0 30-192 20-174 122z">
              <text:p/>
            </draw:path>
            <draw:g>
              <draw:polygon draw:style-name="gr324" draw:text-style-name="P2" draw:layer="layout" svg:width="0.749cm" svg:height="0.436cm" svg:x="16.881cm" svg:y="16.42cm" svg:viewBox="0 0 750 437" draw:points="558,437 0,112 192,0 750,325">
                <text:p/>
              </draw:polygon>
              <draw:polygon draw:style-name="gr325" draw:text-style-name="P3" draw:layer="layout" svg:width="0.505cm" svg:height="0.293cm" svg:x="16.933cm" svg:y="16.451cm" svg:viewBox="0 0 506 294" draw:points="0,81 140,0 506,213 366,294">
                <text:p/>
              </draw:polygon>
              <draw:polygon draw:style-name="gr326" draw:text-style-name="P3" draw:layer="layout" svg:width="0.243cm" svg:height="0.141cm" svg:x="17.335cm" svg:y="16.684cm" svg:viewBox="0 0 244 142" draw:points="0,81 140,0 244,61 105,142">
                <text:p/>
              </draw:polygon>
              <draw:polygon draw:style-name="gr327" draw:text-style-name="P2" draw:layer="layout" svg:width="0.191cm" svg:height="0.151cm" svg:x="17.439cm" svg:y="16.745cm" svg:viewBox="0 0 192 152" draw:points="0,152 0,112 192,0 192,41">
                <text:p/>
              </draw:polygon>
              <draw:line draw:style-name="gr328" draw:text-style-name="P2" draw:layer="layout" svg:x1="16.968cm" svg:y1="16.511cm" svg:x2="17.334cm" svg:y2="16.724cm">
                <text:p/>
              </draw:line>
              <draw:line draw:style-name="gr329" draw:text-style-name="P2" draw:layer="layout" svg:x1="17.003cm" svg:y1="16.491cm" svg:x2="17.369cm" svg:y2="16.704cm">
                <text:p/>
              </draw:line>
              <draw:line draw:style-name="gr330" draw:text-style-name="P2" draw:layer="layout" svg:x1="17.038cm" svg:y1="16.471cm" svg:x2="17.404cm" svg:y2="16.684cm">
                <text:p/>
              </draw:line>
              <draw:line draw:style-name="gr331" draw:text-style-name="P2" draw:layer="layout" svg:x1="17.37cm" svg:y1="16.663cm" svg:x2="17.405cm" svg:y2="16.643cm">
                <text:p/>
              </draw:line>
              <draw:line draw:style-name="gr332" draw:text-style-name="P2" draw:layer="layout" svg:x1="17.335cm" svg:y1="16.643cm" svg:x2="17.37cm" svg:y2="16.623cm">
                <text:p/>
              </draw:line>
              <draw:line draw:style-name="gr333" draw:text-style-name="P2" draw:layer="layout" svg:x1="17.3cm" svg:y1="16.623cm" svg:x2="17.335cm" svg:y2="16.603cm">
                <text:p/>
              </draw:line>
              <draw:line draw:style-name="gr334" draw:text-style-name="P2" draw:layer="layout" svg:x1="17.317cm" svg:y1="16.674cm" svg:x2="17.352cm" svg:y2="16.654cm">
                <text:p/>
              </draw:line>
              <draw:line draw:style-name="gr335" draw:text-style-name="P2" draw:layer="layout" svg:x1="17.282cm" svg:y1="16.653cm" svg:x2="17.317cm" svg:y2="16.633cm">
                <text:p/>
              </draw:line>
              <draw:line draw:style-name="gr336" draw:text-style-name="P2" draw:layer="layout" svg:x1="17.247cm" svg:y1="16.633cm" svg:x2="17.282cm" svg:y2="16.613cm">
                <text:p/>
              </draw:line>
              <draw:line draw:style-name="gr337" draw:text-style-name="P2" draw:layer="layout" svg:x1="17.265cm" svg:y1="16.603cm" svg:x2="17.3cm" svg:y2="16.583cm">
                <text:p/>
              </draw:line>
              <draw:line draw:style-name="gr338" draw:text-style-name="P2" draw:layer="layout" svg:x1="17.212cm" svg:y1="16.613cm" svg:x2="17.247cm" svg:y2="16.593cm">
                <text:p/>
              </draw:line>
              <draw:line draw:style-name="gr339" draw:text-style-name="P2" draw:layer="layout" svg:x1="17.23cm" svg:y1="16.582cm" svg:x2="17.265cm" svg:y2="16.562cm">
                <text:p/>
              </draw:line>
              <draw:line draw:style-name="gr340" draw:text-style-name="P2" draw:layer="layout" svg:x1="17.195cm" svg:y1="16.562cm" svg:x2="17.23cm" svg:y2="16.542cm">
                <text:p/>
              </draw:line>
              <draw:line draw:style-name="gr341" draw:text-style-name="P2" draw:layer="layout" svg:x1="17.16cm" svg:y1="16.542cm" svg:x2="17.195cm" svg:y2="16.522cm">
                <text:p/>
              </draw:line>
              <draw:line draw:style-name="gr342" draw:text-style-name="P2" draw:layer="layout" svg:x1="17.178cm" svg:y1="16.592cm" svg:x2="17.213cm" svg:y2="16.572cm">
                <text:p/>
              </draw:line>
              <draw:line draw:style-name="gr343" draw:text-style-name="P2" draw:layer="layout" svg:x1="17.143cm" svg:y1="16.572cm" svg:x2="17.178cm" svg:y2="16.552cm">
                <text:p/>
              </draw:line>
              <draw:line draw:style-name="gr344" draw:text-style-name="P2" draw:layer="layout" svg:x1="17.108cm" svg:y1="16.552cm" svg:x2="17.143cm" svg:y2="16.532cm">
                <text:p/>
              </draw:line>
              <draw:line draw:style-name="gr345" draw:text-style-name="P2" draw:layer="layout" svg:x1="17.125cm" svg:y1="16.521cm" svg:x2="17.16cm" svg:y2="16.501cm">
                <text:p/>
              </draw:line>
              <draw:line draw:style-name="gr346" draw:text-style-name="P2" draw:layer="layout" svg:x1="17.073cm" svg:y1="16.531cm" svg:x2="17.108cm" svg:y2="16.511cm">
                <text:p/>
              </draw:line>
              <draw:line draw:style-name="gr347" draw:text-style-name="P2" draw:layer="layout" svg:x1="17.09cm" svg:y1="16.501cm" svg:x2="17.125cm" svg:y2="16.481cm">
                <text:p/>
              </draw:line>
              <draw:line draw:style-name="gr348" draw:text-style-name="P2" draw:layer="layout" svg:x1="17.055cm" svg:y1="16.481cm" svg:x2="17.09cm" svg:y2="16.461cm">
                <text:p/>
              </draw:line>
              <draw:line draw:style-name="gr349" draw:text-style-name="P2" draw:layer="layout" svg:x1="17.038cm" svg:y1="16.511cm" svg:x2="17.073cm" svg:y2="16.491cm">
                <text:p/>
              </draw:line>
              <draw:line draw:style-name="gr350" draw:text-style-name="P2" draw:layer="layout" svg:x1="17.265cm" svg:y1="16.684cm" svg:x2="17.3cm" svg:y2="16.664cm">
                <text:p/>
              </draw:line>
              <draw:line draw:style-name="gr351" draw:text-style-name="P2" draw:layer="layout" svg:x1="17.23cm" svg:y1="16.663cm" svg:x2="17.265cm" svg:y2="16.643cm">
                <text:p/>
              </draw:line>
              <draw:line draw:style-name="gr352" draw:text-style-name="P2" draw:layer="layout" svg:x1="17.195cm" svg:y1="16.643cm" svg:x2="17.23cm" svg:y2="16.623cm">
                <text:p/>
              </draw:line>
              <draw:line draw:style-name="gr353" draw:text-style-name="P2" draw:layer="layout" svg:x1="17.178cm" svg:y1="16.674cm" svg:x2="17.213cm" svg:y2="16.654cm">
                <text:p/>
              </draw:line>
              <draw:line draw:style-name="gr354" draw:text-style-name="P2" draw:layer="layout" svg:x1="17.143cm" svg:y1="16.653cm" svg:x2="17.178cm" svg:y2="16.633cm">
                <text:p/>
              </draw:line>
              <draw:line draw:style-name="gr355" draw:text-style-name="P2" draw:layer="layout" svg:x1="17.16cm" svg:y1="16.623cm" svg:x2="17.195cm" svg:y2="16.603cm">
                <text:p/>
              </draw:line>
              <draw:line draw:style-name="gr356" draw:text-style-name="P2" draw:layer="layout" svg:x1="17.125cm" svg:y1="16.603cm" svg:x2="17.16cm" svg:y2="16.583cm">
                <text:p/>
              </draw:line>
              <draw:line draw:style-name="gr357" draw:text-style-name="P2" draw:layer="layout" svg:x1="17.09cm" svg:y1="16.582cm" svg:x2="17.125cm" svg:y2="16.562cm">
                <text:p/>
              </draw:line>
              <draw:line draw:style-name="gr358" draw:text-style-name="P2" draw:layer="layout" svg:x1="17.055cm" svg:y1="16.562cm" svg:x2="17.09cm" svg:y2="16.542cm">
                <text:p/>
              </draw:line>
              <draw:line draw:style-name="gr359" draw:text-style-name="P2" draw:layer="layout" svg:x1="17.003cm" svg:y1="16.572cm" svg:x2="17.038cm" svg:y2="16.552cm">
                <text:p/>
              </draw:line>
              <draw:line draw:style-name="gr360" draw:text-style-name="P2" draw:layer="layout" svg:x1="17.021cm" svg:y1="16.542cm" svg:x2="17.056cm" svg:y2="16.522cm">
                <text:p/>
              </draw:line>
              <draw:line draw:style-name="gr361" draw:text-style-name="P2" draw:layer="layout" svg:x1="16.968cm" svg:y1="16.552cm" svg:x2="17.003cm" svg:y2="16.532cm">
                <text:p/>
              </draw:line>
              <draw:line draw:style-name="gr362" draw:text-style-name="P2" draw:layer="layout" svg:x1="17.247cm" svg:y1="16.714cm" svg:x2="17.282cm" svg:y2="16.694cm">
                <text:p/>
              </draw:line>
              <draw:line draw:style-name="gr363" draw:text-style-name="P2" draw:layer="layout" svg:x1="17.212cm" svg:y1="16.694cm" svg:x2="17.247cm" svg:y2="16.674cm">
                <text:p/>
              </draw:line>
              <draw:line draw:style-name="gr364" draw:text-style-name="P2" draw:layer="layout" svg:x1="17.37cm" svg:y1="16.785cm" svg:x2="17.51cm" svg:y2="16.704cm">
                <text:p/>
              </draw:line>
              <draw:line draw:style-name="gr365" draw:text-style-name="P2" draw:layer="layout" svg:x1="17.404cm" svg:y1="16.806cm" svg:x2="17.544cm" svg:y2="16.725cm">
                <text:p/>
              </draw:line>
              <draw:line draw:style-name="gr366" draw:text-style-name="P2" draw:layer="layout" svg:x1="17.439cm" svg:y1="16.704cm" svg:x2="17.544cm" svg:y2="16.765cm">
                <text:p/>
              </draw:line>
              <draw:line draw:style-name="gr367" draw:text-style-name="P2" draw:layer="layout" svg:x1="17.404cm" svg:y1="16.725cm" svg:x2="17.509cm" svg:y2="16.786cm">
                <text:p/>
              </draw:line>
              <draw:line draw:style-name="gr368" draw:text-style-name="P2" draw:layer="layout" svg:x1="17.37cm" svg:y1="16.745cm" svg:x2="17.44cm" svg:y2="16.786cm">
                <text:p/>
              </draw:line>
              <draw:polygon draw:style-name="gr369" draw:text-style-name="P2" draw:layer="layout" svg:width="0.557cm" svg:height="0.365cm" svg:x="16.881cm" svg:y="16.532cm" svg:viewBox="0 0 558 366" draw:points="0,41 0,0 558,325 558,366">
                <text:p/>
              </draw:polygon>
              <draw:polygon draw:style-name="gr370" draw:text-style-name="P2" draw:layer="layout" svg:width="0.749cm" svg:height="0.476cm" svg:x="16.881cm" svg:y="16.42cm" svg:viewBox="0 0 750 477" draw:points="192,0 750,325 750,366 558,477 0,152 0,112">
                <text:p/>
              </draw:polygon>
            </draw:g>
          </draw:g>
        </draw:g>
        <draw:g xml:id="id14" draw:id="id14">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371" draw:text-style-name="P1" draw:layer="layout" svg:width="0.19cm" svg:height="0.121cm" svg:x="16.467cm" svg:y="18.377cm" svg:viewBox="0 0 191 122" svg:d="M0 122c48 0 191-41 191-71 0-31-4-51-52-51 0 30-140 30-139 122z">
              <text:p/>
            </draw:path>
            <draw:g>
              <draw:polygon draw:style-name="gr372" draw:text-style-name="P2" draw:layer="layout" svg:width="0.086cm" svg:height="0.101cm" svg:x="16.396cm" svg:y="18.397cm" svg:viewBox="0 0 87 102" draw:points="0,61 17,0 87,41 70,102">
                <text:p/>
              </draw:polygon>
              <draw:polygon draw:style-name="gr373" draw:text-style-name="P2" draw:layer="layout" svg:width="0.191cm" svg:height="0.111cm" svg:x="16.414cm" svg:y="18.326cm" svg:viewBox="0 0 192 112" draw:points="0,71 35,41 87,10 122,0 192,41 157,51 105,81 70,112">
                <text:p/>
              </draw:polygon>
              <draw:path draw:style-name="gr374" draw:text-style-name="P2" draw:layer="layout" svg:width="0.156cm" svg:height="0.131cm" svg:x="16.466cm" svg:y="18.367cm" svg:viewBox="0 0 157 132" svg:d="M157 41c0-61-35-41-70-21-35 21-70 21-87 112 0 0 70-41 157-91z">
                <text:p/>
              </draw:path>
              <draw:path draw:style-name="gr375" draw:text-style-name="P2" draw:layer="layout" svg:width="0.226cm" svg:height="0.172cm" svg:x="16.396cm" svg:y="18.326cm" svg:viewBox="0 0 227 173" svg:d="M140 0c-35 10-35 10-70 30-18 11-53 21-70 102 35 20 35 20 70 41 20-10 122-71 157-92 0-51-35-51-87-81z">
                <text:p/>
              </draw:path>
            </draw:g>
          </draw:g>
          <draw:g>
            <draw:path draw:style-name="gr376" draw:text-style-name="P1" draw:layer="layout" svg:width="0.313cm" svg:height="0.243cm" svg:x="16.309cm" svg:y="17.89cm" svg:viewBox="0 0 314 244" svg:d="M1 244c48 0 313-11 313-102s-91-142-139-142c0 30-191 20-174 244z">
              <text:p/>
            </draw:path>
            <draw:g>
              <draw:polygon draw:style-name="gr377" draw:text-style-name="P2" draw:layer="layout" svg:width="0.173cm" svg:height="0.141cm" svg:x="16.135cm" svg:y="17.991cm" svg:viewBox="0 0 174 142" draw:points="0,41 0,0 174,102 174,142">
                <text:p/>
              </draw:polygon>
              <draw:polygon draw:style-name="gr378" draw:text-style-name="P2" draw:layer="layout" svg:width="0.173cm" svg:height="0.172cm" svg:x="16.274cm" svg:y="17.839cm" svg:viewBox="0 0 174 173" draw:points="0,71 0,0 174,102 174,173">
                <text:p/>
              </draw:polygon>
              <draw:polygon draw:style-name="gr379" draw:text-style-name="P2" draw:layer="layout" svg:width="0.313cm" svg:height="0.182cm" svg:x="16.135cm" svg:y="17.91cm" svg:viewBox="0 0 314 183" draw:points="0,81 140,0 314,102 174,183">
                <text:p/>
              </draw:polygon>
              <draw:line draw:style-name="gr380" draw:text-style-name="P2" draw:layer="layout" svg:x1="16.274cm" svg:y1="17.91cm" svg:x2="16.448cm" svg:y2="18.012cm">
                <text:p/>
              </draw:line>
              <draw:polygon draw:style-name="gr381" draw:text-style-name="P2" draw:layer="layout" svg:width="0.173cm" svg:height="0.172cm" svg:x="16.309cm" svg:y="17.961cm" svg:viewBox="0 0 174 173" draw:points="0,173 0,132 140,51 140,0 174,20 174,71">
                <text:p/>
              </draw:polygon>
              <draw:polygon draw:style-name="gr382" draw:text-style-name="P2" draw:layer="layout" svg:width="0.557cm" svg:height="0.771cm" svg:x="15.943cm" svg:y="17.219cm" svg:viewBox="0 0 558 772" draw:points="0,447 0,0 558,325 558,772">
                <text:p/>
              </draw:polygon>
              <draw:polygon draw:style-name="gr383" draw:text-style-name="P2" draw:layer="layout" svg:width="0.522cm" svg:height="0.71cm" svg:x="15.96cm" svg:y="17.25cm" svg:viewBox="0 0 523 711" draw:points="0,406 0,0 523,305 523,711">
                <text:p/>
              </draw:polygon>
              <draw:polygon draw:style-name="gr384" draw:text-style-name="P2" draw:layer="layout" svg:width="0.592cm" svg:height="0.344cm" svg:x="15.943cm" svg:y="17.199cm" svg:viewBox="0 0 593 345" draw:points="558,345 0,20 35,0 593,325">
                <text:p/>
              </draw:polygon>
              <draw:polygon draw:style-name="gr385" draw:text-style-name="P2" draw:layer="layout" svg:width="0.034cm" svg:height="0.466cm" svg:x="16.501cm" svg:y="17.524cm" svg:viewBox="0 0 35 467" draw:points="0,467 0,20 35,0 35,447">
                <text:p/>
              </draw:polygon>
              <draw:polygon draw:style-name="gr386" draw:text-style-name="P2" draw:layer="layout" svg:width="0.592cm" svg:height="0.933cm" svg:x="15.943cm" svg:y="17.199cm" svg:viewBox="0 0 593 934" draw:points="35,0 593,325 593,772 558,792 541,782 541,833 366,934 192,833 192,792 331,711 331,660 0,467 0,20">
                <text:p/>
              </draw:polygon>
            </draw:g>
          </draw:g>
          <draw:g>
            <draw:path draw:style-name="gr387" draw:text-style-name="P1" draw:layer="layout" svg:width="0.226cm" svg:height="0.121cm" svg:x="16.239cm" svg:y="18.265cm" svg:viewBox="0 0 227 122" svg:d="M1 122c48 0 226-51 226-81 0-31-4-41-52-41 0 30-192 20-174 122z">
              <text:p/>
            </draw:path>
            <draw:g>
              <draw:polygon draw:style-name="gr388" draw:text-style-name="P2" draw:layer="layout" svg:width="0.749cm" svg:height="0.436cm" svg:x="15.681cm" svg:y="17.92cm" svg:viewBox="0 0 750 437" draw:points="558,437 0,112 192,0 750,325">
                <text:p/>
              </draw:polygon>
              <draw:polygon draw:style-name="gr389" draw:text-style-name="P3" draw:layer="layout" svg:width="0.505cm" svg:height="0.293cm" svg:x="15.733cm" svg:y="17.951cm" svg:viewBox="0 0 506 294" draw:points="0,81 140,0 506,213 366,294">
                <text:p/>
              </draw:polygon>
              <draw:polygon draw:style-name="gr390" draw:text-style-name="P3" draw:layer="layout" svg:width="0.243cm" svg:height="0.141cm" svg:x="16.135cm" svg:y="18.184cm" svg:viewBox="0 0 244 142" draw:points="0,81 140,0 244,61 105,142">
                <text:p/>
              </draw:polygon>
              <draw:polygon draw:style-name="gr391" draw:text-style-name="P2" draw:layer="layout" svg:width="0.191cm" svg:height="0.151cm" svg:x="16.239cm" svg:y="18.245cm" svg:viewBox="0 0 192 152" draw:points="0,152 0,112 192,0 192,41">
                <text:p/>
              </draw:polygon>
              <draw:line draw:style-name="gr392" draw:text-style-name="P2" draw:layer="layout" svg:x1="15.768cm" svg:y1="18.011cm" svg:x2="16.134cm" svg:y2="18.224cm">
                <text:p/>
              </draw:line>
              <draw:line draw:style-name="gr393" draw:text-style-name="P2" draw:layer="layout" svg:x1="15.803cm" svg:y1="17.991cm" svg:x2="16.169cm" svg:y2="18.204cm">
                <text:p/>
              </draw:line>
              <draw:line draw:style-name="gr394" draw:text-style-name="P2" draw:layer="layout" svg:x1="15.838cm" svg:y1="17.971cm" svg:x2="16.204cm" svg:y2="18.184cm">
                <text:p/>
              </draw:line>
              <draw:line draw:style-name="gr395" draw:text-style-name="P2" draw:layer="layout" svg:x1="16.17cm" svg:y1="18.163cm" svg:x2="16.205cm" svg:y2="18.143cm">
                <text:p/>
              </draw:line>
              <draw:line draw:style-name="gr396" draw:text-style-name="P2" draw:layer="layout" svg:x1="16.135cm" svg:y1="18.143cm" svg:x2="16.17cm" svg:y2="18.123cm">
                <text:p/>
              </draw:line>
              <draw:line draw:style-name="gr397" draw:text-style-name="P2" draw:layer="layout" svg:x1="16.1cm" svg:y1="18.123cm" svg:x2="16.135cm" svg:y2="18.103cm">
                <text:p/>
              </draw:line>
              <draw:line draw:style-name="gr398" draw:text-style-name="P2" draw:layer="layout" svg:x1="16.117cm" svg:y1="18.174cm" svg:x2="16.152cm" svg:y2="18.154cm">
                <text:p/>
              </draw:line>
              <draw:line draw:style-name="gr399" draw:text-style-name="P2" draw:layer="layout" svg:x1="16.082cm" svg:y1="18.153cm" svg:x2="16.117cm" svg:y2="18.133cm">
                <text:p/>
              </draw:line>
              <draw:line draw:style-name="gr400" draw:text-style-name="P2" draw:layer="layout" svg:x1="16.047cm" svg:y1="18.133cm" svg:x2="16.082cm" svg:y2="18.113cm">
                <text:p/>
              </draw:line>
              <draw:line draw:style-name="gr401" draw:text-style-name="P2" draw:layer="layout" svg:x1="16.065cm" svg:y1="18.103cm" svg:x2="16.1cm" svg:y2="18.083cm">
                <text:p/>
              </draw:line>
              <draw:line draw:style-name="gr402" draw:text-style-name="P2" draw:layer="layout" svg:x1="16.012cm" svg:y1="18.113cm" svg:x2="16.047cm" svg:y2="18.093cm">
                <text:p/>
              </draw:line>
              <draw:line draw:style-name="gr403" draw:text-style-name="P2" draw:layer="layout" svg:x1="16.03cm" svg:y1="18.082cm" svg:x2="16.065cm" svg:y2="18.062cm">
                <text:p/>
              </draw:line>
              <draw:line draw:style-name="gr404" draw:text-style-name="P2" draw:layer="layout" svg:x1="15.995cm" svg:y1="18.062cm" svg:x2="16.03cm" svg:y2="18.042cm">
                <text:p/>
              </draw:line>
              <draw:line draw:style-name="gr405" draw:text-style-name="P2" draw:layer="layout" svg:x1="15.96cm" svg:y1="18.042cm" svg:x2="15.995cm" svg:y2="18.022cm">
                <text:p/>
              </draw:line>
              <draw:line draw:style-name="gr406" draw:text-style-name="P2" draw:layer="layout" svg:x1="15.978cm" svg:y1="18.092cm" svg:x2="16.013cm" svg:y2="18.072cm">
                <text:p/>
              </draw:line>
              <draw:line draw:style-name="gr407" draw:text-style-name="P2" draw:layer="layout" svg:x1="15.943cm" svg:y1="18.072cm" svg:x2="15.978cm" svg:y2="18.052cm">
                <text:p/>
              </draw:line>
              <draw:line draw:style-name="gr408" draw:text-style-name="P2" draw:layer="layout" svg:x1="15.908cm" svg:y1="18.052cm" svg:x2="15.943cm" svg:y2="18.032cm">
                <text:p/>
              </draw:line>
              <draw:line draw:style-name="gr409" draw:text-style-name="P2" draw:layer="layout" svg:x1="15.925cm" svg:y1="18.021cm" svg:x2="15.96cm" svg:y2="18.001cm">
                <text:p/>
              </draw:line>
              <draw:line draw:style-name="gr410" draw:text-style-name="P2" draw:layer="layout" svg:x1="15.873cm" svg:y1="18.031cm" svg:x2="15.908cm" svg:y2="18.011cm">
                <text:p/>
              </draw:line>
              <draw:line draw:style-name="gr411" draw:text-style-name="P2" draw:layer="layout" svg:x1="15.89cm" svg:y1="18.001cm" svg:x2="15.925cm" svg:y2="17.981cm">
                <text:p/>
              </draw:line>
              <draw:line draw:style-name="gr412" draw:text-style-name="P2" draw:layer="layout" svg:x1="15.855cm" svg:y1="17.981cm" svg:x2="15.89cm" svg:y2="17.961cm">
                <text:p/>
              </draw:line>
              <draw:line draw:style-name="gr413" draw:text-style-name="P2" draw:layer="layout" svg:x1="15.838cm" svg:y1="18.011cm" svg:x2="15.873cm" svg:y2="17.991cm">
                <text:p/>
              </draw:line>
              <draw:line draw:style-name="gr414" draw:text-style-name="P2" draw:layer="layout" svg:x1="16.065cm" svg:y1="18.184cm" svg:x2="16.1cm" svg:y2="18.164cm">
                <text:p/>
              </draw:line>
              <draw:line draw:style-name="gr415" draw:text-style-name="P2" draw:layer="layout" svg:x1="16.03cm" svg:y1="18.163cm" svg:x2="16.065cm" svg:y2="18.143cm">
                <text:p/>
              </draw:line>
              <draw:line draw:style-name="gr416" draw:text-style-name="P2" draw:layer="layout" svg:x1="15.995cm" svg:y1="18.143cm" svg:x2="16.03cm" svg:y2="18.123cm">
                <text:p/>
              </draw:line>
              <draw:line draw:style-name="gr417" draw:text-style-name="P2" draw:layer="layout" svg:x1="15.978cm" svg:y1="18.174cm" svg:x2="16.013cm" svg:y2="18.154cm">
                <text:p/>
              </draw:line>
              <draw:line draw:style-name="gr418" draw:text-style-name="P2" draw:layer="layout" svg:x1="15.943cm" svg:y1="18.153cm" svg:x2="15.978cm" svg:y2="18.133cm">
                <text:p/>
              </draw:line>
              <draw:line draw:style-name="gr419" draw:text-style-name="P2" draw:layer="layout" svg:x1="15.96cm" svg:y1="18.123cm" svg:x2="15.995cm" svg:y2="18.103cm">
                <text:p/>
              </draw:line>
              <draw:line draw:style-name="gr420" draw:text-style-name="P2" draw:layer="layout" svg:x1="15.925cm" svg:y1="18.103cm" svg:x2="15.96cm" svg:y2="18.083cm">
                <text:p/>
              </draw:line>
              <draw:line draw:style-name="gr421" draw:text-style-name="P2" draw:layer="layout" svg:x1="15.89cm" svg:y1="18.082cm" svg:x2="15.925cm" svg:y2="18.062cm">
                <text:p/>
              </draw:line>
              <draw:line draw:style-name="gr422" draw:text-style-name="P2" draw:layer="layout" svg:x1="15.855cm" svg:y1="18.062cm" svg:x2="15.89cm" svg:y2="18.042cm">
                <text:p/>
              </draw:line>
              <draw:line draw:style-name="gr423" draw:text-style-name="P2" draw:layer="layout" svg:x1="15.803cm" svg:y1="18.072cm" svg:x2="15.838cm" svg:y2="18.052cm">
                <text:p/>
              </draw:line>
              <draw:line draw:style-name="gr424" draw:text-style-name="P2" draw:layer="layout" svg:x1="15.821cm" svg:y1="18.042cm" svg:x2="15.856cm" svg:y2="18.022cm">
                <text:p/>
              </draw:line>
              <draw:line draw:style-name="gr425" draw:text-style-name="P2" draw:layer="layout" svg:x1="15.768cm" svg:y1="18.052cm" svg:x2="15.803cm" svg:y2="18.032cm">
                <text:p/>
              </draw:line>
              <draw:line draw:style-name="gr426" draw:text-style-name="P2" draw:layer="layout" svg:x1="16.047cm" svg:y1="18.214cm" svg:x2="16.082cm" svg:y2="18.194cm">
                <text:p/>
              </draw:line>
              <draw:line draw:style-name="gr427" draw:text-style-name="P2" draw:layer="layout" svg:x1="16.012cm" svg:y1="18.194cm" svg:x2="16.047cm" svg:y2="18.174cm">
                <text:p/>
              </draw:line>
              <draw:line draw:style-name="gr428" draw:text-style-name="P2" draw:layer="layout" svg:x1="16.17cm" svg:y1="18.285cm" svg:x2="16.31cm" svg:y2="18.204cm">
                <text:p/>
              </draw:line>
              <draw:line draw:style-name="gr429" draw:text-style-name="P2" draw:layer="layout" svg:x1="16.204cm" svg:y1="18.306cm" svg:x2="16.344cm" svg:y2="18.225cm">
                <text:p/>
              </draw:line>
              <draw:line draw:style-name="gr430" draw:text-style-name="P2" draw:layer="layout" svg:x1="16.239cm" svg:y1="18.204cm" svg:x2="16.344cm" svg:y2="18.265cm">
                <text:p/>
              </draw:line>
              <draw:line draw:style-name="gr431" draw:text-style-name="P2" draw:layer="layout" svg:x1="16.204cm" svg:y1="18.225cm" svg:x2="16.309cm" svg:y2="18.286cm">
                <text:p/>
              </draw:line>
              <draw:line draw:style-name="gr432" draw:text-style-name="P2" draw:layer="layout" svg:x1="16.17cm" svg:y1="18.245cm" svg:x2="16.24cm" svg:y2="18.286cm">
                <text:p/>
              </draw:line>
              <draw:polygon draw:style-name="gr433" draw:text-style-name="P2" draw:layer="layout" svg:width="0.557cm" svg:height="0.365cm" svg:x="15.681cm" svg:y="18.032cm" svg:viewBox="0 0 558 366" draw:points="0,41 0,0 558,325 558,366">
                <text:p/>
              </draw:polygon>
              <draw:polygon draw:style-name="gr434" draw:text-style-name="P2" draw:layer="layout" svg:width="0.749cm" svg:height="0.476cm" svg:x="15.681cm" svg:y="17.92cm" svg:viewBox="0 0 750 477" draw:points="192,0 750,325 750,366 558,477 0,152 0,112">
                <text:p/>
              </draw:polygon>
            </draw:g>
          </draw:g>
        </draw:g>
        <draw:connector draw:style-name="gr110" draw:text-style-name="P5" draw:layer="layout" draw:type="line" svg:x1="13.781cm" svg:y1="17.787cm" svg:x2="12.832cm" svg:y2="17.827cm" draw:start-shape="id13" draw:start-glue-point="12" draw:end-shape="id10" draw:end-glue-point="7" svg:d="M13781 17787l-949 40">
          <text:p/>
        </draw:connector>
        <draw:connector draw:style-name="gr110" draw:text-style-name="P5" draw:layer="layout" draw:type="line" svg:x1="14.927cm" svg:y1="17.787cm" svg:x2="15.681cm" svg:y2="17.849cm" draw:start-shape="id13" draw:start-glue-point="6" draw:end-shape="id14" draw:end-glue-point="3" svg:d="M14927 17787l754 62">
          <text:p/>
        </draw:connector>
        <draw:connector draw:style-name="gr110" draw:text-style-name="P5" draw:layer="layout" draw:type="line" svg:x1="14.151cm" svg:y1="16.528cm" svg:x2="15.081cm" svg:y2="16.53cm" draw:start-shape="id9" draw:start-glue-point="7" draw:end-shape="id15" draw:end-glue-point="11" svg:d="M14151 16528l930 2">
          <text:p/>
        </draw:connector>
        <draw:connector draw:style-name="gr110" draw:text-style-name="P5" draw:layer="layout" draw:type="line" svg:x1="16.227cm" svg:y1="16.34cm" svg:x2="16.881cm" svg:y2="16.349cm" draw:start-shape="id15" draw:start-glue-point="7" draw:end-shape="id16" draw:end-glue-point="3" svg:d="M16227 16340l654 9">
          <text:p/>
        </draw:connector>
        <draw:frame draw:style-name="gr204" draw:text-style-name="P6" draw:layer="layout" svg:width="2cm" svg:height="0.645cm" svg:x="17.881cm" svg:y="16.099cm">
          <draw:text-box>
            <text:p><text:span text:style-name="T2">STA adm</text:span></text:p>
          </draw:text-box>
        </draw:frame>
        <draw:frame draw:style-name="gr203" draw:text-style-name="P6" draw:layer="layout" svg:width="2cm" svg:height="0.7cm" svg:x="16.881cm" svg:y="17.399cm">
          <draw:text-box>
            <text:p><text:span text:style-name="T2">STA adm</text:span></text:p>
          </draw:text-box>
        </draw:frame>
        <draw:g xml:id="id17" draw:id="id17">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435" draw:text-style-name="P1" draw:layer="layout" svg:width="0.661cm" svg:height="0.382cm" svg:x="5.619cm" svg:y="15.694cm" svg:viewBox="0 0 662 383" svg:d="M0 383c170 0 607-180 650-248 43-67-43-135-86-135 0 96-564 222-564 383z">
            <text:p/>
          </draw:path>
          <draw:g>
            <draw:polygon draw:style-name="gr436" draw:text-style-name="P2" draw:layer="layout" svg:width="0.606cm" svg:height="0.584cm" svg:x="4.981cm" svg:y="15.514cm" svg:viewBox="0 0 607 585" draw:points="0,270 0,0 607,315 607,585">
              <text:p/>
            </draw:polygon>
            <draw:polygon draw:style-name="gr437" draw:text-style-name="P2" draw:layer="layout" svg:width="0.605cm" svg:height="0.584cm" svg:x="5.588cm" svg:y="15.514cm" svg:viewBox="0 0 606 585" draw:points="0,585 0,315 606,0 606,270">
              <text:p/>
            </draw:polygon>
            <draw:polygon draw:style-name="gr438" draw:text-style-name="P2" draw:layer="layout" svg:width="1.212cm" svg:height="0.629cm" svg:x="4.981cm" svg:y="15.199cm" svg:viewBox="0 0 1213 630" draw:points="607,630 0,315 607,0 1213,315">
              <text:p/>
            </draw:polygon>
            <draw:polygon draw:style-name="gr439" draw:text-style-name="P2" draw:layer="layout" svg:width="1.212cm" svg:height="0.899cm" svg:x="4.981cm" svg:y="15.199cm" svg:viewBox="0 0 1213 900" draw:points="0,585 0,315 607,0 1213,315 1213,585 607,900">
              <text:p/>
            </draw:polygon>
            <draw:polygon draw:style-name="gr440" draw:text-style-name="P3" draw:layer="layout" svg:width="0.302cm" svg:height="0.157cm" svg:x="5.154cm" svg:y="15.492cm" svg:viewBox="0 0 303 158" draw:points="43,45 260,158 303,135 86,23 130,0 0,0 0,68">
              <text:p/>
            </draw:polygon>
            <draw:polygon draw:style-name="gr441" draw:text-style-name="P3" draw:layer="layout" svg:width="0.302cm" svg:height="0.157cm" svg:x="5.458cm" svg:y="15.514cm" svg:viewBox="0 0 303 158" draw:points="216,135 173,158 303,158 303,90 260,113 43,0 0,23">
              <text:p/>
            </draw:polygon>
            <draw:polygon draw:style-name="gr442" draw:text-style-name="P3" draw:layer="layout" svg:width="0.302cm" svg:height="0.157cm" svg:x="5.414cm" svg:y="15.357cm" svg:viewBox="0 0 303 158" draw:points="43,45 260,158 303,135 86,23 130,0 0,0 0,68">
              <text:p/>
            </draw:polygon>
            <draw:polygon draw:style-name="gr443" draw:text-style-name="P3" draw:layer="layout" svg:width="0.302cm" svg:height="0.157cm" svg:x="5.718cm" svg:y="15.379cm" svg:viewBox="0 0 303 158" draw:points="216,135 173,158 303,158 303,90 260,113 43,0 0,23">
              <text:p/>
            </draw:polygon>
          </draw:g>
        </draw:g>
        <draw:g xml:id="id18" draw:id="id18">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444" draw:text-style-name="P1" draw:layer="layout" svg:width="0.19cm" svg:height="0.121cm" svg:x="4.19cm" svg:y="16.477cm" svg:viewBox="0 0 191 122" svg:d="M0 122c48 0 191-41 191-71 0-31-4-51-52-51 0 30-140 30-139 122z">
              <text:p/>
            </draw:path>
            <draw:g>
              <draw:polygon draw:style-name="gr445" draw:text-style-name="P2" draw:layer="layout" svg:width="0.086cm" svg:height="0.101cm" svg:x="4.119cm" svg:y="16.497cm" svg:viewBox="0 0 87 102" draw:points="0,61 17,0 87,41 70,102">
                <text:p/>
              </draw:polygon>
              <draw:polygon draw:style-name="gr446" draw:text-style-name="P2" draw:layer="layout" svg:width="0.191cm" svg:height="0.111cm" svg:x="4.137cm" svg:y="16.426cm" svg:viewBox="0 0 192 112" draw:points="0,71 35,41 87,10 122,0 192,41 157,51 105,81 70,112">
                <text:p/>
              </draw:polygon>
              <draw:path draw:style-name="gr447" draw:text-style-name="P2" draw:layer="layout" svg:width="0.156cm" svg:height="0.131cm" svg:x="4.189cm" svg:y="16.467cm" svg:viewBox="0 0 157 132" svg:d="M157 41c0-61-35-41-70-21-35 21-70 21-87 112 0 0 70-41 157-91z">
                <text:p/>
              </draw:path>
              <draw:path draw:style-name="gr448" draw:text-style-name="P2" draw:layer="layout" svg:width="0.226cm" svg:height="0.172cm" svg:x="4.119cm" svg:y="16.426cm" svg:viewBox="0 0 227 173" svg:d="M140 0c-35 10-35 10-70 30-18 11-53 21-70 102 35 20 35 20 70 41 20-10 122-71 157-92 0-51-35-51-87-81z">
                <text:p/>
              </draw:path>
            </draw:g>
          </draw:g>
          <draw:g>
            <draw:path draw:style-name="gr449" draw:text-style-name="P1" draw:layer="layout" svg:width="0.313cm" svg:height="0.243cm" svg:x="4.032cm" svg:y="15.99cm" svg:viewBox="0 0 314 244" svg:d="M1 244c48 0 313-11 313-102s-91-142-139-142c0 30-191 20-174 244z">
              <text:p/>
            </draw:path>
            <draw:g>
              <draw:polygon draw:style-name="gr450" draw:text-style-name="P2" draw:layer="layout" svg:width="0.173cm" svg:height="0.141cm" svg:x="3.858cm" svg:y="16.091cm" svg:viewBox="0 0 174 142" draw:points="0,41 0,0 174,102 174,142">
                <text:p/>
              </draw:polygon>
              <draw:polygon draw:style-name="gr451" draw:text-style-name="P2" draw:layer="layout" svg:width="0.173cm" svg:height="0.172cm" svg:x="3.997cm" svg:y="15.939cm" svg:viewBox="0 0 174 173" draw:points="0,71 0,0 174,102 174,173">
                <text:p/>
              </draw:polygon>
              <draw:polygon draw:style-name="gr452" draw:text-style-name="P2" draw:layer="layout" svg:width="0.313cm" svg:height="0.182cm" svg:x="3.858cm" svg:y="16.01cm" svg:viewBox="0 0 314 183" draw:points="0,81 140,0 314,102 174,183">
                <text:p/>
              </draw:polygon>
              <draw:line draw:style-name="gr453" draw:text-style-name="P2" draw:layer="layout" svg:x1="3.997cm" svg:y1="16.01cm" svg:x2="4.171cm" svg:y2="16.112cm">
                <text:p/>
              </draw:line>
              <draw:polygon draw:style-name="gr454" draw:text-style-name="P2" draw:layer="layout" svg:width="0.173cm" svg:height="0.172cm" svg:x="4.032cm" svg:y="16.061cm" svg:viewBox="0 0 174 173" draw:points="0,173 0,132 140,51 140,0 174,20 174,71">
                <text:p/>
              </draw:polygon>
              <draw:polygon draw:style-name="gr455" draw:text-style-name="P2" draw:layer="layout" svg:width="0.557cm" svg:height="0.771cm" svg:x="3.666cm" svg:y="15.319cm" svg:viewBox="0 0 558 772" draw:points="0,447 0,0 558,325 558,772">
                <text:p/>
              </draw:polygon>
              <draw:polygon draw:style-name="gr456" draw:text-style-name="P2" draw:layer="layout" svg:width="0.522cm" svg:height="0.71cm" svg:x="3.683cm" svg:y="15.35cm" svg:viewBox="0 0 523 711" draw:points="0,406 0,0 523,305 523,711">
                <text:p/>
              </draw:polygon>
              <draw:polygon draw:style-name="gr457" draw:text-style-name="P2" draw:layer="layout" svg:width="0.592cm" svg:height="0.344cm" svg:x="3.666cm" svg:y="15.299cm" svg:viewBox="0 0 593 345" draw:points="558,345 0,20 35,0 593,325">
                <text:p/>
              </draw:polygon>
              <draw:polygon draw:style-name="gr458" draw:text-style-name="P2" draw:layer="layout" svg:width="0.034cm" svg:height="0.466cm" svg:x="4.224cm" svg:y="15.624cm" svg:viewBox="0 0 35 467" draw:points="0,467 0,20 35,0 35,447">
                <text:p/>
              </draw:polygon>
              <draw:polygon draw:style-name="gr459" draw:text-style-name="P2" draw:layer="layout" svg:width="0.592cm" svg:height="0.933cm" svg:x="3.666cm" svg:y="15.299cm" svg:viewBox="0 0 593 934" draw:points="35,0 593,325 593,772 558,792 541,782 541,833 366,934 192,833 192,792 331,711 331,660 0,467 0,20">
                <text:p/>
              </draw:polygon>
            </draw:g>
          </draw:g>
          <draw:g>
            <draw:path draw:style-name="gr460" draw:text-style-name="P1" draw:layer="layout" svg:width="0.226cm" svg:height="0.121cm" svg:x="3.962cm" svg:y="16.365cm" svg:viewBox="0 0 227 122" svg:d="M1 122c48 0 226-51 226-81 0-31-4-41-52-41 0 30-192 20-174 122z">
              <text:p/>
            </draw:path>
            <draw:g>
              <draw:polygon draw:style-name="gr461" draw:text-style-name="P2" draw:layer="layout" svg:width="0.749cm" svg:height="0.436cm" svg:x="3.404cm" svg:y="16.02cm" svg:viewBox="0 0 750 437" draw:points="558,437 0,112 192,0 750,325">
                <text:p/>
              </draw:polygon>
              <draw:polygon draw:style-name="gr462" draw:text-style-name="P3" draw:layer="layout" svg:width="0.505cm" svg:height="0.293cm" svg:x="3.456cm" svg:y="16.051cm" svg:viewBox="0 0 506 294" draw:points="0,81 140,0 506,213 366,294">
                <text:p/>
              </draw:polygon>
              <draw:polygon draw:style-name="gr463" draw:text-style-name="P3" draw:layer="layout" svg:width="0.243cm" svg:height="0.141cm" svg:x="3.858cm" svg:y="16.284cm" svg:viewBox="0 0 244 142" draw:points="0,81 140,0 244,61 105,142">
                <text:p/>
              </draw:polygon>
              <draw:polygon draw:style-name="gr464" draw:text-style-name="P2" draw:layer="layout" svg:width="0.191cm" svg:height="0.151cm" svg:x="3.962cm" svg:y="16.345cm" svg:viewBox="0 0 192 152" draw:points="0,152 0,112 192,0 192,41">
                <text:p/>
              </draw:polygon>
              <draw:line draw:style-name="gr465" draw:text-style-name="P2" draw:layer="layout" svg:x1="3.491cm" svg:y1="16.111cm" svg:x2="3.857cm" svg:y2="16.324cm">
                <text:p/>
              </draw:line>
              <draw:line draw:style-name="gr466" draw:text-style-name="P2" draw:layer="layout" svg:x1="3.526cm" svg:y1="16.091cm" svg:x2="3.892cm" svg:y2="16.304cm">
                <text:p/>
              </draw:line>
              <draw:line draw:style-name="gr467" draw:text-style-name="P2" draw:layer="layout" svg:x1="3.561cm" svg:y1="16.071cm" svg:x2="3.927cm" svg:y2="16.284cm">
                <text:p/>
              </draw:line>
              <draw:line draw:style-name="gr468" draw:text-style-name="P2" draw:layer="layout" svg:x1="3.893cm" svg:y1="16.263cm" svg:x2="3.928cm" svg:y2="16.243cm">
                <text:p/>
              </draw:line>
              <draw:line draw:style-name="gr469" draw:text-style-name="P2" draw:layer="layout" svg:x1="3.858cm" svg:y1="16.243cm" svg:x2="3.893cm" svg:y2="16.223cm">
                <text:p/>
              </draw:line>
              <draw:line draw:style-name="gr470" draw:text-style-name="P2" draw:layer="layout" svg:x1="3.823cm" svg:y1="16.223cm" svg:x2="3.858cm" svg:y2="16.203cm">
                <text:p/>
              </draw:line>
              <draw:line draw:style-name="gr471" draw:text-style-name="P2" draw:layer="layout" svg:x1="3.84cm" svg:y1="16.274cm" svg:x2="3.875cm" svg:y2="16.254cm">
                <text:p/>
              </draw:line>
              <draw:line draw:style-name="gr472" draw:text-style-name="P2" draw:layer="layout" svg:x1="3.805cm" svg:y1="16.253cm" svg:x2="3.84cm" svg:y2="16.233cm">
                <text:p/>
              </draw:line>
              <draw:line draw:style-name="gr473" draw:text-style-name="P2" draw:layer="layout" svg:x1="3.77cm" svg:y1="16.233cm" svg:x2="3.805cm" svg:y2="16.213cm">
                <text:p/>
              </draw:line>
              <draw:line draw:style-name="gr474" draw:text-style-name="P2" draw:layer="layout" svg:x1="3.788cm" svg:y1="16.203cm" svg:x2="3.823cm" svg:y2="16.183cm">
                <text:p/>
              </draw:line>
              <draw:line draw:style-name="gr475" draw:text-style-name="P2" draw:layer="layout" svg:x1="3.735cm" svg:y1="16.213cm" svg:x2="3.77cm" svg:y2="16.193cm">
                <text:p/>
              </draw:line>
              <draw:line draw:style-name="gr476" draw:text-style-name="P2" draw:layer="layout" svg:x1="3.753cm" svg:y1="16.182cm" svg:x2="3.788cm" svg:y2="16.162cm">
                <text:p/>
              </draw:line>
              <draw:line draw:style-name="gr477" draw:text-style-name="P2" draw:layer="layout" svg:x1="3.718cm" svg:y1="16.162cm" svg:x2="3.753cm" svg:y2="16.142cm">
                <text:p/>
              </draw:line>
              <draw:line draw:style-name="gr478" draw:text-style-name="P2" draw:layer="layout" svg:x1="3.683cm" svg:y1="16.142cm" svg:x2="3.718cm" svg:y2="16.122cm">
                <text:p/>
              </draw:line>
              <draw:line draw:style-name="gr479" draw:text-style-name="P2" draw:layer="layout" svg:x1="3.701cm" svg:y1="16.192cm" svg:x2="3.736cm" svg:y2="16.172cm">
                <text:p/>
              </draw:line>
              <draw:line draw:style-name="gr480" draw:text-style-name="P2" draw:layer="layout" svg:x1="3.666cm" svg:y1="16.172cm" svg:x2="3.701cm" svg:y2="16.152cm">
                <text:p/>
              </draw:line>
              <draw:line draw:style-name="gr481" draw:text-style-name="P2" draw:layer="layout" svg:x1="3.631cm" svg:y1="16.152cm" svg:x2="3.666cm" svg:y2="16.132cm">
                <text:p/>
              </draw:line>
              <draw:line draw:style-name="gr482" draw:text-style-name="P2" draw:layer="layout" svg:x1="3.648cm" svg:y1="16.121cm" svg:x2="3.683cm" svg:y2="16.101cm">
                <text:p/>
              </draw:line>
              <draw:line draw:style-name="gr483" draw:text-style-name="P2" draw:layer="layout" svg:x1="3.596cm" svg:y1="16.131cm" svg:x2="3.631cm" svg:y2="16.111cm">
                <text:p/>
              </draw:line>
              <draw:line draw:style-name="gr484" draw:text-style-name="P2" draw:layer="layout" svg:x1="3.613cm" svg:y1="16.101cm" svg:x2="3.648cm" svg:y2="16.081cm">
                <text:p/>
              </draw:line>
              <draw:line draw:style-name="gr485" draw:text-style-name="P2" draw:layer="layout" svg:x1="3.578cm" svg:y1="16.081cm" svg:x2="3.613cm" svg:y2="16.061cm">
                <text:p/>
              </draw:line>
              <draw:line draw:style-name="gr486" draw:text-style-name="P2" draw:layer="layout" svg:x1="3.561cm" svg:y1="16.111cm" svg:x2="3.596cm" svg:y2="16.091cm">
                <text:p/>
              </draw:line>
              <draw:line draw:style-name="gr487" draw:text-style-name="P2" draw:layer="layout" svg:x1="3.788cm" svg:y1="16.284cm" svg:x2="3.823cm" svg:y2="16.264cm">
                <text:p/>
              </draw:line>
              <draw:line draw:style-name="gr488" draw:text-style-name="P2" draw:layer="layout" svg:x1="3.753cm" svg:y1="16.263cm" svg:x2="3.788cm" svg:y2="16.243cm">
                <text:p/>
              </draw:line>
              <draw:line draw:style-name="gr489" draw:text-style-name="P2" draw:layer="layout" svg:x1="3.718cm" svg:y1="16.243cm" svg:x2="3.753cm" svg:y2="16.223cm">
                <text:p/>
              </draw:line>
              <draw:line draw:style-name="gr490" draw:text-style-name="P2" draw:layer="layout" svg:x1="3.701cm" svg:y1="16.274cm" svg:x2="3.736cm" svg:y2="16.254cm">
                <text:p/>
              </draw:line>
              <draw:line draw:style-name="gr491" draw:text-style-name="P2" draw:layer="layout" svg:x1="3.666cm" svg:y1="16.253cm" svg:x2="3.701cm" svg:y2="16.233cm">
                <text:p/>
              </draw:line>
              <draw:line draw:style-name="gr492" draw:text-style-name="P2" draw:layer="layout" svg:x1="3.683cm" svg:y1="16.223cm" svg:x2="3.718cm" svg:y2="16.203cm">
                <text:p/>
              </draw:line>
              <draw:line draw:style-name="gr493" draw:text-style-name="P2" draw:layer="layout" svg:x1="3.648cm" svg:y1="16.203cm" svg:x2="3.683cm" svg:y2="16.183cm">
                <text:p/>
              </draw:line>
              <draw:line draw:style-name="gr494" draw:text-style-name="P2" draw:layer="layout" svg:x1="3.613cm" svg:y1="16.182cm" svg:x2="3.648cm" svg:y2="16.162cm">
                <text:p/>
              </draw:line>
              <draw:line draw:style-name="gr495" draw:text-style-name="P2" draw:layer="layout" svg:x1="3.578cm" svg:y1="16.162cm" svg:x2="3.613cm" svg:y2="16.142cm">
                <text:p/>
              </draw:line>
              <draw:line draw:style-name="gr496" draw:text-style-name="P2" draw:layer="layout" svg:x1="3.526cm" svg:y1="16.172cm" svg:x2="3.561cm" svg:y2="16.152cm">
                <text:p/>
              </draw:line>
              <draw:line draw:style-name="gr497" draw:text-style-name="P2" draw:layer="layout" svg:x1="3.544cm" svg:y1="16.142cm" svg:x2="3.579cm" svg:y2="16.122cm">
                <text:p/>
              </draw:line>
              <draw:line draw:style-name="gr498" draw:text-style-name="P2" draw:layer="layout" svg:x1="3.491cm" svg:y1="16.152cm" svg:x2="3.526cm" svg:y2="16.132cm">
                <text:p/>
              </draw:line>
              <draw:line draw:style-name="gr499" draw:text-style-name="P2" draw:layer="layout" svg:x1="3.77cm" svg:y1="16.314cm" svg:x2="3.805cm" svg:y2="16.294cm">
                <text:p/>
              </draw:line>
              <draw:line draw:style-name="gr500" draw:text-style-name="P2" draw:layer="layout" svg:x1="3.735cm" svg:y1="16.294cm" svg:x2="3.77cm" svg:y2="16.274cm">
                <text:p/>
              </draw:line>
              <draw:line draw:style-name="gr501" draw:text-style-name="P2" draw:layer="layout" svg:x1="3.893cm" svg:y1="16.385cm" svg:x2="4.033cm" svg:y2="16.304cm">
                <text:p/>
              </draw:line>
              <draw:line draw:style-name="gr502" draw:text-style-name="P2" draw:layer="layout" svg:x1="3.927cm" svg:y1="16.406cm" svg:x2="4.067cm" svg:y2="16.325cm">
                <text:p/>
              </draw:line>
              <draw:line draw:style-name="gr503" draw:text-style-name="P2" draw:layer="layout" svg:x1="3.962cm" svg:y1="16.304cm" svg:x2="4.067cm" svg:y2="16.365cm">
                <text:p/>
              </draw:line>
              <draw:line draw:style-name="gr504" draw:text-style-name="P2" draw:layer="layout" svg:x1="3.927cm" svg:y1="16.325cm" svg:x2="4.032cm" svg:y2="16.386cm">
                <text:p/>
              </draw:line>
              <draw:line draw:style-name="gr505" draw:text-style-name="P2" draw:layer="layout" svg:x1="3.893cm" svg:y1="16.345cm" svg:x2="3.963cm" svg:y2="16.386cm">
                <text:p/>
              </draw:line>
              <draw:polygon draw:style-name="gr506" draw:text-style-name="P2" draw:layer="layout" svg:width="0.557cm" svg:height="0.365cm" svg:x="3.404cm" svg:y="16.132cm" svg:viewBox="0 0 558 366" draw:points="0,41 0,0 558,325 558,366">
                <text:p/>
              </draw:polygon>
              <draw:polygon draw:style-name="gr507" draw:text-style-name="P2" draw:layer="layout" svg:width="0.749cm" svg:height="0.476cm" svg:x="3.404cm" svg:y="16.02cm" svg:viewBox="0 0 750 477" draw:points="192,0 750,325 750,366 558,477 0,152 0,112">
                <text:p/>
              </draw:polygon>
            </draw:g>
          </draw:g>
        </draw:g>
        <draw:connector draw:style-name="gr110" draw:text-style-name="P5" draw:layer="layout" draw:type="line" svg:x1="7cm" svg:y1="15.7cm" svg:x2="6.127cm" svg:y2="15.64cm" draw:start-shape="id12" draw:start-glue-point="3" draw:end-shape="id17" draw:end-glue-point="7" svg:d="M7000 15700l-873-60">
          <text:p/>
        </draw:connector>
        <draw:connector draw:style-name="gr110" draw:text-style-name="P5" draw:layer="layout" draw:type="line" svg:x1="4.981cm" svg:y1="15.83cm" svg:x2="4.259cm" svg:y2="15.825cm" draw:start-shape="id17" draw:start-glue-point="11" draw:end-shape="id18" draw:end-glue-point="9" svg:d="M4981 15830l-722-5">
          <text:p/>
        </draw:connector>
        <draw:frame draw:style-name="gr203" draw:text-style-name="P6" draw:layer="layout" svg:width="2cm" svg:height="0.7cm" svg:x="1.781cm" svg:y="15.399cm">
          <draw:text-box>
            <text:p><text:span text:style-name="T2">STA adm</text:span></text:p>
          </draw:text-box>
        </draw:frame>
        <draw:frame draw:style-name="gr203" draw:text-style-name="P6" draw:layer="layout" svg:width="1.4cm" svg:height="0.7cm" svg:x="4.981cm" svg:y="15.299cm">
          <draw:text-box>
            <text:p><text:span text:style-name="T2">vbox</text:span></text:p>
          </draw:text-box>
        </draw:frame>
        <draw:frame draw:style-name="gr203" draw:text-style-name="P6" draw:layer="layout" svg:width="1.4cm" svg:height="0.7cm" svg:x="15.081cm" svg:y="15.999cm">
          <draw:text-box>
            <text:p><text:span text:style-name="T2">vbox</text:span></text:p>
          </draw:text-box>
        </draw:frame>
        <draw:frame draw:style-name="gr203" draw:text-style-name="P6" draw:layer="layout" svg:width="1.4cm" svg:height="0.7cm" svg:x="13.781cm" svg:y="17.599cm">
          <draw:text-box>
            <text:p><text:span text:style-name="T2">vbox</text:span></text:p>
          </draw:text-box>
        </draw:frame>
        <draw:frame draw:style-name="gr508" draw:text-style-name="P9" draw:layer="layout" svg:width="1.2cm" svg:height="0.501cm" svg:x="7.781cm" svg:y="15.11cm">
          <draw:text-box>
            <text:p><text:span text:style-name="T5">1</text:span></text:p>
          </draw:text-box>
        </draw:frame>
        <draw:frame draw:style-name="gr508" draw:text-style-name="P9" draw:layer="layout" svg:width="1.2cm" svg:height="0.501cm" svg:x="10.781cm" svg:y="17.31cm">
          <draw:text-box>
            <text:p><text:span text:style-name="T5">3</text:span></text:p>
          </draw:text-box>
        </draw:frame>
        <draw:frame draw:style-name="gr508" draw:text-style-name="P9" draw:layer="layout" svg:width="1.2cm" svg:height="0.501cm" svg:x="12.481cm" svg:y="15.71cm">
          <draw:text-box>
            <text:p><text:span text:style-name="T5">4</text:span></text:p>
          </draw:text-box>
        </draw:frame>
        <draw:frame draw:style-name="gr509" draw:text-style-name="P11" draw:layer="layout" svg:width="1.298cm" svg:height="0.727cm" svg:x="7.483cm" svg:y="7.41cm">
          <draw:text-box>
            <text:p><text:span text:style-name="T6">enp0s8</text:span></text:p>
          </draw:text-box>
        </draw:frame>
        <draw:frame draw:style-name="gr510" draw:text-style-name="P13" draw:layer="layout" svg:width="1.3cm" svg:height="0.727cm" svg:x="7.481cm" svg:y="8.71cm">
          <draw:text-box>
            <text:p text:style-name="P12"><text:span text:style-name="T6">enp0s8</text:span></text:p>
          </draw:text-box>
        </draw:frame>
        <draw:frame draw:style-name="gr508" draw:text-style-name="P9" draw:layer="layout" svg:width="1.2cm" svg:height="0.501cm" svg:x="7.981cm" svg:y="17.699cm">
          <draw:text-box>
            <text:p><text:span text:style-name="T5">2</text:span></text:p>
          </draw:text-box>
        </draw:frame>
        <draw:frame draw:style-name="gr508" draw:text-style-name="P14" draw:layer="layout" svg:width="1.2cm" svg:height="0.493cm" svg:x="8.681cm" svg:y="11.41cm">
          <draw:text-box>
            <text:p><text:span text:style-name="T7">1</text:span></text:p>
          </draw:text-box>
        </draw:frame>
        <draw:connector draw:style-name="gr112" draw:text-style-name="P5" draw:layer="layout" draw:type="line" svg:x1="10.208cm" svg:y1="10.098cm" svg:x2="12.647cm" svg:y2="13.048cm" svg:d="M10208 10098l2439 2950">
          <text:p/>
        </draw:connector>
      </draw:page>
      <draw:page draw:name="page2" draw:style-name="dp1" draw:master-page-name="Standard">
        <draw:custom-shape draw:style-name="gr511" draw:text-style-name="P15" xml:id="id23" draw:id="id23" draw:layer="layout" svg:width="7.898cm" svg:height="3.271cm" svg:x="3.7cm" svg:y="2.829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5"><text:span text:style-name="T1">Internet (SIO)</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27" draw:id="id27">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512" draw:text-style-name="P1" draw:layer="layout" svg:width="1.226cm" svg:height="0.743cm" svg:x="3.673cm" svg:y="14.899cm" svg:viewBox="0 0 1227 744" svg:d="M0 744c347 0 891-236 1125-389 237-155 0-355-118-355z">
            <text:p/>
          </draw:path>
          <draw:g>
            <draw:polygon draw:style-name="gr513" draw:text-style-name="P2" draw:layer="layout" svg:width="0.711cm" svg:height="1.84cm" svg:x="2.961cm" svg:y="13.801cm" svg:viewBox="0 0 712 1841" draw:points="0,1416 0,0 712,425 712,1841">
              <text:p/>
            </draw:polygon>
            <draw:polygon draw:style-name="gr514" draw:text-style-name="P2" draw:layer="layout" svg:width="1.006cm" svg:height="2.017cm" svg:x="3.673cm" svg:y="13.625cm" svg:viewBox="0 0 1007 2018" draw:points="0,2018 0,602 1007,0 1007,1416">
              <text:p/>
            </draw:polygon>
            <draw:polygon draw:style-name="gr515" draw:text-style-name="P2" draw:layer="layout" svg:width="1.719cm" svg:height="1.026cm" svg:x="2.961cm" svg:y="13.2cm" svg:viewBox="0 0 1720 1027" draw:points="712,1027 0,602 1007,0 1720,425">
              <text:p/>
            </draw:polygon>
            <draw:polygon draw:style-name="gr516" draw:text-style-name="P2" draw:layer="layout" svg:width="1.719cm" svg:height="2.44cm" svg:x="2.961cm" svg:y="13.2cm" svg:viewBox="0 0 1720 2441" draw:points="0,2018 0,602 1007,0 1720,425 1720,1841 712,2441">
              <text:p/>
            </draw:polygon>
            <draw:line draw:style-name="gr517" draw:text-style-name="P2" draw:layer="layout" svg:x1="3.553cm" svg:y1="15.29cm" svg:x2="3.078cm" svg:y2="15.006cm">
              <text:p/>
            </draw:line>
            <draw:line draw:style-name="gr518" draw:text-style-name="P2" draw:layer="layout" svg:x1="3.553cm" svg:y1="15.43cm" svg:x2="3.078cm" svg:y2="15.146cm">
              <text:p/>
            </draw:line>
            <draw:line draw:style-name="gr519" draw:text-style-name="P2" draw:layer="layout" svg:x1="3.553cm" svg:y1="15.36cm" svg:x2="3.078cm" svg:y2="15.076cm">
              <text:p/>
            </draw:line>
            <draw:polyline draw:style-name="gr520" draw:text-style-name="P2" draw:layer="layout" svg:width="0.592cm" svg:height="0.424cm" svg:x="3.021cm" svg:y="14.013cm" svg:viewBox="0 0 593 425" draw:points="593,425 0,70 0,0">
              <text:p/>
            </draw:polyline>
            <draw:polyline draw:style-name="gr521" draw:text-style-name="P2" draw:layer="layout" svg:width="0.582cm" svg:height="0.425cm" svg:x="3.03cm" svg:y="14.012cm" svg:viewBox="0 0 583 426" draw:points="583,426 583,355 0,0">
              <text:p/>
            </draw:polyline>
            <draw:polygon draw:style-name="gr522" draw:text-style-name="P2" draw:layer="layout" svg:width="0.068cm" svg:height="0.125cm" svg:x="3.241cm" svg:y="14.72cm" svg:viewBox="0 0 69 126" draw:points="0,84 0,0 69,41 69,126">
              <text:p/>
            </draw:polygon>
            <draw:line draw:style-name="gr523" draw:text-style-name="P2" draw:layer="layout" svg:x1="3.553cm" svg:y1="15.218cm" svg:x2="3.078cm" svg:y2="14.934cm">
              <text:p/>
            </draw:line>
          </draw:g>
        </draw:g>
        <draw:g xml:id="id21" draw:id="id21">
          <draw:glue-point draw:id="4" svg:x="-4.497cm" svg:y="-5cm"/>
          <draw:glue-point draw:id="5" svg:x="-4.247cm" svg:y="-5cm"/>
          <draw:glue-point draw:id="6" svg:x="-3.997cm" svg:y="-5cm"/>
          <draw:glue-point draw:id="7" svg:x="-3.748cm" svg:y="-5cm"/>
          <draw:glue-point draw:id="8" svg:x="-3.498cm" svg:y="-5cm"/>
          <draw:glue-point draw:id="9" svg:x="-3.248cm" svg:y="-5cm"/>
          <draw:glue-point draw:id="10" svg:x="-2.998cm" svg:y="-5cm"/>
          <draw:glue-point draw:id="11" svg:x="-2.748cm" svg:y="-5cm"/>
          <draw:glue-point draw:id="12" svg:x="-2.498cm" svg:y="-5cm"/>
          <draw:glue-point draw:id="13" svg:x="-2.248cm" svg:y="-5cm"/>
          <draw:glue-point draw:id="14" svg:x="-1.998cm" svg:y="-5cm"/>
          <draw:glue-point draw:id="15" svg:x="-1.748cm" svg:y="-5cm"/>
          <draw:glue-point draw:id="16" svg:x="-1.498cm" svg:y="-5cm"/>
          <draw:glue-point draw:id="17" svg:x="-1.248cm" svg:y="-5cm"/>
          <draw:glue-point draw:id="18" svg:x="-0.998cm" svg:y="-5cm"/>
          <draw:glue-point draw:id="19" svg:x="-0.748cm" svg:y="-5cm"/>
          <draw:glue-point draw:id="20" svg:x="-0.498cm" svg:y="-5cm"/>
          <draw:glue-point draw:id="21" svg:x="-0.248cm" svg:y="-5cm"/>
          <draw:glue-point draw:id="22" svg:x="0.251cm" svg:y="-5cm"/>
          <draw:glue-point draw:id="23" svg:x="0.501cm" svg:y="-5cm"/>
          <draw:glue-point draw:id="24" svg:x="0.751cm" svg:y="-5cm"/>
          <draw:glue-point draw:id="25" svg:x="1.001cm" svg:y="-5cm"/>
          <draw:glue-point draw:id="26" svg:x="1.251cm" svg:y="-5cm"/>
          <draw:glue-point draw:id="27" svg:x="1.501cm" svg:y="-5cm"/>
          <draw:glue-point draw:id="28" svg:x="1.751cm" svg:y="-5cm"/>
          <draw:glue-point draw:id="29" svg:x="2.001cm" svg:y="-5cm"/>
          <draw:glue-point draw:id="30" svg:x="2.251cm" svg:y="-5cm"/>
          <draw:glue-point draw:id="31" svg:x="2.501cm" svg:y="-5cm"/>
          <draw:glue-point draw:id="32" svg:x="2.751cm" svg:y="-5cm"/>
          <draw:glue-point draw:id="33" svg:x="3.001cm" svg:y="-5cm"/>
          <draw:glue-point draw:id="34" svg:x="3.25cm" svg:y="-5cm"/>
          <draw:glue-point draw:id="35" svg:x="3.5cm" svg:y="-5cm"/>
          <draw:glue-point draw:id="36" svg:x="3.75cm" svg:y="-5cm"/>
          <draw:glue-point draw:id="37" svg:x="4cm" svg:y="-5cm"/>
          <draw:glue-point draw:id="38" svg:x="4.25cm" svg:y="-5cm"/>
          <draw:glue-point draw:id="39" svg:x="4.5cm" svg:y="-5cm"/>
          <draw:glue-point draw:id="40" svg:x="4.5cm" svg:y="5cm"/>
          <draw:glue-point draw:id="41" svg:x="4.25cm" svg:y="5cm"/>
          <draw:glue-point draw:id="42" svg:x="4cm" svg:y="5cm"/>
          <draw:glue-point draw:id="43" svg:x="3.75cm" svg:y="5cm"/>
          <draw:glue-point draw:id="44" svg:x="3.5cm" svg:y="5cm"/>
          <draw:glue-point draw:id="45" svg:x="3.25cm" svg:y="5cm"/>
          <draw:glue-point draw:id="46" svg:x="3.001cm" svg:y="5cm"/>
          <draw:glue-point draw:id="47" svg:x="2.751cm" svg:y="5cm"/>
          <draw:glue-point draw:id="48" svg:x="2.501cm" svg:y="5cm"/>
          <draw:glue-point draw:id="49" svg:x="2.251cm" svg:y="5cm"/>
          <draw:glue-point draw:id="50" svg:x="2.001cm" svg:y="5cm"/>
          <draw:glue-point draw:id="51" svg:x="1.751cm" svg:y="5cm"/>
          <draw:glue-point draw:id="52" svg:x="1.501cm" svg:y="5cm"/>
          <draw:glue-point draw:id="53" svg:x="1.251cm" svg:y="5cm"/>
          <draw:glue-point draw:id="54" svg:x="1.001cm" svg:y="5cm"/>
          <draw:glue-point draw:id="55" svg:x="0.751cm" svg:y="5cm"/>
          <draw:glue-point draw:id="56" svg:x="0.501cm" svg:y="5cm"/>
          <draw:glue-point draw:id="57" svg:x="0.251cm" svg:y="5cm"/>
          <draw:glue-point draw:id="58" svg:x="-0.248cm" svg:y="5cm"/>
          <draw:glue-point draw:id="59" svg:x="-0.498cm" svg:y="5cm"/>
          <draw:glue-point draw:id="60" svg:x="-0.748cm" svg:y="5cm"/>
          <draw:glue-point draw:id="61" svg:x="-0.998cm" svg:y="5cm"/>
          <draw:glue-point draw:id="62" svg:x="-1.248cm" svg:y="5cm"/>
          <draw:glue-point draw:id="63" svg:x="-1.498cm" svg:y="5cm"/>
          <draw:glue-point draw:id="64" svg:x="-1.748cm" svg:y="5cm"/>
          <draw:glue-point draw:id="65" svg:x="-1.998cm" svg:y="5cm"/>
          <draw:glue-point draw:id="66" svg:x="-2.248cm" svg:y="5cm"/>
          <draw:glue-point draw:id="67" svg:x="-2.498cm" svg:y="5cm"/>
          <draw:glue-point draw:id="68" svg:x="-2.748cm" svg:y="5cm"/>
          <draw:glue-point draw:id="69" svg:x="-2.998cm" svg:y="5cm"/>
          <draw:glue-point draw:id="70" svg:x="-3.248cm" svg:y="5cm"/>
          <draw:glue-point draw:id="71" svg:x="-3.498cm" svg:y="5cm"/>
          <draw:glue-point draw:id="72" svg:x="-3.748cm" svg:y="5cm"/>
          <draw:glue-point draw:id="73" svg:x="-3.997cm" svg:y="5cm"/>
          <draw:glue-point draw:id="74" svg:x="-4.247cm" svg:y="5cm"/>
          <draw:glue-point draw:id="75" svg:x="-4.497cm" svg:y="5cm"/>
          <draw:path draw:style-name="gr524" draw:text-style-name="P17" draw:layer="layout" svg:width="6.165cm" svg:height="0.978cm" svg:x="8.234cm" svg:y="13.8cm" svg:viewBox="0 0 6166 979" svg:d="M6166 489c0-266-118-489-260-489-1882 0-3763 0-5646 0-141 0-260 223-260 489 0 269 119 490 260 490 1883 0 3764 0 5646 0 142 0 260-223 260-490z">
            <text:p text:style-name="P16"><text:span text:style-name="T8">10.54.3.0 /21</text:span></text:p>
          </draw:path>
          <draw:path draw:style-name="gr525" draw:text-style-name="P18" draw:layer="layout" svg:width="6.165cm" svg:height="0.978cm" svg:x="8.234cm" svg:y="13.8cm" svg:viewBox="0 0 6166 979" svg:d="M6166 489c0-266-118-489-260-489-140 0-259 223-259 489 0 269 119 490 259 490 142 0 260-223 260-490zM6166 0zM0 979z">
            <text:p/>
          </draw:path>
        </draw:g>
        <draw:g xml:id="id22" draw:id="id22">
          <draw:path draw:style-name="gr526" draw:text-style-name="P19" draw:layer="layout" svg:width="1.205cm" svg:height="0.874cm" svg:x="11.446cm" svg:y="17.713cm" svg:viewBox="0 0 1206 875" svg:d="M0 875c525 0 1206-250 1206-500s-19-375-402-375c0 268-804 517-804 875z">
            <text:p/>
          </draw:path>
          <draw:path draw:style-name="gr527" draw:text-style-name="P3" draw:layer="layout" svg:width="2.948cm" svg:height="1.5cm" svg:x="9.302cm" svg:y="17.15cm" svg:viewBox="0 0 2949 1501" svg:d="M2949 0c0 0 0 1001-1 750 2 438-637 751-1472 751-836 0-1475-313-1476-751 1 1 0-313 0-750 0 437 670 750 1475 750s1474-313 1474-750z">
            <text:p/>
          </draw:path>
          <draw:path draw:style-name="gr528" draw:text-style-name="P3" draw:layer="layout" svg:width="2.947cm" svg:height="1.499cm" svg:x="9.3cm" svg:y="16.4cm" svg:viewBox="0 0 2948 1500" svg:d="M1474 0c835 0 1474 324 1474 748 0 426-639 752-1474 752-836 0-1474-326-1474-752 0-424 638-748 1474-748z">
            <text:p/>
          </draw:path>
          <draw:polygon draw:style-name="gr529" draw:text-style-name="P3" draw:layer="layout" svg:width="0.804cm" svg:height="0.374cm" svg:x="10.909cm" svg:y="17.213cm" svg:viewBox="0 0 805 375" draw:points="402,0 268,62 805,312 670,375 134,125 0,187 0,0">
            <text:p/>
          </draw:polygon>
          <draw:polygon draw:style-name="gr530" draw:text-style-name="P3" draw:layer="layout" svg:width="0.803cm" svg:height="0.374cm" svg:x="9.837cm" svg:y="16.713cm" svg:viewBox="0 0 804 375" draw:points="670,250 804,187 804,375 401,375 535,312 0,62 134,0">
            <text:p/>
          </draw:polygon>
          <draw:polygon draw:style-name="gr531" draw:text-style-name="P3" draw:layer="layout" svg:width="0.804cm" svg:height="0.374cm" svg:x="9.837cm" svg:y="17.213cm" svg:viewBox="0 0 805 375" draw:points="134,250 671,0 805,62 268,312 401,375 0,375 0,187">
            <text:p/>
          </draw:polygon>
          <draw:polygon draw:style-name="gr532" draw:text-style-name="P3" draw:layer="layout" svg:width="0.803cm" svg:height="0.374cm" svg:x="10.909cm" svg:y="16.713cm" svg:viewBox="0 0 804 375" draw:points="535,62 401,0 804,0 804,187 670,125 134,375 0,312">
            <text:p/>
          </draw:polygon>
          <draw:path draw:style-name="gr533" draw:text-style-name="P3" draw:layer="layout" svg:width="2.949cm" svg:height="2.25cm" svg:x="9.3cm" svg:y="16.4cm" svg:viewBox="0 0 2950 2251" svg:d="M1474 0c835 0 1476 325 1476 750l-1 750c0 437-670 751-1474 751s-1475-314-1475-751c0 0 1-750 0-752 0-424 638-748 1474-748z">
            <text:p/>
          </draw:path>
        </draw:g>
        <draw:g xml:id="id19" draw:id="id19">
          <draw:glue-point draw:id="4" svg:x="-4.497cm" svg:y="-5cm"/>
          <draw:glue-point draw:id="5" svg:x="-4.247cm" svg:y="-5cm"/>
          <draw:glue-point draw:id="6" svg:x="-3.997cm" svg:y="-5cm"/>
          <draw:glue-point draw:id="7" svg:x="-3.748cm" svg:y="-5cm"/>
          <draw:glue-point draw:id="8" svg:x="-3.498cm" svg:y="-5cm"/>
          <draw:glue-point draw:id="9" svg:x="-3.248cm" svg:y="-5cm"/>
          <draw:glue-point draw:id="10" svg:x="-2.998cm" svg:y="-5cm"/>
          <draw:glue-point draw:id="11" svg:x="-2.748cm" svg:y="-5cm"/>
          <draw:glue-point draw:id="12" svg:x="-2.498cm" svg:y="-5cm"/>
          <draw:glue-point draw:id="13" svg:x="-2.248cm" svg:y="-5cm"/>
          <draw:glue-point draw:id="14" svg:x="-1.998cm" svg:y="-5cm"/>
          <draw:glue-point draw:id="15" svg:x="-1.748cm" svg:y="-5cm"/>
          <draw:glue-point draw:id="16" svg:x="-1.498cm" svg:y="-5cm"/>
          <draw:glue-point draw:id="17" svg:x="-1.248cm" svg:y="-5cm"/>
          <draw:glue-point draw:id="18" svg:x="-0.998cm" svg:y="-5cm"/>
          <draw:glue-point draw:id="19" svg:x="-0.748cm" svg:y="-5cm"/>
          <draw:glue-point draw:id="20" svg:x="-0.498cm" svg:y="-5cm"/>
          <draw:glue-point draw:id="21" svg:x="-0.248cm" svg:y="-5cm"/>
          <draw:glue-point draw:id="22" svg:x="0.251cm" svg:y="-5cm"/>
          <draw:glue-point draw:id="23" svg:x="0.501cm" svg:y="-5cm"/>
          <draw:glue-point draw:id="24" svg:x="0.751cm" svg:y="-5cm"/>
          <draw:glue-point draw:id="25" svg:x="1.001cm" svg:y="-5cm"/>
          <draw:glue-point draw:id="26" svg:x="1.251cm" svg:y="-5cm"/>
          <draw:glue-point draw:id="27" svg:x="1.501cm" svg:y="-5cm"/>
          <draw:glue-point draw:id="28" svg:x="1.751cm" svg:y="-5cm"/>
          <draw:glue-point draw:id="29" svg:x="2.001cm" svg:y="-5cm"/>
          <draw:glue-point draw:id="30" svg:x="2.251cm" svg:y="-5cm"/>
          <draw:glue-point draw:id="31" svg:x="2.501cm" svg:y="-5cm"/>
          <draw:glue-point draw:id="32" svg:x="2.751cm" svg:y="-5cm"/>
          <draw:glue-point draw:id="33" svg:x="3.001cm" svg:y="-5cm"/>
          <draw:glue-point draw:id="34" svg:x="3.25cm" svg:y="-5cm"/>
          <draw:glue-point draw:id="35" svg:x="3.5cm" svg:y="-5cm"/>
          <draw:glue-point draw:id="36" svg:x="3.75cm" svg:y="-5cm"/>
          <draw:glue-point draw:id="37" svg:x="4cm" svg:y="-5cm"/>
          <draw:glue-point draw:id="38" svg:x="4.25cm" svg:y="-5cm"/>
          <draw:glue-point draw:id="39" svg:x="4.5cm" svg:y="-5cm"/>
          <draw:glue-point draw:id="40" svg:x="4.5cm" svg:y="5cm"/>
          <draw:glue-point draw:id="41" svg:x="4.25cm" svg:y="5cm"/>
          <draw:glue-point draw:id="42" svg:x="4cm" svg:y="5cm"/>
          <draw:glue-point draw:id="43" svg:x="3.75cm" svg:y="5cm"/>
          <draw:glue-point draw:id="44" svg:x="3.5cm" svg:y="5cm"/>
          <draw:glue-point draw:id="45" svg:x="3.25cm" svg:y="5cm"/>
          <draw:glue-point draw:id="46" svg:x="3.001cm" svg:y="5cm"/>
          <draw:glue-point draw:id="47" svg:x="2.751cm" svg:y="5cm"/>
          <draw:glue-point draw:id="48" svg:x="2.501cm" svg:y="5cm"/>
          <draw:glue-point draw:id="49" svg:x="2.251cm" svg:y="5cm"/>
          <draw:glue-point draw:id="50" svg:x="2.001cm" svg:y="5cm"/>
          <draw:glue-point draw:id="51" svg:x="1.751cm" svg:y="5cm"/>
          <draw:glue-point draw:id="52" svg:x="1.501cm" svg:y="5cm"/>
          <draw:glue-point draw:id="53" svg:x="1.251cm" svg:y="5cm"/>
          <draw:glue-point draw:id="54" svg:x="1.001cm" svg:y="5cm"/>
          <draw:glue-point draw:id="55" svg:x="0.751cm" svg:y="5cm"/>
          <draw:glue-point draw:id="56" svg:x="0.501cm" svg:y="5cm"/>
          <draw:glue-point draw:id="57" svg:x="0.251cm" svg:y="5cm"/>
          <draw:glue-point draw:id="58" svg:x="-0.248cm" svg:y="5cm"/>
          <draw:glue-point draw:id="59" svg:x="-0.498cm" svg:y="5cm"/>
          <draw:glue-point draw:id="60" svg:x="-0.748cm" svg:y="5cm"/>
          <draw:glue-point draw:id="61" svg:x="-0.998cm" svg:y="5cm"/>
          <draw:glue-point draw:id="62" svg:x="-1.248cm" svg:y="5cm"/>
          <draw:glue-point draw:id="63" svg:x="-1.498cm" svg:y="5cm"/>
          <draw:glue-point draw:id="64" svg:x="-1.748cm" svg:y="5cm"/>
          <draw:glue-point draw:id="65" svg:x="-1.998cm" svg:y="5cm"/>
          <draw:glue-point draw:id="66" svg:x="-2.248cm" svg:y="5cm"/>
          <draw:glue-point draw:id="67" svg:x="-2.498cm" svg:y="5cm"/>
          <draw:glue-point draw:id="68" svg:x="-2.748cm" svg:y="5cm"/>
          <draw:glue-point draw:id="69" svg:x="-2.998cm" svg:y="5cm"/>
          <draw:glue-point draw:id="70" svg:x="-3.248cm" svg:y="5cm"/>
          <draw:glue-point draw:id="71" svg:x="-3.498cm" svg:y="5cm"/>
          <draw:glue-point draw:id="72" svg:x="-3.748cm" svg:y="5cm"/>
          <draw:glue-point draw:id="73" svg:x="-3.997cm" svg:y="5cm"/>
          <draw:glue-point draw:id="74" svg:x="-4.247cm" svg:y="5cm"/>
          <draw:glue-point draw:id="75" svg:x="-4.497cm" svg:y="5cm"/>
          <draw:path draw:style-name="gr534" draw:text-style-name="P17" draw:layer="layout" svg:width="4.851cm" svg:height="0.892cm" svg:x="8.373cm" svg:y="20.645cm" svg:viewBox="0 0 4852 893" svg:d="M4852 446c0-244-92-446-203-446-1484 0-2963 0-4444 0-110 0-205 202-205 446 0 245 95 447 205 447 1481 0 2960 0 4444 0 111 0 203-203 203-447z">
            <text:p text:style-name="P16"><text:span text:style-name="T8">172.16.0.0/16</text:span></text:p>
          </draw:path>
          <draw:path draw:style-name="gr535" draw:text-style-name="P18" draw:layer="layout" svg:width="4.851cm" svg:height="0.892cm" svg:x="8.373cm" svg:y="20.645cm" svg:viewBox="0 0 4852 893" svg:d="M4852 446c0-244-92-446-203-446-112 0-205 202-205 446 0 245 93 447 205 447 111 0 203-203 203-447zM4852 0zM0 893z">
            <text:p/>
          </draw:path>
        </draw:g>
        <draw:g xml:id="id25" draw:id="id25">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536" draw:text-style-name="P19" draw:layer="layout" svg:width="0.457cm" svg:height="0.209cm" svg:x="6.894cm" svg:y="25.346cm" svg:viewBox="0 0 458 210" svg:d="M0 210c114 0 458-71 458-123s-12-87-126-87c0 52-334 52-332 210z">
              <text:p/>
            </draw:path>
            <draw:g>
              <draw:polygon draw:style-name="gr537" draw:text-style-name="P20" draw:layer="layout" svg:width="0.207cm" svg:height="0.173cm" svg:x="6.726cm" svg:y="25.382cm" svg:viewBox="0 0 208 174" draw:points="0,104 42,0 208,70 167,174">
                <text:p/>
              </draw:polygon>
              <draw:polygon draw:style-name="gr538" draw:text-style-name="P20" draw:layer="layout" svg:width="0.458cm" svg:height="0.19cm" svg:x="6.767cm" svg:y="25.26cm" svg:viewBox="0 0 459 191" draw:points="0,122 84,70 208,17 292,0 459,70 376,87 250,139 167,191">
                <text:p/>
              </draw:polygon>
              <draw:path draw:style-name="gr539" draw:text-style-name="P20" draw:layer="layout" svg:width="0.375cm" svg:height="0.226cm" svg:x="6.892cm" svg:y="25.329cm" svg:viewBox="0 0 376 227" svg:d="M376 70c0-105-84-70-168-35-83 35-166 35-208 192 0 0 167-69 376-157z">
                <text:p/>
              </draw:path>
              <draw:path draw:style-name="gr540" draw:text-style-name="P20" draw:layer="layout" svg:width="0.541cm" svg:height="0.296cm" svg:x="6.726cm" svg:y="25.26cm" svg:viewBox="0 0 542 297" svg:d="M334 0c-84 17-84 17-167 52-42 18-125 35-167 175 84 35 84 35 167 70 47-17 292-123 375-158 0-87-83-87-208-139z">
                <text:p/>
              </draw:path>
            </draw:g>
          </draw:g>
          <draw:g>
            <draw:path draw:style-name="gr541" draw:text-style-name="P19" draw:layer="layout" svg:width="0.749cm" svg:height="0.418cm" svg:x="6.517cm" svg:y="24.51cm" svg:viewBox="0 0 750 419" svg:d="M3 419c113 0 747-18 747-176 0-156-217-243-332-243 0 52-458 35-415 419z">
              <text:p/>
            </draw:path>
            <draw:g>
              <draw:polygon draw:style-name="gr542" draw:text-style-name="P20" draw:layer="layout" svg:width="0.416cm" svg:height="0.242cm" svg:x="6.1cm" svg:y="24.683cm" svg:viewBox="0 0 417 243" draw:points="0,70 0,0 417,174 417,243">
                <text:p/>
              </draw:polygon>
              <draw:polygon draw:style-name="gr543" draw:text-style-name="P20" draw:layer="layout" svg:width="0.416cm" svg:height="0.296cm" svg:x="6.434cm" svg:y="24.421cm" svg:viewBox="0 0 417 297" draw:points="0,122 0,0 417,174 417,297">
                <text:p/>
              </draw:polygon>
              <draw:polygon draw:style-name="gr544" draw:text-style-name="P20" draw:layer="layout" svg:width="0.75cm" svg:height="0.313cm" svg:x="6.1cm" svg:y="24.544cm" svg:viewBox="0 0 751 314" draw:points="0,139 334,0 751,174 417,314">
                <text:p/>
              </draw:polygon>
              <draw:line draw:style-name="gr545" draw:text-style-name="P20" draw:layer="layout" svg:x1="6.434cm" svg:y1="24.544cm" svg:x2="6.851cm" svg:y2="24.718cm">
                <text:p/>
              </draw:line>
              <draw:polygon draw:style-name="gr546" draw:text-style-name="P20" draw:layer="layout" svg:width="0.416cm" svg:height="0.296cm" svg:x="6.517cm" svg:y="24.632cm" svg:viewBox="0 0 417 297" draw:points="0,297 0,227 334,87 334,0 417,35 417,122">
                <text:p/>
              </draw:polygon>
              <draw:polygon draw:style-name="gr547" draw:text-style-name="P20" draw:layer="layout" svg:width="1.334cm" svg:height="1.324cm" svg:x="5.64cm" svg:y="23.358cm" svg:viewBox="0 0 1335 1325" draw:points="0,767 0,0 1335,558 1335,1325">
                <text:p/>
              </draw:polygon>
              <draw:polygon draw:style-name="gr548" draw:text-style-name="P20" draw:layer="layout" svg:width="1.25cm" svg:height="1.22cm" svg:x="5.683cm" svg:y="23.411cm" svg:viewBox="0 0 1251 1221" draw:points="0,698 0,0 1251,523 1251,1221">
                <text:p/>
              </draw:polygon>
              <draw:polygon draw:style-name="gr549" draw:text-style-name="P20" draw:layer="layout" svg:width="1.418cm" svg:height="0.591cm" svg:x="5.64cm" svg:y="23.324cm" svg:viewBox="0 0 1419 592" draw:points="1335,592 0,35 84,0 1419,558">
                <text:p/>
              </draw:polygon>
              <draw:polygon draw:style-name="gr550" draw:text-style-name="P20" draw:layer="layout" svg:width="0.083cm" svg:height="0.801cm" svg:x="6.976cm" svg:y="23.881cm" svg:viewBox="0 0 84 802" draw:points="0,802 0,35 84,0 84,767">
                <text:p/>
              </draw:polygon>
              <draw:polygon draw:style-name="gr551" draw:text-style-name="P20" draw:layer="layout" svg:width="1.418cm" svg:height="1.604cm" svg:x="5.64cm" svg:y="23.324cm" svg:viewBox="0 0 1419 1605" draw:points="84,0 1419,558 1419,1325 1335,1360 1293,1343 1293,1429 876,1605 459,1429 459,1360 792,1221 792,1134 0,802 0,35">
                <text:p/>
              </draw:polygon>
            </draw:g>
          </draw:g>
          <draw:g>
            <draw:path draw:style-name="gr552" draw:text-style-name="P19" draw:layer="layout" svg:width="0.542cm" svg:height="0.209cm" svg:x="6.349cm" svg:y="25.156cm" svg:viewBox="0 0 543 210" svg:d="M3 210c115 0 540-88 540-140 0-53-10-70-125-70 0 52-459 35-415 210z">
              <text:p/>
            </draw:path>
            <draw:g>
              <draw:polygon draw:style-name="gr553" draw:text-style-name="P20" draw:layer="layout" svg:width="1.793cm" svg:height="0.749cm" svg:x="5.015cm" svg:y="24.561cm" svg:viewBox="0 0 1794 750" draw:points="1335,750 0,191 459,0 1794,558">
                <text:p/>
              </draw:polygon>
              <draw:polygon draw:style-name="gr554" draw:text-style-name="P3" draw:layer="layout" svg:width="1.208cm" svg:height="0.504cm" svg:x="5.141cm" svg:y="24.614cm" svg:viewBox="0 0 1209 505" draw:points="0,139 334,0 1209,366 876,505">
                <text:p/>
              </draw:polygon>
              <draw:polygon draw:style-name="gr555" draw:text-style-name="P3" draw:layer="layout" svg:width="0.583cm" svg:height="0.242cm" svg:x="6.1cm" svg:y="25.015cm" svg:viewBox="0 0 584 243" draw:points="0,139 334,0 584,104 250,243">
                <text:p/>
              </draw:polygon>
              <draw:polygon draw:style-name="gr556" draw:text-style-name="P20" draw:layer="layout" svg:width="0.458cm" svg:height="0.261cm" svg:x="6.35cm" svg:y="25.121cm" svg:viewBox="0 0 459 262" draw:points="0,262 0,191 459,0 459,70">
                <text:p/>
              </draw:polygon>
              <draw:line draw:style-name="gr557" draw:text-style-name="P20" draw:layer="layout" svg:x1="5.223cm" svg:y1="24.718cm" svg:x2="6.099cm" svg:y2="25.084cm">
                <text:p/>
              </draw:line>
              <draw:line draw:style-name="gr558" draw:text-style-name="P20" draw:layer="layout" svg:x1="5.308cm" svg:y1="24.683cm" svg:x2="6.184cm" svg:y2="25.049cm">
                <text:p/>
              </draw:line>
              <draw:line draw:style-name="gr559" draw:text-style-name="P20" draw:layer="layout" svg:x1="5.391cm" svg:y1="24.649cm" svg:x2="6.267cm" svg:y2="25.015cm">
                <text:p/>
              </draw:line>
              <draw:line draw:style-name="gr560" draw:text-style-name="P20" draw:layer="layout" svg:x1="6.183cm" svg:y1="24.98cm" svg:x2="6.267cm" svg:y2="24.945cm">
                <text:p/>
              </draw:line>
              <draw:line draw:style-name="gr561" draw:text-style-name="P20" draw:layer="layout" svg:x1="6.1cm" svg:y1="24.946cm" svg:x2="6.184cm" svg:y2="24.911cm">
                <text:p/>
              </draw:line>
              <draw:line draw:style-name="gr562" draw:text-style-name="P20" draw:layer="layout" svg:x1="6.016cm" svg:y1="24.911cm" svg:x2="6.1cm" svg:y2="24.876cm">
                <text:p/>
              </draw:line>
              <draw:line draw:style-name="gr563" draw:text-style-name="P20" draw:layer="layout" svg:x1="6.058cm" svg:y1="24.998cm" svg:x2="6.142cm" svg:y2="24.963cm">
                <text:p/>
              </draw:line>
              <draw:line draw:style-name="gr564" draw:text-style-name="P20" draw:layer="layout" svg:x1="5.975cm" svg:y1="24.963cm" svg:x2="6.059cm" svg:y2="24.928cm">
                <text:p/>
              </draw:line>
              <draw:line draw:style-name="gr565" draw:text-style-name="P20" draw:layer="layout" svg:x1="5.891cm" svg:y1="24.929cm" svg:x2="5.975cm" svg:y2="24.894cm">
                <text:p/>
              </draw:line>
              <draw:line draw:style-name="gr566" draw:text-style-name="P20" draw:layer="layout" svg:x1="5.932cm" svg:y1="24.876cm" svg:x2="6.016cm" svg:y2="24.841cm">
                <text:p/>
              </draw:line>
              <draw:line draw:style-name="gr567" draw:text-style-name="P20" draw:layer="layout" svg:x1="5.808cm" svg:y1="24.894cm" svg:x2="5.892cm" svg:y2="24.859cm">
                <text:p/>
              </draw:line>
              <draw:line draw:style-name="gr568" draw:text-style-name="P20" draw:layer="layout" svg:x1="5.85cm" svg:y1="24.841cm" svg:x2="5.934cm" svg:y2="24.806cm">
                <text:p/>
              </draw:line>
              <draw:line draw:style-name="gr569" draw:text-style-name="P20" draw:layer="layout" svg:x1="5.766cm" svg:y1="24.807cm" svg:x2="5.85cm" svg:y2="24.772cm">
                <text:p/>
              </draw:line>
              <draw:line draw:style-name="gr570" draw:text-style-name="P20" draw:layer="layout" svg:x1="5.683cm" svg:y1="24.772cm" svg:x2="5.767cm" svg:y2="24.737cm">
                <text:p/>
              </draw:line>
              <draw:line draw:style-name="gr571" draw:text-style-name="P20" draw:layer="layout" svg:x1="5.724cm" svg:y1="24.857cm" svg:x2="5.808cm" svg:y2="24.822cm">
                <text:p/>
              </draw:line>
              <draw:line draw:style-name="gr572" draw:text-style-name="P20" draw:layer="layout" svg:x1="5.64cm" svg:y1="24.824cm" svg:x2="5.724cm" svg:y2="24.789cm">
                <text:p/>
              </draw:line>
              <draw:line draw:style-name="gr573" draw:text-style-name="P20" draw:layer="layout" svg:x1="5.558cm" svg:y1="24.788cm" svg:x2="5.642cm" svg:y2="24.753cm">
                <text:p/>
              </draw:line>
              <draw:line draw:style-name="gr574" draw:text-style-name="P20" draw:layer="layout" svg:x1="5.6cm" svg:y1="24.736cm" svg:x2="5.684cm" svg:y2="24.701cm">
                <text:p/>
              </draw:line>
              <draw:line draw:style-name="gr575" draw:text-style-name="P20" draw:layer="layout" svg:x1="5.474cm" svg:y1="24.753cm" svg:x2="5.558cm" svg:y2="24.718cm">
                <text:p/>
              </draw:line>
              <draw:line draw:style-name="gr576" draw:text-style-name="P20" draw:layer="layout" svg:x1="5.516cm" svg:y1="24.701cm" svg:x2="5.6cm" svg:y2="24.666cm">
                <text:p/>
              </draw:line>
              <draw:line draw:style-name="gr577" draw:text-style-name="P20" draw:layer="layout" svg:x1="5.432cm" svg:y1="24.667cm" svg:x2="5.516cm" svg:y2="24.632cm">
                <text:p/>
              </draw:line>
              <draw:line draw:style-name="gr578" draw:text-style-name="P20" draw:layer="layout" svg:x1="5.391cm" svg:y1="24.718cm" svg:x2="5.475cm" svg:y2="24.683cm">
                <text:p/>
              </draw:line>
              <draw:line draw:style-name="gr579" draw:text-style-name="P20" draw:layer="layout" svg:x1="5.932cm" svg:y1="25.015cm" svg:x2="6.016cm" svg:y2="24.98cm">
                <text:p/>
              </draw:line>
              <draw:line draw:style-name="gr580" draw:text-style-name="P20" draw:layer="layout" svg:x1="5.85cm" svg:y1="24.98cm" svg:x2="5.934cm" svg:y2="24.945cm">
                <text:p/>
              </draw:line>
              <draw:line draw:style-name="gr581" draw:text-style-name="P20" draw:layer="layout" svg:x1="5.766cm" svg:y1="24.946cm" svg:x2="5.85cm" svg:y2="24.911cm">
                <text:p/>
              </draw:line>
              <draw:line draw:style-name="gr582" draw:text-style-name="P20" draw:layer="layout" svg:x1="5.724cm" svg:y1="24.998cm" svg:x2="5.808cm" svg:y2="24.963cm">
                <text:p/>
              </draw:line>
              <draw:line draw:style-name="gr583" draw:text-style-name="P20" draw:layer="layout" svg:x1="5.64cm" svg:y1="24.963cm" svg:x2="5.724cm" svg:y2="24.928cm">
                <text:p/>
              </draw:line>
              <draw:line draw:style-name="gr584" draw:text-style-name="P20" draw:layer="layout" svg:x1="5.683cm" svg:y1="24.911cm" svg:x2="5.767cm" svg:y2="24.876cm">
                <text:p/>
              </draw:line>
              <draw:line draw:style-name="gr585" draw:text-style-name="P20" draw:layer="layout" svg:x1="5.6cm" svg:y1="24.876cm" svg:x2="5.684cm" svg:y2="24.841cm">
                <text:p/>
              </draw:line>
              <draw:line draw:style-name="gr586" draw:text-style-name="P20" draw:layer="layout" svg:x1="5.516cm" svg:y1="24.841cm" svg:x2="5.6cm" svg:y2="24.806cm">
                <text:p/>
              </draw:line>
              <draw:line draw:style-name="gr587" draw:text-style-name="P20" draw:layer="layout" svg:x1="5.432cm" svg:y1="24.807cm" svg:x2="5.516cm" svg:y2="24.772cm">
                <text:p/>
              </draw:line>
              <draw:line draw:style-name="gr588" draw:text-style-name="P20" draw:layer="layout" svg:x1="5.308cm" svg:y1="24.824cm" svg:x2="5.392cm" svg:y2="24.789cm">
                <text:p/>
              </draw:line>
              <draw:line draw:style-name="gr589" draw:text-style-name="P20" draw:layer="layout" svg:x1="5.349cm" svg:y1="24.772cm" svg:x2="5.433cm" svg:y2="24.737cm">
                <text:p/>
              </draw:line>
              <draw:line draw:style-name="gr590" draw:text-style-name="P20" draw:layer="layout" svg:x1="5.223cm" svg:y1="24.788cm" svg:x2="5.307cm" svg:y2="24.753cm">
                <text:p/>
              </draw:line>
              <draw:line draw:style-name="gr591" draw:text-style-name="P20" draw:layer="layout" svg:x1="5.891cm" svg:y1="25.068cm" svg:x2="5.975cm" svg:y2="25.033cm">
                <text:p/>
              </draw:line>
              <draw:line draw:style-name="gr592" draw:text-style-name="P20" draw:layer="layout" svg:x1="5.808cm" svg:y1="25.033cm" svg:x2="5.892cm" svg:y2="24.998cm">
                <text:p/>
              </draw:line>
              <draw:line draw:style-name="gr593" draw:text-style-name="P20" draw:layer="layout" svg:x1="6.183cm" svg:y1="25.189cm" svg:x2="6.517cm" svg:y2="25.05cm">
                <text:p/>
              </draw:line>
              <draw:line draw:style-name="gr594" draw:text-style-name="P20" draw:layer="layout" svg:x1="6.267cm" svg:y1="25.223cm" svg:x2="6.601cm" svg:y2="25.084cm">
                <text:p/>
              </draw:line>
              <draw:line draw:style-name="gr595" draw:text-style-name="P20" draw:layer="layout" svg:x1="6.35cm" svg:y1="25.05cm" svg:x2="6.6cm" svg:y2="25.154cm">
                <text:p/>
              </draw:line>
              <draw:line draw:style-name="gr596" draw:text-style-name="P20" draw:layer="layout" svg:x1="6.267cm" svg:y1="25.084cm" svg:x2="6.517cm" svg:y2="25.188cm">
                <text:p/>
              </draw:line>
              <draw:line draw:style-name="gr597" draw:text-style-name="P20" draw:layer="layout" svg:x1="6.183cm" svg:y1="25.121cm" svg:x2="6.35cm" svg:y2="25.191cm">
                <text:p/>
              </draw:line>
              <draw:polygon draw:style-name="gr598" draw:text-style-name="P20" draw:layer="layout" svg:width="1.334cm" svg:height="0.626cm" svg:x="5.015cm" svg:y="24.753cm" svg:viewBox="0 0 1335 627" draw:points="0,70 0,0 1335,558 1335,627">
                <text:p/>
              </draw:polygon>
              <draw:polygon draw:style-name="gr599" draw:text-style-name="P20" draw:layer="layout" svg:width="1.793cm" svg:height="0.819cm" svg:x="5.015cm" svg:y="24.561cm" svg:viewBox="0 0 1794 820" draw:points="459,0 1794,558 1794,627 1335,820 0,262 0,191">
                <text:p/>
              </draw:polygon>
            </draw:g>
          </draw:g>
        </draw:g>
        <draw:g xml:id="id20" draw:id="id20">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600" draw:text-style-name="P19" draw:layer="layout" svg:width="0.457cm" svg:height="0.209cm" svg:x="11.235cm" svg:y="25.568cm" svg:viewBox="0 0 458 210" svg:d="M0 210c114 0 458-71 458-123s-12-87-126-87c0 52-334 52-332 210z">
              <text:p/>
            </draw:path>
            <draw:g>
              <draw:polygon draw:style-name="gr601" draw:text-style-name="P20" draw:layer="layout" svg:width="0.207cm" svg:height="0.173cm" svg:x="11.067cm" svg:y="25.605cm" svg:viewBox="0 0 208 174" draw:points="0,104 42,0 208,70 167,174">
                <text:p/>
              </draw:polygon>
              <draw:polygon draw:style-name="gr602" draw:text-style-name="P20" draw:layer="layout" svg:width="0.458cm" svg:height="0.19cm" svg:x="11.108cm" svg:y="25.482cm" svg:viewBox="0 0 459 191" draw:points="0,122 84,70 208,17 292,0 459,70 376,87 250,139 167,191">
                <text:p/>
              </draw:polygon>
              <draw:path draw:style-name="gr603" draw:text-style-name="P20" draw:layer="layout" svg:width="0.375cm" svg:height="0.226cm" svg:x="11.234cm" svg:y="25.551cm" svg:viewBox="0 0 376 227" svg:d="M376 70c0-105-84-70-168-35-83 35-166 35-208 192 0 0 167-69 376-157z">
                <text:p/>
              </draw:path>
              <draw:path draw:style-name="gr604" draw:text-style-name="P20" draw:layer="layout" svg:width="0.541cm" svg:height="0.296cm" svg:x="11.067cm" svg:y="25.482cm" svg:viewBox="0 0 542 297" svg:d="M334 0c-84 17-84 17-167 52-42 18-125 35-167 175 84 35 84 35 167 70 47-17 292-123 375-158 0-87-83-87-208-139z">
                <text:p/>
              </draw:path>
            </draw:g>
          </draw:g>
          <draw:g>
            <draw:path draw:style-name="gr605" draw:text-style-name="P19" draw:layer="layout" svg:width="0.749cm" svg:height="0.418cm" svg:x="10.858cm" svg:y="24.733cm" svg:viewBox="0 0 750 419" svg:d="M3 419c113 0 747-18 747-176 0-156-217-243-332-243 0 52-458 35-415 419z">
              <text:p/>
            </draw:path>
            <draw:g>
              <draw:polygon draw:style-name="gr606" draw:text-style-name="P20" draw:layer="layout" svg:width="0.416cm" svg:height="0.242cm" svg:x="10.441cm" svg:y="24.906cm" svg:viewBox="0 0 417 243" draw:points="0,70 0,0 417,174 417,243">
                <text:p/>
              </draw:polygon>
              <draw:polygon draw:style-name="gr607" draw:text-style-name="P20" draw:layer="layout" svg:width="0.416cm" svg:height="0.296cm" svg:x="10.775cm" svg:y="24.644cm" svg:viewBox="0 0 417 297" draw:points="0,122 0,0 417,174 417,297">
                <text:p/>
              </draw:polygon>
              <draw:polygon draw:style-name="gr608" draw:text-style-name="P20" draw:layer="layout" svg:width="0.75cm" svg:height="0.313cm" svg:x="10.441cm" svg:y="24.766cm" svg:viewBox="0 0 751 314" draw:points="0,139 334,0 751,174 417,314">
                <text:p/>
              </draw:polygon>
              <draw:line draw:style-name="gr609" draw:text-style-name="P20" draw:layer="layout" svg:x1="10.775cm" svg:y1="24.766cm" svg:x2="11.192cm" svg:y2="24.94cm">
                <text:p/>
              </draw:line>
              <draw:polygon draw:style-name="gr610" draw:text-style-name="P20" draw:layer="layout" svg:width="0.416cm" svg:height="0.296cm" svg:x="10.858cm" svg:y="24.855cm" svg:viewBox="0 0 417 297" draw:points="0,297 0,227 334,87 334,0 417,35 417,122">
                <text:p/>
              </draw:polygon>
              <draw:polygon draw:style-name="gr611" draw:text-style-name="P20" draw:layer="layout" svg:width="1.334cm" svg:height="1.324cm" svg:x="9.981cm" svg:y="23.581cm" svg:viewBox="0 0 1335 1325" draw:points="0,767 0,0 1335,558 1335,1325">
                <text:p/>
              </draw:polygon>
              <draw:polygon draw:style-name="gr612" draw:text-style-name="P20" draw:layer="layout" svg:width="1.25cm" svg:height="1.22cm" svg:x="10.025cm" svg:y="23.634cm" svg:viewBox="0 0 1251 1221" draw:points="0,698 0,0 1251,523 1251,1221">
                <text:p/>
              </draw:polygon>
              <draw:polygon draw:style-name="gr613" draw:text-style-name="P20" draw:layer="layout" svg:width="1.418cm" svg:height="0.591cm" svg:x="9.981cm" svg:y="23.547cm" svg:viewBox="0 0 1419 592" draw:points="1335,592 0,35 84,0 1419,558">
                <text:p/>
              </draw:polygon>
              <draw:polygon draw:style-name="gr614" draw:text-style-name="P20" draw:layer="layout" svg:width="0.083cm" svg:height="0.801cm" svg:x="11.318cm" svg:y="24.104cm" svg:viewBox="0 0 84 802" draw:points="0,802 0,35 84,0 84,767">
                <text:p/>
              </draw:polygon>
              <draw:polygon draw:style-name="gr615" draw:text-style-name="P20" draw:layer="layout" svg:width="1.418cm" svg:height="1.604cm" svg:x="9.981cm" svg:y="23.547cm" svg:viewBox="0 0 1419 1605" draw:points="84,0 1419,558 1419,1325 1335,1360 1293,1343 1293,1429 876,1605 459,1429 459,1360 792,1221 792,1134 0,802 0,35">
                <text:p/>
              </draw:polygon>
            </draw:g>
          </draw:g>
          <draw:g>
            <draw:path draw:style-name="gr616" draw:text-style-name="P19" draw:layer="layout" svg:width="0.542cm" svg:height="0.209cm" svg:x="10.69cm" svg:y="25.378cm" svg:viewBox="0 0 543 210" svg:d="M3 210c115 0 540-88 540-140 0-53-10-70-125-70 0 52-459 35-415 210z">
              <text:p/>
            </draw:path>
            <draw:g>
              <draw:polygon draw:style-name="gr617" draw:text-style-name="P20" draw:layer="layout" svg:width="1.793cm" svg:height="0.749cm" svg:x="9.356cm" svg:y="24.783cm" svg:viewBox="0 0 1794 750" draw:points="1335,750 0,191 459,0 1794,558">
                <text:p/>
              </draw:polygon>
              <draw:polygon draw:style-name="gr618" draw:text-style-name="P3" draw:layer="layout" svg:width="1.208cm" svg:height="0.504cm" svg:x="9.482cm" svg:y="24.837cm" svg:viewBox="0 0 1209 505" draw:points="0,139 334,0 1209,366 876,505">
                <text:p/>
              </draw:polygon>
              <draw:polygon draw:style-name="gr619" draw:text-style-name="P3" draw:layer="layout" svg:width="0.583cm" svg:height="0.242cm" svg:x="10.441cm" svg:y="25.238cm" svg:viewBox="0 0 584 243" draw:points="0,139 334,0 584,104 250,243">
                <text:p/>
              </draw:polygon>
              <draw:polygon draw:style-name="gr620" draw:text-style-name="P20" draw:layer="layout" svg:width="0.458cm" svg:height="0.261cm" svg:x="10.692cm" svg:y="25.343cm" svg:viewBox="0 0 459 262" draw:points="0,262 0,191 459,0 459,70">
                <text:p/>
              </draw:polygon>
              <draw:line draw:style-name="gr621" draw:text-style-name="P20" draw:layer="layout" svg:x1="9.565cm" svg:y1="24.941cm" svg:x2="10.441cm" svg:y2="25.307cm">
                <text:p/>
              </draw:line>
              <draw:line draw:style-name="gr622" draw:text-style-name="P20" draw:layer="layout" svg:x1="9.649cm" svg:y1="24.906cm" svg:x2="10.525cm" svg:y2="25.272cm">
                <text:p/>
              </draw:line>
              <draw:line draw:style-name="gr623" draw:text-style-name="P20" draw:layer="layout" svg:x1="9.733cm" svg:y1="24.872cm" svg:x2="10.609cm" svg:y2="25.238cm">
                <text:p/>
              </draw:line>
              <draw:line draw:style-name="gr624" draw:text-style-name="P20" draw:layer="layout" svg:x1="10.524cm" svg:y1="25.202cm" svg:x2="10.608cm" svg:y2="25.167cm">
                <text:p/>
              </draw:line>
              <draw:line draw:style-name="gr625" draw:text-style-name="P20" draw:layer="layout" svg:x1="10.441cm" svg:y1="25.169cm" svg:x2="10.525cm" svg:y2="25.134cm">
                <text:p/>
              </draw:line>
              <draw:line draw:style-name="gr626" draw:text-style-name="P20" draw:layer="layout" svg:x1="10.358cm" svg:y1="25.133cm" svg:x2="10.442cm" svg:y2="25.098cm">
                <text:p/>
              </draw:line>
              <draw:line draw:style-name="gr627" draw:text-style-name="P20" draw:layer="layout" svg:x1="10.4cm" svg:y1="25.221cm" svg:x2="10.484cm" svg:y2="25.186cm">
                <text:p/>
              </draw:line>
              <draw:line draw:style-name="gr628" draw:text-style-name="P20" draw:layer="layout" svg:x1="10.316cm" svg:y1="25.185cm" svg:x2="10.4cm" svg:y2="25.15cm">
                <text:p/>
              </draw:line>
              <draw:line draw:style-name="gr629" draw:text-style-name="P20" draw:layer="layout" svg:x1="10.233cm" svg:y1="25.152cm" svg:x2="10.317cm" svg:y2="25.117cm">
                <text:p/>
              </draw:line>
              <draw:line draw:style-name="gr630" draw:text-style-name="P20" draw:layer="layout" svg:x1="10.274cm" svg:y1="25.098cm" svg:x2="10.358cm" svg:y2="25.063cm">
                <text:p/>
              </draw:line>
              <draw:line draw:style-name="gr631" draw:text-style-name="P20" draw:layer="layout" svg:x1="10.149cm" svg:y1="25.116cm" svg:x2="10.233cm" svg:y2="25.081cm">
                <text:p/>
              </draw:line>
              <draw:line draw:style-name="gr632" draw:text-style-name="P20" draw:layer="layout" svg:x1="10.191cm" svg:y1="25.063cm" svg:x2="10.275cm" svg:y2="25.028cm">
                <text:p/>
              </draw:line>
              <draw:line draw:style-name="gr633" draw:text-style-name="P20" draw:layer="layout" svg:x1="10.108cm" svg:y1="25.029cm" svg:x2="10.192cm" svg:y2="24.994cm">
                <text:p/>
              </draw:line>
              <draw:line draw:style-name="gr634" draw:text-style-name="P20" draw:layer="layout" svg:x1="10.025cm" svg:y1="24.994cm" svg:x2="10.109cm" svg:y2="24.959cm">
                <text:p/>
              </draw:line>
              <draw:line draw:style-name="gr635" draw:text-style-name="P20" draw:layer="layout" svg:x1="10.066cm" svg:y1="25.08cm" svg:x2="10.15cm" svg:y2="25.045cm">
                <text:p/>
              </draw:line>
              <draw:line draw:style-name="gr636" draw:text-style-name="P20" draw:layer="layout" svg:x1="9.981cm" svg:y1="25.046cm" svg:x2="10.065cm" svg:y2="25.011cm">
                <text:p/>
              </draw:line>
              <draw:line draw:style-name="gr637" draw:text-style-name="P20" draw:layer="layout" svg:x1="9.899cm" svg:y1="25.011cm" svg:x2="9.983cm" svg:y2="24.976cm">
                <text:p/>
              </draw:line>
              <draw:line draw:style-name="gr638" draw:text-style-name="P20" draw:layer="layout" svg:x1="9.941cm" svg:y1="24.959cm" svg:x2="10.025cm" svg:y2="24.924cm">
                <text:p/>
              </draw:line>
              <draw:line draw:style-name="gr639" draw:text-style-name="P20" draw:layer="layout" svg:x1="9.815cm" svg:y1="24.976cm" svg:x2="9.899cm" svg:y2="24.941cm">
                <text:p/>
              </draw:line>
              <draw:line draw:style-name="gr640" draw:text-style-name="P20" draw:layer="layout" svg:x1="9.857cm" svg:y1="24.924cm" svg:x2="9.941cm" svg:y2="24.889cm">
                <text:p/>
              </draw:line>
              <draw:line draw:style-name="gr641" draw:text-style-name="P20" draw:layer="layout" svg:x1="9.773cm" svg:y1="24.89cm" svg:x2="9.857cm" svg:y2="24.855cm">
                <text:p/>
              </draw:line>
              <draw:line draw:style-name="gr642" draw:text-style-name="P20" draw:layer="layout" svg:x1="9.733cm" svg:y1="24.941cm" svg:x2="9.817cm" svg:y2="24.906cm">
                <text:p/>
              </draw:line>
              <draw:line draw:style-name="gr643" draw:text-style-name="P20" draw:layer="layout" svg:x1="10.274cm" svg:y1="25.238cm" svg:x2="10.358cm" svg:y2="25.203cm">
                <text:p/>
              </draw:line>
              <draw:line draw:style-name="gr644" draw:text-style-name="P20" draw:layer="layout" svg:x1="10.191cm" svg:y1="25.202cm" svg:x2="10.275cm" svg:y2="25.167cm">
                <text:p/>
              </draw:line>
              <draw:line draw:style-name="gr645" draw:text-style-name="P20" draw:layer="layout" svg:x1="10.108cm" svg:y1="25.169cm" svg:x2="10.192cm" svg:y2="25.134cm">
                <text:p/>
              </draw:line>
              <draw:line draw:style-name="gr646" draw:text-style-name="P20" draw:layer="layout" svg:x1="10.066cm" svg:y1="25.221cm" svg:x2="10.15cm" svg:y2="25.186cm">
                <text:p/>
              </draw:line>
              <draw:line draw:style-name="gr647" draw:text-style-name="P20" draw:layer="layout" svg:x1="9.981cm" svg:y1="25.185cm" svg:x2="10.065cm" svg:y2="25.15cm">
                <text:p/>
              </draw:line>
              <draw:line draw:style-name="gr648" draw:text-style-name="P20" draw:layer="layout" svg:x1="10.025cm" svg:y1="25.133cm" svg:x2="10.109cm" svg:y2="25.098cm">
                <text:p/>
              </draw:line>
              <draw:line draw:style-name="gr649" draw:text-style-name="P20" draw:layer="layout" svg:x1="9.941cm" svg:y1="25.098cm" svg:x2="10.025cm" svg:y2="25.063cm">
                <text:p/>
              </draw:line>
              <draw:line draw:style-name="gr650" draw:text-style-name="P20" draw:layer="layout" svg:x1="9.857cm" svg:y1="25.063cm" svg:x2="9.941cm" svg:y2="25.028cm">
                <text:p/>
              </draw:line>
              <draw:line draw:style-name="gr651" draw:text-style-name="P20" draw:layer="layout" svg:x1="9.773cm" svg:y1="25.029cm" svg:x2="9.857cm" svg:y2="24.994cm">
                <text:p/>
              </draw:line>
              <draw:line draw:style-name="gr652" draw:text-style-name="P20" draw:layer="layout" svg:x1="9.649cm" svg:y1="25.046cm" svg:x2="9.733cm" svg:y2="25.011cm">
                <text:p/>
              </draw:line>
              <draw:line draw:style-name="gr653" draw:text-style-name="P20" draw:layer="layout" svg:x1="9.691cm" svg:y1="24.994cm" svg:x2="9.775cm" svg:y2="24.959cm">
                <text:p/>
              </draw:line>
              <draw:line draw:style-name="gr654" draw:text-style-name="P20" draw:layer="layout" svg:x1="9.565cm" svg:y1="25.011cm" svg:x2="9.649cm" svg:y2="24.976cm">
                <text:p/>
              </draw:line>
              <draw:line draw:style-name="gr655" draw:text-style-name="P20" draw:layer="layout" svg:x1="10.233cm" svg:y1="25.291cm" svg:x2="10.317cm" svg:y2="25.256cm">
                <text:p/>
              </draw:line>
              <draw:line draw:style-name="gr656" draw:text-style-name="P20" draw:layer="layout" svg:x1="10.149cm" svg:y1="25.256cm" svg:x2="10.233cm" svg:y2="25.221cm">
                <text:p/>
              </draw:line>
              <draw:line draw:style-name="gr657" draw:text-style-name="P20" draw:layer="layout" svg:x1="10.524cm" svg:y1="25.412cm" svg:x2="10.858cm" svg:y2="25.273cm">
                <text:p/>
              </draw:line>
              <draw:line draw:style-name="gr658" draw:text-style-name="P20" draw:layer="layout" svg:x1="10.608cm" svg:y1="25.446cm" svg:x2="10.942cm" svg:y2="25.307cm">
                <text:p/>
              </draw:line>
              <draw:line draw:style-name="gr659" draw:text-style-name="P20" draw:layer="layout" svg:x1="10.692cm" svg:y1="25.273cm" svg:x2="10.942cm" svg:y2="25.377cm">
                <text:p/>
              </draw:line>
              <draw:line draw:style-name="gr660" draw:text-style-name="P20" draw:layer="layout" svg:x1="10.608cm" svg:y1="25.307cm" svg:x2="10.858cm" svg:y2="25.411cm">
                <text:p/>
              </draw:line>
              <draw:line draw:style-name="gr661" draw:text-style-name="P20" draw:layer="layout" svg:x1="10.524cm" svg:y1="25.343cm" svg:x2="10.691cm" svg:y2="25.413cm">
                <text:p/>
              </draw:line>
              <draw:polygon draw:style-name="gr662" draw:text-style-name="P20" draw:layer="layout" svg:width="1.334cm" svg:height="0.626cm" svg:x="9.356cm" svg:y="24.976cm" svg:viewBox="0 0 1335 627" draw:points="0,70 0,0 1335,558 1335,627">
                <text:p/>
              </draw:polygon>
              <draw:polygon draw:style-name="gr663" draw:text-style-name="P20" draw:layer="layout" svg:width="1.793cm" svg:height="0.819cm" svg:x="9.356cm" svg:y="24.783cm" svg:viewBox="0 0 1794 820" draw:points="459,0 1794,558 1794,627 1335,820 0,262 0,191">
                <text:p/>
              </draw:polygon>
            </draw:g>
          </draw:g>
        </draw:g>
        <draw:g xml:id="id26" draw:id="id26">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664" draw:text-style-name="P19" draw:layer="layout" svg:width="0.499cm" svg:height="0.207cm" svg:x="16.3cm" svg:y="25.339cm" svg:viewBox="0 0 500 208" svg:d="M0 208c125 0 500-69 500-121s-12-87-137-87c0 52-365 52-363 208z">
              <text:p/>
            </draw:path>
            <draw:g>
              <draw:polygon draw:style-name="gr665" draw:text-style-name="P20" draw:layer="layout" svg:width="0.227cm" svg:height="0.173cm" svg:x="16.116cm" svg:y="25.374cm" svg:viewBox="0 0 228 174" draw:points="0,104 46,0 228,70 183,174">
                <text:p/>
              </draw:polygon>
              <draw:polygon draw:style-name="gr666" draw:text-style-name="P20" draw:layer="layout" svg:width="0.501cm" svg:height="0.19cm" svg:x="16.162cm" svg:y="25.252cm" svg:viewBox="0 0 502 191" draw:points="0,121 91,70 228,18 319,0 502,70 411,87 274,139 183,191">
                <text:p/>
              </draw:polygon>
              <draw:path draw:style-name="gr667" draw:text-style-name="P20" draw:layer="layout" svg:width="0.41cm" svg:height="0.226cm" svg:x="16.298cm" svg:y="25.322cm" svg:viewBox="0 0 411 227" svg:d="M411 70c0-105-92-70-183-35s-182 35-228 192c0 0 183-71 411-157z">
                <text:p/>
              </draw:path>
              <draw:path draw:style-name="gr668" draw:text-style-name="P20" draw:layer="layout" svg:width="0.592cm" svg:height="0.294cm" svg:x="16.116cm" svg:y="25.252cm" svg:viewBox="0 0 593 295" svg:d="M364 0c-90 18-90 18-181 52-46 18-137 35-183 175 91 33 91 33 183 68 52-15 319-121 410-156 0-87-91-87-229-139z">
                <text:p/>
              </draw:path>
            </draw:g>
          </draw:g>
          <draw:g>
            <draw:path draw:style-name="gr669" draw:text-style-name="P19" draw:layer="layout" svg:width="0.82cm" svg:height="0.416cm" svg:x="15.888cm" svg:y="24.505cm" svg:viewBox="0 0 821 417" svg:d="M3 417c125 0 818-17 818-174 0-156-239-243-363-243 0 52-501 35-455 417z">
              <text:p/>
            </draw:path>
            <draw:g>
              <draw:polygon draw:style-name="gr670" draw:text-style-name="P20" draw:layer="layout" svg:width="0.456cm" svg:height="0.242cm" svg:x="15.431cm" svg:y="24.679cm" svg:viewBox="0 0 457 243" draw:points="0,70 0,0 457,174 457,243">
                <text:p/>
              </draw:polygon>
              <draw:polygon draw:style-name="gr671" draw:text-style-name="P20" draw:layer="layout" svg:width="0.456cm" svg:height="0.294cm" svg:x="15.797cm" svg:y="24.419cm" svg:viewBox="0 0 457 295" draw:points="0,121 0,0 457,174 457,295">
                <text:p/>
              </draw:polygon>
              <draw:polygon draw:style-name="gr672" draw:text-style-name="P20" draw:layer="layout" svg:width="0.82cm" svg:height="0.311cm" svg:x="15.431cm" svg:y="24.54cm" svg:viewBox="0 0 821 312" draw:points="0,139 364,0 821,174 457,312">
                <text:p/>
              </draw:polygon>
              <draw:polygon draw:style-name="gr673" draw:text-style-name="P20" draw:layer="layout" svg:width="0.456cm" svg:height="0.294cm" svg:x="15.888cm" svg:y="24.626cm" svg:viewBox="0 0 457 295" draw:points="0,295 0,227 364,87 364,0 457,35 457,121">
                <text:p/>
              </draw:polygon>
              <draw:polygon draw:style-name="gr674" draw:text-style-name="P20" draw:layer="layout" svg:width="1.458cm" svg:height="1.319cm" svg:x="14.931cm" svg:y="23.358cm" svg:viewBox="0 0 1459 1320" draw:points="0,764 0,0 1459,556 1459,1320">
                <text:p/>
              </draw:polygon>
              <draw:polygon draw:style-name="gr675" draw:text-style-name="P20" draw:layer="layout" svg:width="1.367cm" svg:height="1.215cm" svg:x="14.976cm" svg:y="23.41cm" svg:viewBox="0 0 1368 1216" draw:points="0,695 0,0 1368,522 1368,1216">
                <text:p/>
              </draw:polygon>
              <draw:polygon draw:style-name="gr676" draw:text-style-name="P20" draw:layer="layout" svg:width="1.55cm" svg:height="0.59cm" svg:x="14.931cm" svg:y="23.324cm" svg:viewBox="0 0 1551 591" draw:points="1459,591 0,35 91,0 1551,556">
                <text:p/>
              </draw:polygon>
              <draw:polygon draw:style-name="gr677" draw:text-style-name="P20" draw:layer="layout" svg:width="0.09cm" svg:height="0.798cm" svg:x="16.389cm" svg:y="23.88cm" svg:viewBox="0 0 91 799" draw:points="0,799 0,35 91,0 91,764">
                <text:p/>
              </draw:polygon>
              <draw:polygon draw:style-name="gr678" draw:text-style-name="P20" draw:layer="layout" svg:width="1.55cm" svg:height="1.598cm" svg:x="14.931cm" svg:y="23.324cm" svg:viewBox="0 0 1551 1599" draw:points="91,0 1551,556 1551,1320 1459,1355 1414,1338 1414,1425 958,1599 502,1425 502,1355 866,1216 866,1130 0,799 0,35">
                <text:p/>
              </draw:polygon>
            </draw:g>
          </draw:g>
          <draw:g>
            <draw:path draw:style-name="gr679" draw:text-style-name="P19" draw:layer="layout" svg:width="0.594cm" svg:height="0.207cm" svg:x="15.704cm" svg:y="25.148cm" svg:viewBox="0 0 595 208" svg:d="M3 208c126 0 592-87 592-138 0-52-12-70-137-70 0 52-502 35-455 208z">
              <text:p/>
            </draw:path>
            <draw:g>
              <draw:polygon draw:style-name="gr680" draw:text-style-name="P20" draw:layer="layout" svg:width="1.96cm" svg:height="0.746cm" svg:x="14.246cm" svg:y="24.558cm" svg:viewBox="0 0 1961 747" draw:points="1459,747 0,191 502,0 1961,556">
                <text:p/>
              </draw:polygon>
              <draw:polygon draw:style-name="gr681" draw:text-style-name="P3" draw:layer="layout" svg:width="1.321cm" svg:height="0.503cm" svg:x="14.384cm" svg:y="24.609cm" svg:viewBox="0 0 1322 504" draw:points="0,139 364,0 1322,366 958,504">
                <text:p/>
              </draw:polygon>
              <draw:polygon draw:style-name="gr682" draw:text-style-name="P3" draw:layer="layout" svg:width="0.637cm" svg:height="0.242cm" svg:x="15.431cm" svg:y="25.01cm" svg:viewBox="0 0 638 243" draw:points="0,139 364,0 638,104 274,243">
                <text:p/>
              </draw:polygon>
              <draw:polygon draw:style-name="gr683" draw:text-style-name="P20" draw:layer="layout" svg:width="0.501cm" svg:height="0.259cm" svg:x="15.705cm" svg:y="25.113cm" svg:viewBox="0 0 502 260" draw:points="0,260 0,191 502,0 502,70">
                <text:p/>
              </draw:polygon>
              <draw:line draw:style-name="gr684" draw:text-style-name="P20" draw:layer="layout" svg:x1="14.474cm" svg:y1="24.714cm" svg:x2="15.432cm" svg:y2="25.08cm">
                <text:p/>
              </draw:line>
              <draw:line draw:style-name="gr685" draw:text-style-name="P20" draw:layer="layout" svg:x1="14.566cm" svg:y1="24.679cm" svg:x2="15.524cm" svg:y2="25.045cm">
                <text:p/>
              </draw:line>
              <draw:line draw:style-name="gr686" draw:text-style-name="P20" draw:layer="layout" svg:x1="14.657cm" svg:y1="24.644cm" svg:x2="15.615cm" svg:y2="25.01cm">
                <text:p/>
              </draw:line>
              <draw:line draw:style-name="gr687" draw:text-style-name="P20" draw:layer="layout" svg:x1="15.523cm" svg:y1="24.975cm" svg:x2="15.614cm" svg:y2="24.94cm">
                <text:p/>
              </draw:line>
              <draw:line draw:style-name="gr688" draw:text-style-name="P20" draw:layer="layout" svg:x1="15.431cm" svg:y1="24.939cm" svg:x2="15.522cm" svg:y2="24.904cm">
                <text:p/>
              </draw:line>
              <draw:line draw:style-name="gr689" draw:text-style-name="P20" draw:layer="layout" svg:x1="15.341cm" svg:y1="24.906cm" svg:x2="15.432cm" svg:y2="24.871cm">
                <text:p/>
              </draw:line>
              <draw:line draw:style-name="gr690" draw:text-style-name="P20" draw:layer="layout" svg:x1="15.386cm" svg:y1="24.992cm" svg:x2="15.477cm" svg:y2="24.957cm">
                <text:p/>
              </draw:line>
              <draw:line draw:style-name="gr691" draw:text-style-name="P20" draw:layer="layout" svg:x1="15.295cm" svg:y1="24.958cm" svg:x2="15.386cm" svg:y2="24.923cm">
                <text:p/>
              </draw:line>
              <draw:line draw:style-name="gr692" draw:text-style-name="P20" draw:layer="layout" svg:x1="15.205cm" svg:y1="24.923cm" svg:x2="15.296cm" svg:y2="24.888cm">
                <text:p/>
              </draw:line>
              <draw:line draw:style-name="gr693" draw:text-style-name="P20" draw:layer="layout" svg:x1="15.25cm" svg:y1="24.87cm" svg:x2="15.341cm" svg:y2="24.835cm">
                <text:p/>
              </draw:line>
              <draw:line draw:style-name="gr694" draw:text-style-name="P20" draw:layer="layout" svg:x1="15.112cm" svg:y1="24.887cm" svg:x2="15.203cm" svg:y2="24.852cm">
                <text:p/>
              </draw:line>
              <draw:line draw:style-name="gr695" draw:text-style-name="P20" draw:layer="layout" svg:x1="15.158cm" svg:y1="24.835cm" svg:x2="15.249cm" svg:y2="24.8cm">
                <text:p/>
              </draw:line>
              <draw:line draw:style-name="gr696" draw:text-style-name="P20" draw:layer="layout" svg:x1="15.067cm" svg:y1="24.8cm" svg:x2="15.158cm" svg:y2="24.765cm">
                <text:p/>
              </draw:line>
              <draw:line draw:style-name="gr697" draw:text-style-name="P20" draw:layer="layout" svg:x1="14.976cm" svg:y1="24.766cm" svg:x2="15.067cm" svg:y2="24.731cm">
                <text:p/>
              </draw:line>
              <draw:line draw:style-name="gr698" draw:text-style-name="P20" draw:layer="layout" svg:x1="15.022cm" svg:y1="24.854cm" svg:x2="15.113cm" svg:y2="24.819cm">
                <text:p/>
              </draw:line>
              <draw:line draw:style-name="gr699" draw:text-style-name="P20" draw:layer="layout" svg:x1="14.931cm" svg:y1="24.818cm" svg:x2="15.022cm" svg:y2="24.783cm">
                <text:p/>
              </draw:line>
              <draw:line draw:style-name="gr700" draw:text-style-name="P20" draw:layer="layout" svg:x1="14.839cm" svg:y1="24.783cm" svg:x2="14.93cm" svg:y2="24.748cm">
                <text:p/>
              </draw:line>
              <draw:line draw:style-name="gr701" draw:text-style-name="P20" draw:layer="layout" svg:x1="14.885cm" svg:y1="24.731cm" svg:x2="14.976cm" svg:y2="24.696cm">
                <text:p/>
              </draw:line>
              <draw:line draw:style-name="gr702" draw:text-style-name="P20" draw:layer="layout" svg:x1="14.748cm" svg:y1="24.749cm" svg:x2="14.839cm" svg:y2="24.714cm">
                <text:p/>
              </draw:line>
              <draw:line draw:style-name="gr703" draw:text-style-name="P20" draw:layer="layout" svg:x1="14.794cm" svg:y1="24.696cm" svg:x2="14.885cm" svg:y2="24.661cm">
                <text:p/>
              </draw:line>
              <draw:line draw:style-name="gr704" draw:text-style-name="P20" draw:layer="layout" svg:x1="14.703cm" svg:y1="24.661cm" svg:x2="14.794cm" svg:y2="24.626cm">
                <text:p/>
              </draw:line>
              <draw:line draw:style-name="gr705" draw:text-style-name="P20" draw:layer="layout" svg:x1="14.657cm" svg:y1="24.714cm" svg:x2="14.748cm" svg:y2="24.679cm">
                <text:p/>
              </draw:line>
              <draw:line draw:style-name="gr706" draw:text-style-name="P20" draw:layer="layout" svg:x1="15.25cm" svg:y1="25.01cm" svg:x2="15.341cm" svg:y2="24.975cm">
                <text:p/>
              </draw:line>
              <draw:line draw:style-name="gr707" draw:text-style-name="P20" draw:layer="layout" svg:x1="15.158cm" svg:y1="24.975cm" svg:x2="15.249cm" svg:y2="24.94cm">
                <text:p/>
              </draw:line>
              <draw:line draw:style-name="gr708" draw:text-style-name="P20" draw:layer="layout" svg:x1="15.067cm" svg:y1="24.939cm" svg:x2="15.158cm" svg:y2="24.904cm">
                <text:p/>
              </draw:line>
              <draw:line draw:style-name="gr709" draw:text-style-name="P20" draw:layer="layout" svg:x1="15.022cm" svg:y1="24.992cm" svg:x2="15.113cm" svg:y2="24.957cm">
                <text:p/>
              </draw:line>
              <draw:line draw:style-name="gr710" draw:text-style-name="P20" draw:layer="layout" svg:x1="14.931cm" svg:y1="24.958cm" svg:x2="15.022cm" svg:y2="24.923cm">
                <text:p/>
              </draw:line>
              <draw:line draw:style-name="gr711" draw:text-style-name="P20" draw:layer="layout" svg:x1="14.976cm" svg:y1="24.906cm" svg:x2="15.067cm" svg:y2="24.871cm">
                <text:p/>
              </draw:line>
              <draw:line draw:style-name="gr712" draw:text-style-name="P20" draw:layer="layout" svg:x1="14.885cm" svg:y1="24.87cm" svg:x2="14.976cm" svg:y2="24.835cm">
                <text:p/>
              </draw:line>
              <draw:line draw:style-name="gr713" draw:text-style-name="P20" draw:layer="layout" svg:x1="14.794cm" svg:y1="24.835cm" svg:x2="14.885cm" svg:y2="24.8cm">
                <text:p/>
              </draw:line>
              <draw:line draw:style-name="gr714" draw:text-style-name="P20" draw:layer="layout" svg:x1="14.703cm" svg:y1="24.8cm" svg:x2="14.794cm" svg:y2="24.765cm">
                <text:p/>
              </draw:line>
              <draw:line draw:style-name="gr715" draw:text-style-name="P20" draw:layer="layout" svg:x1="14.566cm" svg:y1="24.818cm" svg:x2="14.657cm" svg:y2="24.783cm">
                <text:p/>
              </draw:line>
              <draw:line draw:style-name="gr716" draw:text-style-name="P20" draw:layer="layout" svg:x1="14.611cm" svg:y1="24.766cm" svg:x2="14.702cm" svg:y2="24.731cm">
                <text:p/>
              </draw:line>
              <draw:line draw:style-name="gr717" draw:text-style-name="P20" draw:layer="layout" svg:x1="14.474cm" svg:y1="24.783cm" svg:x2="14.565cm" svg:y2="24.748cm">
                <text:p/>
              </draw:line>
              <draw:line draw:style-name="gr718" draw:text-style-name="P20" draw:layer="layout" svg:x1="15.205cm" svg:y1="25.062cm" svg:x2="15.296cm" svg:y2="25.027cm">
                <text:p/>
              </draw:line>
              <draw:line draw:style-name="gr719" draw:text-style-name="P20" draw:layer="layout" svg:x1="15.112cm" svg:y1="25.027cm" svg:x2="15.203cm" svg:y2="24.992cm">
                <text:p/>
              </draw:line>
              <draw:line draw:style-name="gr720" draw:text-style-name="P20" draw:layer="layout" svg:x1="15.523cm" svg:y1="25.183cm" svg:x2="15.887cm" svg:y2="25.044cm">
                <text:p/>
              </draw:line>
              <draw:line draw:style-name="gr721" draw:text-style-name="P20" draw:layer="layout" svg:x1="15.614cm" svg:y1="25.218cm" svg:x2="15.978cm" svg:y2="25.079cm">
                <text:p/>
              </draw:line>
              <draw:line draw:style-name="gr722" draw:text-style-name="P20" draw:layer="layout" svg:x1="15.705cm" svg:y1="25.044cm" svg:x2="15.979cm" svg:y2="25.148cm">
                <text:p/>
              </draw:line>
              <draw:line draw:style-name="gr723" draw:text-style-name="P20" draw:layer="layout" svg:x1="15.614cm" svg:y1="25.079cm" svg:x2="15.888cm" svg:y2="25.183cm">
                <text:p/>
              </draw:line>
              <draw:line draw:style-name="gr724" draw:text-style-name="P20" draw:layer="layout" svg:x1="15.523cm" svg:y1="25.113cm" svg:x2="15.706cm" svg:y2="25.183cm">
                <text:p/>
              </draw:line>
              <draw:polygon draw:style-name="gr725" draw:text-style-name="P20" draw:layer="layout" svg:width="1.458cm" svg:height="0.625cm" svg:x="14.246cm" svg:y="24.748cm" svg:viewBox="0 0 1459 626" draw:points="0,70 0,0 1459,556 1459,626">
                <text:p/>
              </draw:polygon>
              <draw:polygon draw:style-name="gr726" draw:text-style-name="P20" draw:layer="layout" svg:width="1.96cm" svg:height="0.816cm" svg:x="14.246cm" svg:y="24.558cm" svg:viewBox="0 0 1961 817" draw:points="502,0 1961,556 1961,626 1459,817 0,260 0,191">
                <text:p/>
              </draw:polygon>
            </draw:g>
          </draw:g>
        </draw:g>
        <draw:g xml:id="id28" draw:id="id28">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727" draw:text-style-name="P1" draw:layer="layout" svg:width="1.132cm" svg:height="0.754cm" svg:x="14.35cm" svg:y="10.652cm" svg:viewBox="0 0 1133 755" svg:d="M0 755c320 0 824-240 1040-395 218-156 0-360-109-360z">
            <text:p/>
          </draw:path>
          <draw:g>
            <draw:polygon draw:style-name="gr728" draw:text-style-name="P2" draw:layer="layout" svg:width="0.657cm" svg:height="1.868cm" svg:x="13.692cm" svg:y="9.537cm" svg:viewBox="0 0 658 1869" draw:points="0,1440 0,0 658,432 658,1869">
              <text:p/>
            </draw:polygon>
            <draw:polygon draw:style-name="gr729" draw:text-style-name="P2" draw:layer="layout" svg:width="0.93cm" svg:height="2.049cm" svg:x="14.35cm" svg:y="9.356cm" svg:viewBox="0 0 931 2050" draw:points="0,2050 0,610 931,0 931,1440">
              <text:p/>
            </draw:polygon>
            <draw:polygon draw:style-name="gr730" draw:text-style-name="P2" draw:layer="layout" svg:width="1.588cm" svg:height="1.041cm" svg:x="13.692cm" svg:y="8.924cm" svg:viewBox="0 0 1589 1042" draw:points="658,1042 0,610 931,0 1589,432">
              <text:p/>
            </draw:polygon>
            <draw:polygon draw:style-name="gr731" draw:text-style-name="P2" draw:layer="layout" svg:width="1.588cm" svg:height="2.479cm" svg:x="13.692cm" svg:y="8.924cm" svg:viewBox="0 0 1589 2480" draw:points="0,2050 0,610 931,0 1589,432 1589,1869 658,2480">
              <text:p/>
            </draw:polygon>
            <draw:line draw:style-name="gr732" draw:text-style-name="P2" draw:layer="layout" svg:x1="14.24cm" svg:y1="11.048cm" svg:x2="13.801cm" svg:y2="10.759cm">
              <text:p/>
            </draw:line>
            <draw:line draw:style-name="gr733" draw:text-style-name="P2" draw:layer="layout" svg:x1="14.24cm" svg:y1="11.191cm" svg:x2="13.801cm" svg:y2="10.902cm">
              <text:p/>
            </draw:line>
            <draw:line draw:style-name="gr734" draw:text-style-name="P2" draw:layer="layout" svg:x1="14.24cm" svg:y1="11.119cm" svg:x2="13.801cm" svg:y2="10.83cm">
              <text:p/>
            </draw:line>
            <draw:polyline draw:style-name="gr735" draw:text-style-name="P2" draw:layer="layout" svg:width="0.547cm" svg:height="0.431cm" svg:x="13.747cm" svg:y="9.751cm" svg:viewBox="0 0 548 432" draw:points="548,432 0,72 0,0">
              <text:p/>
            </draw:polyline>
            <draw:polyline draw:style-name="gr736" draw:text-style-name="P2" draw:layer="layout" svg:width="0.537cm" svg:height="0.431cm" svg:x="13.756cm" svg:y="9.75cm" svg:viewBox="0 0 538 432" draw:points="538,432 538,362 0,0">
              <text:p/>
            </draw:polyline>
            <draw:polygon draw:style-name="gr737" draw:text-style-name="P2" draw:layer="layout" svg:width="0.063cm" svg:height="0.126cm" svg:x="13.95cm" svg:y="10.47cm" svg:viewBox="0 0 64 127" draw:points="0,86 0,0 64,43 64,127">
              <text:p/>
            </draw:polygon>
            <draw:line draw:style-name="gr738" draw:text-style-name="P2" draw:layer="layout" svg:x1="14.24cm" svg:y1="10.976cm" svg:x2="13.801cm" svg:y2="10.687cm">
              <text:p/>
            </draw:line>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739" draw:text-style-name="P1" draw:layer="layout" svg:width="1.391cm" svg:height="0.775cm" svg:x="17.108cm" svg:y="14.176cm" svg:viewBox="0 0 1392 776" svg:d="M0 776c394 0 1012-246 1277-406 268-160 0-370-133-370z">
            <text:p/>
          </draw:path>
          <draw:g>
            <draw:polygon draw:style-name="gr740" draw:text-style-name="P2" draw:layer="layout" svg:width="0.807cm" svg:height="1.92cm" svg:x="16.3cm" svg:y="13.03cm" svg:viewBox="0 0 808 1921" draw:points="0,1480 0,0 808,444 808,1921">
              <text:p/>
            </draw:polygon>
            <draw:polygon draw:style-name="gr741" draw:text-style-name="P2" draw:layer="layout" svg:width="1.143cm" svg:height="2.107cm" svg:x="17.108cm" svg:y="12.844cm" svg:viewBox="0 0 1144 2108" draw:points="0,2108 0,627 1144,0 1144,1480">
              <text:p/>
            </draw:polygon>
            <draw:polygon draw:style-name="gr742" draw:text-style-name="P2" draw:layer="layout" svg:width="1.952cm" svg:height="1.07cm" svg:x="16.3cm" svg:y="12.4cm" svg:viewBox="0 0 1953 1071" draw:points="808,1071 0,627 1144,0 1953,444">
              <text:p/>
            </draw:polygon>
            <draw:polygon draw:style-name="gr743" draw:text-style-name="P2" draw:layer="layout" svg:width="1.952cm" svg:height="2.548cm" svg:x="16.3cm" svg:y="12.4cm" svg:viewBox="0 0 1953 2549" draw:points="0,2108 0,627 1144,0 1953,444 1953,1921 808,2549">
              <text:p/>
            </draw:polygon>
            <draw:line draw:style-name="gr744" draw:text-style-name="P2" draw:layer="layout" svg:x1="16.973cm" svg:y1="14.584cm" svg:x2="16.434cm" svg:y2="14.287cm">
              <text:p/>
            </draw:line>
            <draw:line draw:style-name="gr745" draw:text-style-name="P2" draw:layer="layout" svg:x1="16.973cm" svg:y1="14.731cm" svg:x2="16.434cm" svg:y2="14.434cm">
              <text:p/>
            </draw:line>
            <draw:line draw:style-name="gr746" draw:text-style-name="P2" draw:layer="layout" svg:x1="16.973cm" svg:y1="14.656cm" svg:x2="16.434cm" svg:y2="14.359cm">
              <text:p/>
            </draw:line>
            <draw:polyline draw:style-name="gr747" draw:text-style-name="P2" draw:layer="layout" svg:width="0.672cm" svg:height="0.443cm" svg:x="16.368cm" svg:y="13.25cm" svg:viewBox="0 0 673 444" draw:points="673,444 0,74 0,0">
              <text:p/>
            </draw:polyline>
            <draw:polyline draw:style-name="gr748" draw:text-style-name="P2" draw:layer="layout" svg:width="0.66cm" svg:height="0.443cm" svg:x="16.379cm" svg:y="13.249cm" svg:viewBox="0 0 661 444" draw:points="661,444 661,372 0,0">
              <text:p/>
            </draw:polyline>
            <draw:polygon draw:style-name="gr749" draw:text-style-name="P2" draw:layer="layout" svg:width="0.078cm" svg:height="0.129cm" svg:x="16.617cm" svg:y="13.99cm" svg:viewBox="0 0 79 130" draw:points="0,89 0,0 79,44 79,130">
              <text:p/>
            </draw:polygon>
            <draw:line draw:style-name="gr750" draw:text-style-name="P2" draw:layer="layout" svg:x1="16.973cm" svg:y1="14.509cm" svg:x2="16.434cm" svg:y2="14.212cm">
              <text:p/>
            </draw:line>
          </draw:g>
        </draw:g>
        <draw:connector draw:style-name="gr112" draw:text-style-name="P5" draw:layer="layout" draw:type="line" svg:x1="10.92cm" svg:y1="21.537cm" svg:x2="10.066cm" svg:y2="23.547cm" draw:start-shape="id19" draw:start-glue-point="57" draw:end-shape="id20" draw:end-glue-point="8" svg:d="M10920 21537l-854 2010">
          <text:p/>
        </draw:connector>
        <draw:connector draw:style-name="gr112" draw:text-style-name="P5" draw:layer="layout" draw:type="line" svg:x1="11.01cm" svg:y1="14.778cm" svg:x2="10.976cm" svg:y2="16.4cm" draw:start-shape="id21" draw:start-glue-point="59" draw:end-shape="id22" draw:end-glue-point="0" svg:d="M11010 14778l-34 1622">
          <text:p/>
        </draw:connector>
        <draw:connector draw:style-name="gr112" draw:text-style-name="P5" draw:layer="layout" draw:type="line" svg:x1="7.649cm" svg:y1="6.1cm" svg:x2="7.976cm" svg:y2="8.9cm" draw:start-shape="id23" draw:end-shape="id24" draw:end-glue-point="0" svg:d="M7649 6100l327 2800">
          <text:p/>
        </draw:connector>
        <draw:connector draw:style-name="gr112" draw:text-style-name="P5" draw:layer="layout" draw:type="line" svg:x1="10.976cm" svg:y1="18.651cm" svg:x2="10.92cm" svg:y2="20.645cm" draw:start-shape="id22" draw:end-shape="id19" draw:end-glue-point="22" svg:d="M10976 18651l-56 1994">
          <text:p/>
        </draw:connector>
        <draw:connector draw:style-name="gr112" draw:text-style-name="P5" draw:layer="layout" draw:type="line" svg:x1="10.679cm" svg:y1="21.537cm" svg:x2="5.725cm" svg:y2="23.324cm" draw:start-shape="id19" draw:start-glue-point="58" draw:end-shape="id25" draw:end-glue-point="8" svg:d="M10679 21537l-4954 1787">
          <text:p/>
        </draw:connector>
        <draw:frame draw:style-name="gr751" draw:text-style-name="P21" draw:layer="layout" svg:width="0.765cm" svg:height="1.121cm" svg:x="6.548cm" svg:y="25.555cm">
          <draw:text-box>
            <text:p><text:span text:style-name="T9">1</text:span></text:p>
          </draw:text-box>
        </draw:frame>
        <draw:frame draw:style-name="gr751" draw:text-style-name="P21" draw:layer="layout" svg:width="0.765cm" svg:height="1.121cm" svg:x="11.182cm" svg:y="25.779cm">
          <draw:text-box>
            <text:p><text:span text:style-name="T9">2</text:span></text:p>
          </draw:text-box>
        </draw:frame>
        <draw:frame draw:style-name="gr751" draw:text-style-name="P21" draw:layer="layout" svg:width="0.765cm" svg:height="1.121cm" svg:x="16.034cm" svg:y="25.555cm">
          <draw:text-box>
            <text:p><text:span text:style-name="T9">3</text:span></text:p>
          </draw:text-box>
        </draw:frame>
        <draw:frame draw:style-name="gr752" draw:text-style-name="P22" draw:layer="layout" svg:width="3.009cm" svg:height="0.645cm" svg:x="17.9cm" svg:y="15.055cm">
          <draw:text-box>
            <text:p><text:span text:style-name="T2">GLPI</text:span></text:p>
          </draw:text-box>
        </draw:frame>
        <draw:frame draw:style-name="gr753" draw:text-style-name="P22" draw:layer="layout" svg:width="3.079cm" svg:height="0.816cm" svg:x="13.3cm" svg:y="11.584cm">
          <draw:text-box>
            <text:p><text:span text:style-name="T2">Nextcloud</text:span></text:p>
          </draw:text-box>
        </draw:frame>
        <draw:frame draw:style-name="gr754" draw:text-style-name="P22" draw:layer="layout" svg:width="2.108cm" svg:height="0.84cm" svg:x="3.292cm" svg:y="16.46cm">
          <draw:text-box>
            <text:p><text:span text:style-name="T2">DNS</text:span></text:p>
          </draw:text-box>
        </draw:frame>
        <draw:connector draw:style-name="gr112" draw:text-style-name="P5" draw:layer="layout" draw:type="line" svg:x1="11.042cm" svg:y1="21.537cm" svg:x2="15.022cm" svg:y2="23.324cm" draw:start-shape="id19" draw:start-glue-point="56" draw:end-shape="id26" draw:end-glue-point="8" svg:d="M11042 21537l3980 1787">
          <text:p/>
        </draw:connector>
        <draw:g xml:id="id24" draw:id="id24">
          <draw:path draw:style-name="gr755" draw:text-style-name="P19" draw:layer="layout" svg:width="1.205cm" svg:height="0.874cm" svg:x="8.446cm" svg:y="10.212cm" svg:viewBox="0 0 1206 875" svg:d="M0 875c525 0 1206-250 1206-500s-19-375-402-375c0 268-804 517-804 875z">
            <text:p/>
          </draw:path>
          <draw:path draw:style-name="gr756" draw:text-style-name="P3" draw:layer="layout" svg:width="2.948cm" svg:height="1.5cm" svg:x="6.302cm" svg:y="9.65cm" svg:viewBox="0 0 2949 1501" svg:d="M2949 0c0 0 0 1001-1 750 2 438-637 751-1472 751-836 0-1475-313-1476-751 1 1 0-313 0-750 0 437 670 750 1475 750s1474-313 1474-750z">
            <text:p/>
          </draw:path>
          <draw:path draw:style-name="gr757" draw:text-style-name="P3" draw:layer="layout" svg:width="2.947cm" svg:height="1.499cm" svg:x="6.3cm" svg:y="8.9cm" svg:viewBox="0 0 2948 1500" svg:d="M1474 0c835 0 1474 324 1474 748 0 426-639 752-1474 752-836 0-1474-326-1474-752 0-424 638-748 1474-748z">
            <text:p/>
          </draw:path>
          <draw:polygon draw:style-name="gr758" draw:text-style-name="P3" draw:layer="layout" svg:width="0.804cm" svg:height="0.374cm" svg:x="7.909cm" svg:y="9.712cm" svg:viewBox="0 0 805 375" draw:points="402,0 268,62 805,312 670,375 134,125 0,187 0,0">
            <text:p/>
          </draw:polygon>
          <draw:polygon draw:style-name="gr759" draw:text-style-name="P3" draw:layer="layout" svg:width="0.803cm" svg:height="0.374cm" svg:x="6.837cm" svg:y="9.212cm" svg:viewBox="0 0 804 375" draw:points="670,250 804,187 804,375 401,375 535,312 0,62 134,0">
            <text:p/>
          </draw:polygon>
          <draw:polygon draw:style-name="gr760" draw:text-style-name="P3" draw:layer="layout" svg:width="0.804cm" svg:height="0.374cm" svg:x="6.837cm" svg:y="9.712cm" svg:viewBox="0 0 805 375" draw:points="134,250 671,0 805,62 268,312 401,375 0,375 0,187">
            <text:p/>
          </draw:polygon>
          <draw:polygon draw:style-name="gr761" draw:text-style-name="P3" draw:layer="layout" svg:width="0.803cm" svg:height="0.374cm" svg:x="7.909cm" svg:y="9.212cm" svg:viewBox="0 0 804 375" draw:points="535,62 401,0 804,0 804,187 670,125 134,375 0,312">
            <text:p/>
          </draw:polygon>
          <draw:path draw:style-name="gr762" draw:text-style-name="P3" draw:layer="layout" svg:width="2.949cm" svg:height="2.25cm" svg:x="6.3cm" svg:y="8.9cm" svg:viewBox="0 0 2950 2251" svg:d="M1474 0c835 0 1476 325 1476 750l-1 750c0 437-670 751-1474 751s-1475-314-1475-751c0 0 1-750 0-752 0-424 638-748 1474-748z">
            <text:p/>
          </draw:path>
        </draw:g>
        <draw:connector draw:style-name="gr112" draw:text-style-name="P5" draw:layer="layout" draw:type="line" svg:x1="7.976cm" svg:y1="11.151cm" svg:x2="11.165cm" svg:y2="13.8cm" draw:start-shape="id24" draw:start-glue-point="2" draw:end-shape="id21" draw:end-glue-point="21" svg:d="M7976 11151l3189 2649">
          <text:p/>
        </draw:connector>
        <draw:connector draw:style-name="gr112" draw:text-style-name="P5" draw:layer="layout" draw:type="line" svg:x1="8.234cm" svg:y1="14.289cm" svg:x2="4.9cm" svg:y2="14.421cm" draw:start-shape="id21" draw:start-glue-point="3" draw:end-shape="id27" draw:end-glue-point="1" svg:d="M8234 14289l-3334 132">
          <text:p/>
        </draw:connector>
        <draw:connector draw:style-name="gr112" draw:text-style-name="P5" draw:layer="layout" draw:type="line" svg:x1="13.692cm" svg:y1="10.975cm" svg:x2="12.55cm" svg:y2="13.8cm" draw:start-shape="id28" draw:start-glue-point="12" draw:end-shape="id21" draw:end-glue-point="29" svg:d="M13692 10975l-1142 2825">
          <text:p/>
        </draw:connector>
        <draw:connector draw:style-name="gr112" draw:text-style-name="P5" draw:layer="layout" draw:type="line" svg:x1="14.4cm" svg:y1="14.289cm" svg:x2="16.086cm" svg:y2="14.181cm" draw:start-shape="id21" draw:start-glue-point="1" svg:d="M14400 14289l1686-108">
          <text:p/>
        </draw:connector>
        <draw:frame draw:style-name="gr751" draw:text-style-name="P21" draw:layer="layout" svg:width="0.765cm" svg:height="1.121cm" svg:x="8.735cm" svg:y="11.079cm">
          <draw:text-box>
            <text:p><text:span text:style-name="T9">2</text:span></text:p>
          </draw:text-box>
        </draw:frame>
        <draw:frame draw:style-name="gr751" draw:text-style-name="P21" draw:layer="layout" svg:width="0.765cm" svg:height="1.121cm" svg:x="7.935cm" svg:y="6.079cm">
          <draw:text-box>
            <text:p><text:span text:style-name="T9">2</text:span></text:p>
          </draw:text-box>
        </draw:frame>
        <draw:frame draw:style-name="gr751" draw:text-style-name="P21" draw:layer="layout" svg:width="0.765cm" svg:height="1.121cm" svg:x="4.835cm" svg:y="15.179cm">
          <draw:text-box>
            <text:p><text:span text:style-name="T9">1</text:span></text:p>
          </draw:text-box>
        </draw:frame>
        <draw:frame draw:style-name="gr763" draw:text-style-name="P21" draw:layer="layout" svg:width="0.765cm" svg:height="0.861cm" svg:x="15.635cm" svg:y="14.439cm">
          <draw:text-box>
            <text:p><text:span text:style-name="T9">3</text:span></text:p>
          </draw:text-box>
        </draw:frame>
        <draw:frame draw:style-name="gr751" draw:text-style-name="P21" draw:layer="layout" svg:width="0.765cm" svg:height="1.121cm" svg:x="12.8cm" svg:y="10.5cm">
          <draw:text-box>
            <text:p><text:span text:style-name="T9">4</text:span></text:p>
          </draw:text-box>
        </draw:frame>
        <draw:frame draw:style-name="gr764" draw:text-style-name="P23" draw:layer="layout" svg:width="1.681cm" svg:height="1.385cm" svg:x="11.019cm" svg:y="15.759cm">
          <draw:text-box>
            <text:p text:style-name="P23"><text:span text:style-name="T10">eth 3</text:span></text:p>
          </draw:text-box>
        </draw:frame>
        <draw:frame draw:style-name="gr764" draw:text-style-name="P23" draw:layer="layout" svg:width="1.8cm" svg:height="1.385cm" svg:x="9.2cm" svg:y="18.8cm">
          <draw:text-box>
            <text:p text:style-name="P23"><text:span text:style-name="T10">eth 1</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loext="urn:org:documentfoundation:names:experimental:office:xmlns:loext:1.0" office:version="1.2">
  <office:styles>
    <draw:gradient draw:name="Dark_20_Grey_20_Linear_20_L" draw:display-name="Dark Grey Linear L" draw:style="linear" draw:start-color="#333333" draw:end-color="#999999" draw:start-intensity="100%" draw:end-intensity="100%" draw:angle="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Formes" draw:style="rectangular" draw:cx="50%" draw:cy="50%" draw:start-color="#cccccc" draw:end-color="#ffffff" draw:start-intensity="100%" draw:end-intensity="100%" draw:angle="0" draw:border="0%"/>
    <draw:gradient draw:name="Light_20_Blue_20_Linear_20_L" draw:display-name="Light Blue Linear L" draw:style="linear" draw:start-color="#93d4f0" draw:end-color="#e9f6fc" draw:start-intensity="100%" draw:end-intensity="100%" draw:angle="0" draw:border="10%"/>
    <draw:gradient draw:name="Light_20_Grey_20_Linear_20_L" draw:display-name="Light Grey Linear L" draw:style="linear" draw:start-color="#b3b3b3" draw:end-color="#e5e5e5" draw:start-intensity="100%" draw:end-intensity="100%" draw:angle="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Plein" draw:style="linear" draw:start-color="#ffffff" draw:end-color="#cccccc" draw:start-intensity="100%" draw:end-intensity="100%" draw:angle="0" draw:border="0%"/>
    <draw:gradient draw:name="Plein_20_bleu" draw:display-name="Plein bleu" draw:style="linear" draw:start-color="#729fcf" draw:end-color="#355269" draw:start-intensity="100%" draw:end-intensity="100%" draw:angle="0" draw:border="0%"/>
    <draw:gradient draw:name="Plein_20_jaune" draw:display-name="Plein jaune" draw:style="linear" draw:start-color="#ffde59" draw:end-color="#b47804" draw:start-intensity="100%" draw:end-intensity="100%" draw:angle="0" draw:border="0%"/>
    <draw:gradient draw:name="Plein_20_rouge" draw:display-name="Plein rouge" draw:style="linear" draw:start-color="#ff6d6d" draw:end-color="#c9211e" draw:start-intensity="100%" draw:end-intensity="100%" draw:angle="0" draw:border="0%"/>
    <draw:gradient draw:name="Plein_20_vert" draw:display-name="Plein vert" draw:style="linear" draw:start-color="#77bc65" draw:end-color="#127622" draw:start-intensity="100%" draw:end-intensity="100%" draw:angle="0" draw:border="0%"/>
    <draw:gradient draw:name="VRT_20_Light_20_Axial_20_H" draw:display-name="VRT Light Axial H" draw:style="axial" draw:start-color="#7fb9dd" draw:end-color="#0073bc" draw:start-intensity="100%" draw:end-intensity="100%" draw:angle="0" draw:border="0%"/>
    <draw:gradient draw:name="VRT_20_Light_20_Axial_20_V" draw:display-name="VRT Light Axial V" draw:style="axial" draw:start-color="#7fb9dd" draw:end-color="#0073bc" draw:start-intensity="100%" draw:end-intensity="100%" draw:angle="0" draw:border="0%"/>
    <draw:gradient draw:name="VRT_20_Light_20_Linear_20_L" draw:display-name="VRT Light Linear L" draw:style="linear" draw:start-color="#0073bc" draw:end-color="#7fb9dd" draw:start-intensity="100%" draw:end-intensity="100%" draw:angle="0" draw:border="10%"/>
    <draw:gradient draw:name="VRT_20_Light_20_Linear_20_T" draw:display-name="VRT Light Linear T" draw:style="linear" draw:start-color="#0073bc" draw:end-color="#7fb9dd" draw:start-intensity="100%" draw:end-intensity="100%" draw:angle="0" draw:border="10%"/>
    <draw:gradient draw:name="VRT_20_Light_20_Radial" draw:display-name="VRT Light Radial" draw:style="radial" draw:cx="50%" draw:cy="50%" draw:start-color="#0073bc" draw:end-color="#7fb9dd" draw:start-intensity="100%" draw:end-intensity="10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loext:opacity="0%" loext:color-lum-mod="100%" loext:color-lum-off="0%"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fo:font-family="'Liberation Sans'" style:font-family-generic="roman" style:font-pitch="variable" fo:font-size="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loext:opacity="100%" loext:color-lum-mod="100%" loext:color-lum-off="0%" draw:fill-gradient-name="Plein_20_bleu"/>
      <style:text-properties fo:color="#ffffff"/>
    </style:style>
    <style:style style:name="Filled_20_Green" style:display-name="Filled Green" style:family="graphic" style:parent-style-name="Filled">
      <style:graphic-properties loext:opacity="100%" loext:color-lum-mod="100%" loext:color-lum-off="0%" draw:fill-gradient-name="Plein_20_vert"/>
      <style:text-properties fo:color="#ffffff" fo:font-family="'Liberation Sans'" style:font-family-generic="roman" style:font-pitch="variable"/>
    </style:style>
    <style:style style:name="Filled_20_Red" style:display-name="Filled Red" style:family="graphic" style:parent-style-name="Filled">
      <style:graphic-properties loext:opacity="100%" loext:color-lum-mod="100%" loext:color-lum-off="0%" draw:fill-gradient-name="Plein_20_rouge"/>
      <style:text-properties fo:color="#ffffff"/>
    </style:style>
    <style:style style:name="Filled_20_Yellow" style:display-name="Filled Yellow" style:family="graphic" style:parent-style-name="Filled">
      <style:graphic-properties loext:opacity="100%" loext:color-lum-mod="100%" loext:color-lum-off="0%"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loext:opacity="100%" loext:color-lum-mod="100%" loext:color-lum-off="0%" svg:stroke-color="#355269"/>
      <style:text-properties fo:color="#355269"/>
    </style:style>
    <style:style style:name="Outlined_20_Green" style:display-name="Outlined Green" style:family="graphic" style:parent-style-name="Outlined">
      <style:graphic-properties loext:opacity="100%" loext:color-lum-mod="100%" loext:color-lum-off="0%" svg:stroke-color="#127622"/>
      <style:text-properties fo:color="#127622"/>
    </style:style>
    <style:style style:name="Outlined_20_Red" style:display-name="Outlined Red" style:family="graphic" style:parent-style-name="Outlined">
      <style:graphic-properties loext:opacity="100%" loext:color-lum-mod="100%" loext:color-lum-off="0%" svg:stroke-color="#c9211e"/>
      <style:text-properties fo:color="#c9211e"/>
    </style:style>
    <style:style style:name="Outlined_20_Yellow" style:display-name="Outlined Yellow" style:family="graphic" style:parent-style-name="Outlined">
      <style:graphic-properties loext:opacity="100%" loext:color-lum-mod="100%" loext:color-lum-off="0%"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yle_20_de_20_dessin_20_par_20_défaut_5f_1" style:display-name="Style de dessin par défaut_1" style:family="graphic">
      <style:graphic-properties loext:opacity="0%" loext:color-lum-mod="100%" loext:color-lum-off="0%"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loext="urn:org:documentfoundation:names:experimental:office:xmlns:loext:1.0" office:version="1.2">
  <office:meta>
    <meta:creation-date>2025-01-14T14:38:08.988000000</meta:creation-date>
    <meta:editing-duration>PT7H36M30S</meta:editing-duration>
    <meta:editing-cycles>9</meta:editing-cycles>
    <meta:generator>OpenOffice/4.1.15$Win32 OpenOffice.org_project/4115m2$Build-9813</meta:generator>
    <dc:date>2025-02-09T17:18:43.39</dc:date>
    <meta:print-date>2025-02-04T13:42:54.598000000</meta:print-date>
    <meta:document-statistic meta:object-count="923"/>
  </office:meta>
</office:document-meta>
</file>